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7cm" svg:height="9.004cm" svg:x="11.702cm" svg:y="0.372cm">
            <draw:object draw:notify-on-update-of-ranges="Sheet1.A1:Sheet1.A1 Sheet1.A2:Sheet1.A460 Sheet1.D1:Sheet1.D1 Sheet1.D2:Sheet1.D46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417cm" svg:y="9.715cm">
            <draw:object draw:notify-on-update-of-ranges="Sheet1.D1:Sheet1.D1 Sheet1.D2:Sheet1.D46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rista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egeneracion</text:p>
          </table:table-cell>
          <table:table-cell office:value-type="string" calcext:value-type="string">
            <text:p>tiempo/deg*1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0921" calcext:value-type="float">
            <text:p>2,0921</text:p>
          </table:table-cell>
          <table:table-cell office:value-type="float" office:value="300" calcext:value-type="float">
            <text:p>300</text:p>
          </table:table-cell>
          <table:table-cell table:formula="of:=[.B2]/[.C2]*1000" office:value-type="float" office:value="6.97366666666667" calcext:value-type="float">
            <text:p>6,97366666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74169" calcext:value-type="float">
            <text:p>5,74169</text:p>
          </table:table-cell>
          <table:table-cell office:value-type="float" office:value="1470" calcext:value-type="float">
            <text:p>1470</text:p>
          </table:table-cell>
          <table:table-cell table:formula="of:=[.B3]/[.C3]*1000" office:value-type="float" office:value="3.90591156462585" calcext:value-type="float">
            <text:p>3,90591156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.0544" calcext:value-type="float">
            <text:p>17,0544</text:p>
          </table:table-cell>
          <table:table-cell office:value-type="float" office:value="424" calcext:value-type="float">
            <text:p>424</text:p>
          </table:table-cell>
          <table:table-cell table:formula="of:=[.B4]/[.C4]*1000" office:value-type="float" office:value="40.222641509434" calcext:value-type="float">
            <text:p>40,22264150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7708" calcext:value-type="float">
            <text:p>9,7708</text:p>
          </table:table-cell>
          <table:table-cell office:value-type="float" office:value="440" calcext:value-type="float">
            <text:p>440</text:p>
          </table:table-cell>
          <table:table-cell table:formula="of:=[.B5]/[.C5]*1000" office:value-type="float" office:value="22.2063636363636" calcext:value-type="float">
            <text:p>22,20636363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04006" calcext:value-type="float">
            <text:p>2,04006</text:p>
          </table:table-cell>
          <table:table-cell office:value-type="float" office:value="330" calcext:value-type="float">
            <text:p>330</text:p>
          </table:table-cell>
          <table:table-cell table:formula="of:=[.B6]/[.C6]*1000" office:value-type="float" office:value="6.182" calcext:value-type="float">
            <text:p>6,1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35162" calcext:value-type="float">
            <text:p>1,35162</text:p>
          </table:table-cell>
          <table:table-cell office:value-type="float" office:value="452" calcext:value-type="float">
            <text:p>452</text:p>
          </table:table-cell>
          <table:table-cell table:formula="of:=[.B7]/[.C7]*1000" office:value-type="float" office:value="2.99030973451327" calcext:value-type="float">
            <text:p>2,99030973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6591" calcext:value-type="float">
            <text:p>1,46591</text:p>
          </table:table-cell>
          <table:table-cell office:value-type="float" office:value="360" calcext:value-type="float">
            <text:p>360</text:p>
          </table:table-cell>
          <table:table-cell table:formula="of:=[.B8]/[.C8]*1000" office:value-type="float" office:value="4.07197222222222" calcext:value-type="float">
            <text:p>4,07197222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.9951" calcext:value-type="float">
            <text:p>10,9951</text:p>
          </table:table-cell>
          <table:table-cell office:value-type="float" office:value="512" calcext:value-type="float">
            <text:p>512</text:p>
          </table:table-cell>
          <table:table-cell table:formula="of:=[.B9]/[.C9]*1000" office:value-type="float" office:value="21.4748046875" calcext:value-type="float">
            <text:p>21,47480468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59811" calcext:value-type="float">
            <text:p>1,59811</text:p>
          </table:table-cell>
          <table:table-cell office:value-type="float" office:value="516" calcext:value-type="float">
            <text:p>516</text:p>
          </table:table-cell>
          <table:table-cell table:formula="of:=[.B10]/[.C10]*1000" office:value-type="float" office:value="3.09711240310078" calcext:value-type="float">
            <text:p>3,09711240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59671" calcext:value-type="float">
            <text:p>1,59671</text:p>
          </table:table-cell>
          <table:table-cell office:value-type="float" office:value="390" calcext:value-type="float">
            <text:p>390</text:p>
          </table:table-cell>
          <table:table-cell table:formula="of:=[.B11]/[.C11]*1000" office:value-type="float" office:value="4.0941282051282" calcext:value-type="float">
            <text:p>4,09412820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.5114" calcext:value-type="float">
            <text:p>10,5114</text:p>
          </table:table-cell>
          <table:table-cell office:value-type="float" office:value="544" calcext:value-type="float">
            <text:p>544</text:p>
          </table:table-cell>
          <table:table-cell table:formula="of:=[.B12]/[.C12]*1000" office:value-type="float" office:value="19.3224264705882" calcext:value-type="float">
            <text:p>19,32242647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72527" calcext:value-type="float">
            <text:p>1,72527</text:p>
          </table:table-cell>
          <table:table-cell office:value-type="float" office:value="420" calcext:value-type="float">
            <text:p>420</text:p>
          </table:table-cell>
          <table:table-cell table:formula="of:=[.B13]/[.C13]*1000" office:value-type="float" office:value="4.10778571428572" calcext:value-type="float">
            <text:p>4,10778571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84985" calcext:value-type="float">
            <text:p>1,84985</text:p>
          </table:table-cell>
          <table:table-cell office:value-type="float" office:value="572" calcext:value-type="float">
            <text:p>572</text:p>
          </table:table-cell>
          <table:table-cell table:formula="of:=[.B14]/[.C14]*1000" office:value-type="float" office:value="3.2340034965035" calcext:value-type="float">
            <text:p>3,234003496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14143" calcext:value-type="float">
            <text:p>2,14143</text:p>
          </table:table-cell>
          <table:table-cell office:value-type="float" office:value="740" calcext:value-type="float">
            <text:p>740</text:p>
          </table:table-cell>
          <table:table-cell table:formula="of:=[.B15]/[.C15]*1000" office:value-type="float" office:value="2.89382432432432" calcext:value-type="float">
            <text:p>2,89382432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81729" calcext:value-type="float">
            <text:p>1,81729</text:p>
          </table:table-cell>
          <table:table-cell office:value-type="float" office:value="450" calcext:value-type="float">
            <text:p>450</text:p>
          </table:table-cell>
          <table:table-cell table:formula="of:=[.B16]/[.C16]*1000" office:value-type="float" office:value="4.03842222222222" calcext:value-type="float">
            <text:p>4,03842222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.8316" calcext:value-type="float">
            <text:p>12,8316</text:p>
          </table:table-cell>
          <table:table-cell office:value-type="float" office:value="604" calcext:value-type="float">
            <text:p>604</text:p>
          </table:table-cell>
          <table:table-cell table:formula="of:=[.B17]/[.C17]*1000" office:value-type="float" office:value="21.2443708609271" calcext:value-type="float">
            <text:p>21,24437086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02884" calcext:value-type="float">
            <text:p>2,02884</text:p>
          </table:table-cell>
          <table:table-cell office:value-type="float" office:value="636" calcext:value-type="float">
            <text:p>636</text:p>
          </table:table-cell>
          <table:table-cell table:formula="of:=[.B18]/[.C18]*1000" office:value-type="float" office:value="3.19" calcext:value-type="float">
            <text:p>3,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99852" calcext:value-type="float">
            <text:p>1,99852</text:p>
          </table:table-cell>
          <table:table-cell office:value-type="float" office:value="480" calcext:value-type="float">
            <text:p>480</text:p>
          </table:table-cell>
          <table:table-cell table:formula="of:=[.B19]/[.C19]*1000" office:value-type="float" office:value="4.16358333333333" calcext:value-type="float">
            <text:p>4,1635833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11151" calcext:value-type="float">
            <text:p>2,11151</text:p>
          </table:table-cell>
          <table:table-cell office:value-type="float" office:value="510" calcext:value-type="float">
            <text:p>510</text:p>
          </table:table-cell>
          <table:table-cell table:formula="of:=[.B20]/[.C20]*1000" office:value-type="float" office:value="4.14021568627451" calcext:value-type="float">
            <text:p>4,14021568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3853" calcext:value-type="float">
            <text:p>10,3853</text:p>
          </table:table-cell>
          <table:table-cell office:value-type="float" office:value="688" calcext:value-type="float">
            <text:p>688</text:p>
          </table:table-cell>
          <table:table-cell table:formula="of:=[.B21]/[.C21]*1000" office:value-type="float" office:value="15.0949127906977" calcext:value-type="float">
            <text:p>15,09491279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07823" calcext:value-type="float">
            <text:p>2,07823</text:p>
          </table:table-cell>
          <table:table-cell office:value-type="float" office:value="540" calcext:value-type="float">
            <text:p>540</text:p>
          </table:table-cell>
          <table:table-cell table:formula="of:=[.B22]/[.C22]*1000" office:value-type="float" office:value="3.84857407407407" calcext:value-type="float">
            <text:p>3,848574074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.0379" calcext:value-type="float">
            <text:p>13,0379</text:p>
          </table:table-cell>
          <table:table-cell office:value-type="float" office:value="756" calcext:value-type="float">
            <text:p>756</text:p>
          </table:table-cell>
          <table:table-cell table:formula="of:=[.B23]/[.C23]*1000" office:value-type="float" office:value="17.2458994708995" calcext:value-type="float">
            <text:p>17,245899470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.0146" calcext:value-type="float">
            <text:p>19,0146</text:p>
          </table:table-cell>
          <table:table-cell office:value-type="float" office:value="3610" calcext:value-type="float">
            <text:p>3610</text:p>
          </table:table-cell>
          <table:table-cell table:formula="of:=[.B24]/[.C24]*1000" office:value-type="float" office:value="5.26720221606648" calcext:value-type="float">
            <text:p>5,26720221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36036" calcext:value-type="float">
            <text:p>2,36036</text:p>
          </table:table-cell>
          <table:table-cell office:value-type="float" office:value="570" calcext:value-type="float">
            <text:p>570</text:p>
          </table:table-cell>
          <table:table-cell table:formula="of:=[.B25]/[.C25]*1000" office:value-type="float" office:value="4.14098245614035" calcext:value-type="float">
            <text:p>4,140982456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03754" calcext:value-type="float">
            <text:p>3,03754</text:p>
          </table:table-cell>
          <table:table-cell office:value-type="float" office:value="965" calcext:value-type="float">
            <text:p>965</text:p>
          </table:table-cell>
          <table:table-cell table:formula="of:=[.B26]/[.C26]*1000" office:value-type="float" office:value="3.14770984455959" calcext:value-type="float">
            <text:p>3,147709844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.3087" calcext:value-type="float">
            <text:p>15,3087</text:p>
          </table:table-cell>
          <table:table-cell office:value-type="float" office:value="776" calcext:value-type="float">
            <text:p>776</text:p>
          </table:table-cell>
          <table:table-cell table:formula="of:=[.B27]/[.C27]*1000" office:value-type="float" office:value="19.727706185567" calcext:value-type="float">
            <text:p>19,72770618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39439" calcext:value-type="float">
            <text:p>2,39439</text:p>
          </table:table-cell>
          <table:table-cell office:value-type="float" office:value="600" calcext:value-type="float">
            <text:p>600</text:p>
          </table:table-cell>
          <table:table-cell table:formula="of:=[.B28]/[.C28]*1000" office:value-type="float" office:value="3.99065" calcext:value-type="float">
            <text:p>3,990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.2835" calcext:value-type="float">
            <text:p>16,2835</text:p>
          </table:table-cell>
          <table:table-cell office:value-type="float" office:value="836" calcext:value-type="float">
            <text:p>836</text:p>
          </table:table-cell>
          <table:table-cell table:formula="of:=[.B29]/[.C29]*1000" office:value-type="float" office:value="19.4778708133971" calcext:value-type="float">
            <text:p>19,477870813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4435" calcext:value-type="float">
            <text:p>2,4435</text:p>
          </table:table-cell>
          <table:table-cell office:value-type="float" office:value="630" calcext:value-type="float">
            <text:p>630</text:p>
          </table:table-cell>
          <table:table-cell table:formula="of:=[.B30]/[.C30]*1000" office:value-type="float" office:value="3.87857142857143" calcext:value-type="float">
            <text:p>3,878571428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42145" calcext:value-type="float">
            <text:p>3,42145</text:p>
          </table:table-cell>
          <table:table-cell office:value-type="float" office:value="1060" calcext:value-type="float">
            <text:p>1060</text:p>
          </table:table-cell>
          <table:table-cell table:formula="of:=[.B31]/[.C31]*1000" office:value-type="float" office:value="3.22778301886792" calcext:value-type="float">
            <text:p>3,227783018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86739" calcext:value-type="float">
            <text:p>2,86739</text:p>
          </table:table-cell>
          <table:table-cell office:value-type="float" office:value="1080" calcext:value-type="float">
            <text:p>1080</text:p>
          </table:table-cell>
          <table:table-cell table:formula="of:=[.B32]/[.C32]*1000" office:value-type="float" office:value="2.65499074074074" calcext:value-type="float">
            <text:p>2,65499074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.1876" calcext:value-type="float">
            <text:p>15,1876</text:p>
          </table:table-cell>
          <table:table-cell office:value-type="float" office:value="864" calcext:value-type="float">
            <text:p>864</text:p>
          </table:table-cell>
          <table:table-cell table:formula="of:=[.B33]/[.C33]*1000" office:value-type="float" office:value="17.5782407407407" calcext:value-type="float">
            <text:p>17,57824074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62679" calcext:value-type="float">
            <text:p>2,62679</text:p>
          </table:table-cell>
          <table:table-cell office:value-type="float" office:value="660" calcext:value-type="float">
            <text:p>660</text:p>
          </table:table-cell>
          <table:table-cell table:formula="of:=[.B34]/[.C34]*1000" office:value-type="float" office:value="3.97998484848485" calcext:value-type="float">
            <text:p>3,979984848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.0427" calcext:value-type="float">
            <text:p>15,0427</text:p>
          </table:table-cell>
          <table:table-cell office:value-type="float" office:value="908" calcext:value-type="float">
            <text:p>908</text:p>
          </table:table-cell>
          <table:table-cell table:formula="of:=[.B35]/[.C35]*1000" office:value-type="float" office:value="16.5668502202643" calcext:value-type="float">
            <text:p>16,566850220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.4794" calcext:value-type="float">
            <text:p>13,4794</text:p>
          </table:table-cell>
          <table:table-cell office:value-type="float" office:value="3680" calcext:value-type="float">
            <text:p>3680</text:p>
          </table:table-cell>
          <table:table-cell table:formula="of:=[.B36]/[.C36]*1000" office:value-type="float" office:value="3.66288043478261" calcext:value-type="float">
            <text:p>3,662880434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63352" calcext:value-type="float">
            <text:p>2,63352</text:p>
          </table:table-cell>
          <table:table-cell office:value-type="float" office:value="690" calcext:value-type="float">
            <text:p>690</text:p>
          </table:table-cell>
          <table:table-cell table:formula="of:=[.B37]/[.C37]*1000" office:value-type="float" office:value="3.81669565217391" calcext:value-type="float">
            <text:p>3,816695652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96982" calcext:value-type="float">
            <text:p>2,96982</text:p>
          </table:table-cell>
          <table:table-cell office:value-type="float" office:value="1185" calcext:value-type="float">
            <text:p>1185</text:p>
          </table:table-cell>
          <table:table-cell table:formula="of:=[.B38]/[.C38]*1000" office:value-type="float" office:value="2.50617721518987" calcext:value-type="float">
            <text:p>2,506177215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0969" calcext:value-type="float">
            <text:p>10,0969</text:p>
          </table:table-cell>
          <table:table-cell office:value-type="float" office:value="2880" calcext:value-type="float">
            <text:p>2880</text:p>
          </table:table-cell>
          <table:table-cell table:formula="of:=[.B39]/[.C39]*1000" office:value-type="float" office:value="3.50586805555556" calcext:value-type="float">
            <text:p>3,50586805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14921" calcext:value-type="float">
            <text:p>2,14921</text:p>
          </table:table-cell>
          <table:table-cell office:value-type="float" office:value="720" calcext:value-type="float">
            <text:p>720</text:p>
          </table:table-cell>
          <table:table-cell table:formula="of:=[.B40]/[.C40]*1000" office:value-type="float" office:value="2.98501388888889" calcext:value-type="float">
            <text:p>2,985013888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0232" calcext:value-type="float">
            <text:p>5,0232</text:p>
          </table:table-cell>
          <table:table-cell office:value-type="float" office:value="1464" calcext:value-type="float">
            <text:p>1464</text:p>
          </table:table-cell>
          <table:table-cell table:formula="of:=[.B41]/[.C41]*1000" office:value-type="float" office:value="3.43114754098361" calcext:value-type="float">
            <text:p>3,43114754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34447" calcext:value-type="float">
            <text:p>3,34447</text:p>
          </table:table-cell>
          <table:table-cell office:value-type="float" office:value="1225" calcext:value-type="float">
            <text:p>1225</text:p>
          </table:table-cell>
          <table:table-cell table:formula="of:=[.B42]/[.C42]*1000" office:value-type="float" office:value="2.73017959183673" calcext:value-type="float">
            <text:p>2,73017959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45739" calcext:value-type="float">
            <text:p>6,45739</text:p>
          </table:table-cell>
          <table:table-cell office:value-type="float" office:value="2750" calcext:value-type="float">
            <text:p>2750</text:p>
          </table:table-cell>
          <table:table-cell table:formula="of:=[.B43]/[.C43]*1000" office:value-type="float" office:value="2.34814181818182" calcext:value-type="float">
            <text:p>2,34814181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72937" calcext:value-type="float">
            <text:p>7,72937</text:p>
          </table:table-cell>
          <table:table-cell office:value-type="float" office:value="1000" calcext:value-type="float">
            <text:p>1000</text:p>
          </table:table-cell>
          <table:table-cell table:formula="of:=[.B44]/[.C44]*1000" office:value-type="float" office:value="7.72937" calcext:value-type="float">
            <text:p>7,729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32398" calcext:value-type="float">
            <text:p>2,32398</text:p>
          </table:table-cell>
          <table:table-cell office:value-type="float" office:value="750" calcext:value-type="float">
            <text:p>750</text:p>
          </table:table-cell>
          <table:table-cell table:formula="of:=[.B45]/[.C45]*1000" office:value-type="float" office:value="3.09864" calcext:value-type="float">
            <text:p>3,0986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23094" calcext:value-type="float">
            <text:p>5,23094</text:p>
          </table:table-cell>
          <table:table-cell office:value-type="float" office:value="2600" calcext:value-type="float">
            <text:p>2600</text:p>
          </table:table-cell>
          <table:table-cell table:formula="of:=[.B46]/[.C46]*1000" office:value-type="float" office:value="2.0119" calcext:value-type="float">
            <text:p>2,01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16856" calcext:value-type="float">
            <text:p>2,16856</text:p>
          </table:table-cell>
          <table:table-cell office:value-type="float" office:value="780" calcext:value-type="float">
            <text:p>780</text:p>
          </table:table-cell>
          <table:table-cell table:formula="of:=[.B47]/[.C47]*1000" office:value-type="float" office:value="2.78020512820513" calcext:value-type="float">
            <text:p>2,780205128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.576" calcext:value-type="float">
            <text:p>21,576</text:p>
          </table:table-cell>
          <table:table-cell office:value-type="float" office:value="1056" calcext:value-type="float">
            <text:p>1056</text:p>
          </table:table-cell>
          <table:table-cell table:formula="of:=[.B48]/[.C48]*1000" office:value-type="float" office:value="20.4318181818182" calcext:value-type="float">
            <text:p>20,43181818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.6948" calcext:value-type="float">
            <text:p>17,6948</text:p>
          </table:table-cell>
          <table:table-cell office:value-type="float" office:value="1068" calcext:value-type="float">
            <text:p>1068</text:p>
          </table:table-cell>
          <table:table-cell table:formula="of:=[.B49]/[.C49]*1000" office:value-type="float" office:value="16.5681647940075" calcext:value-type="float">
            <text:p>16,56816479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74189" calcext:value-type="float">
            <text:p>4,74189</text:p>
          </table:table-cell>
          <table:table-cell office:value-type="float" office:value="2160" calcext:value-type="float">
            <text:p>2160</text:p>
          </table:table-cell>
          <table:table-cell table:formula="of:=[.B50]/[.C50]*1000" office:value-type="float" office:value="2.19531944444444" calcext:value-type="float">
            <text:p>2,195319444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78203" calcext:value-type="float">
            <text:p>2,78203</text:p>
          </table:table-cell>
          <table:table-cell office:value-type="float" office:value="810" calcext:value-type="float">
            <text:p>810</text:p>
          </table:table-cell>
          <table:table-cell table:formula="of:=[.B51]/[.C51]*1000" office:value-type="float" office:value="3.43460493827161" calcext:value-type="float">
            <text:p>3,434604938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1.7158" calcext:value-type="float">
            <text:p>21,7158</text:p>
          </table:table-cell>
          <table:table-cell office:value-type="float" office:value="1112" calcext:value-type="float">
            <text:p>1112</text:p>
          </table:table-cell>
          <table:table-cell table:formula="of:=[.B52]/[.C52]*1000" office:value-type="float" office:value="19.5285971223022" calcext:value-type="float">
            <text:p>19,528597122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0544" calcext:value-type="float">
            <text:p>5,0544</text:p>
          </table:table-cell>
          <table:table-cell office:value-type="float" office:value="2240" calcext:value-type="float">
            <text:p>2240</text:p>
          </table:table-cell>
          <table:table-cell table:formula="of:=[.B53]/[.C53]*1000" office:value-type="float" office:value="2.25642857142857" calcext:value-type="float">
            <text:p>2,25642857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46023" calcext:value-type="float">
            <text:p>3,46023</text:p>
          </table:table-cell>
          <table:table-cell office:value-type="float" office:value="840" calcext:value-type="float">
            <text:p>840</text:p>
          </table:table-cell>
          <table:table-cell table:formula="of:=[.B54]/[.C54]*1000" office:value-type="float" office:value="4.11932142857143" calcext:value-type="float">
            <text:p>4,119321428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13806" calcext:value-type="float">
            <text:p>5,13806</text:p>
          </table:table-cell>
          <table:table-cell office:value-type="float" office:value="2320" calcext:value-type="float">
            <text:p>2320</text:p>
          </table:table-cell>
          <table:table-cell table:formula="of:=[.B55]/[.C55]*1000" office:value-type="float" office:value="2.21468103448276" calcext:value-type="float">
            <text:p>2,21468103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03963" calcext:value-type="float">
            <text:p>4,03963</text:p>
          </table:table-cell>
          <table:table-cell office:value-type="float" office:value="870" calcext:value-type="float">
            <text:p>870</text:p>
          </table:table-cell>
          <table:table-cell table:formula="of:=[.B56]/[.C56]*1000" office:value-type="float" office:value="4.64325287356322" calcext:value-type="float">
            <text:p>4,64325287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38667" calcext:value-type="float">
            <text:p>4,38667</text:p>
          </table:table-cell>
          <table:table-cell office:value-type="float" office:value="1800" calcext:value-type="float">
            <text:p>1800</text:p>
          </table:table-cell>
          <table:table-cell table:formula="of:=[.B57]/[.C57]*1000" office:value-type="float" office:value="2.43703888888889" calcext:value-type="float">
            <text:p>2,43703888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86475" calcext:value-type="float">
            <text:p>2,86475</text:p>
          </table:table-cell>
          <table:table-cell office:value-type="float" office:value="900" calcext:value-type="float">
            <text:p>900</text:p>
          </table:table-cell>
          <table:table-cell table:formula="of:=[.B58]/[.C58]*1000" office:value-type="float" office:value="3.18305555555556" calcext:value-type="float">
            <text:p>3,183055555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9527" calcext:value-type="float">
            <text:p>3,9527</text:p>
          </table:table-cell>
          <table:table-cell office:value-type="float" office:value="2170" calcext:value-type="float">
            <text:p>2170</text:p>
          </table:table-cell>
          <table:table-cell table:formula="of:=[.B59]/[.C59]*1000" office:value-type="float" office:value="1.82152073732719" calcext:value-type="float">
            <text:p>1,821520737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77055" calcext:value-type="float">
            <text:p>2,77055</text:p>
          </table:table-cell>
          <table:table-cell office:value-type="float" office:value="930" calcext:value-type="float">
            <text:p>930</text:p>
          </table:table-cell>
          <table:table-cell table:formula="of:=[.B60]/[.C60]*1000" office:value-type="float" office:value="2.97908602150538" calcext:value-type="float">
            <text:p>2,97908602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6.2815" calcext:value-type="float">
            <text:p>26,2815</text:p>
          </table:table-cell>
          <table:table-cell office:value-type="float" office:value="1244" calcext:value-type="float">
            <text:p>1244</text:p>
          </table:table-cell>
          <table:table-cell table:formula="of:=[.B61]/[.C61]*1000" office:value-type="float" office:value="21.1266077170418" calcext:value-type="float">
            <text:p>21,1266077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96208" calcext:value-type="float">
            <text:p>4,96208</text:p>
          </table:table-cell>
          <table:table-cell office:value-type="float" office:value="1570" calcext:value-type="float">
            <text:p>1570</text:p>
          </table:table-cell>
          <table:table-cell table:formula="of:=[.B62]/[.C62]*1000" office:value-type="float" office:value="3.16056050955414" calcext:value-type="float">
            <text:p>3,160560509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.7373" calcext:value-type="float">
            <text:p>21,7373</text:p>
          </table:table-cell>
          <table:table-cell office:value-type="float" office:value="1260" calcext:value-type="float">
            <text:p>1260</text:p>
          </table:table-cell>
          <table:table-cell table:formula="of:=[.B63]/[.C63]*1000" office:value-type="float" office:value="17.2518253968254" calcext:value-type="float">
            <text:p>17,251825396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4.5733" calcext:value-type="float">
            <text:p>24,5733</text:p>
          </table:table-cell>
          <table:table-cell office:value-type="float" office:value="1276" calcext:value-type="float">
            <text:p>1276</text:p>
          </table:table-cell>
          <table:table-cell table:formula="of:=[.B64]/[.C64]*1000" office:value-type="float" office:value="19.2580721003135" calcext:value-type="float">
            <text:p>19,258072100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31787" calcext:value-type="float">
            <text:p>5,31787</text:p>
          </table:table-cell>
          <table:table-cell office:value-type="float" office:value="1920" calcext:value-type="float">
            <text:p>1920</text:p>
          </table:table-cell>
          <table:table-cell table:formula="of:=[.B65]/[.C65]*1000" office:value-type="float" office:value="2.76972395833333" calcext:value-type="float">
            <text:p>2,769723958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74504" calcext:value-type="float">
            <text:p>2,74504</text:p>
          </table:table-cell>
          <table:table-cell office:value-type="float" office:value="960" calcext:value-type="float">
            <text:p>960</text:p>
          </table:table-cell>
          <table:table-cell table:formula="of:=[.B66]/[.C66]*1000" office:value-type="float" office:value="2.85941666666667" calcext:value-type="float">
            <text:p>2,859416666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8579" calcext:value-type="float">
            <text:p>5,8579</text:p>
          </table:table-cell>
          <table:table-cell office:value-type="float" office:value="2296" calcext:value-type="float">
            <text:p>2296</text:p>
          </table:table-cell>
          <table:table-cell table:formula="of:=[.B67]/[.C67]*1000" office:value-type="float" office:value="2.55135017421603" calcext:value-type="float">
            <text:p>2,551350174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.7786" calcext:value-type="float">
            <text:p>24,7786</text:p>
          </table:table-cell>
          <table:table-cell office:value-type="float" office:value="1316" calcext:value-type="float">
            <text:p>1316</text:p>
          </table:table-cell>
          <table:table-cell table:formula="of:=[.B68]/[.C68]*1000" office:value-type="float" office:value="18.8287234042553" calcext:value-type="float">
            <text:p>18,828723404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8794" calcext:value-type="float">
            <text:p>3,8794</text:p>
          </table:table-cell>
          <table:table-cell office:value-type="float" office:value="1980" calcext:value-type="float">
            <text:p>1980</text:p>
          </table:table-cell>
          <table:table-cell table:formula="of:=[.B69]/[.C69]*1000" office:value-type="float" office:value="1.95929292929293" calcext:value-type="float">
            <text:p>1,959292929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88097" calcext:value-type="float">
            <text:p>2,88097</text:p>
          </table:table-cell>
          <table:table-cell office:value-type="float" office:value="990" calcext:value-type="float">
            <text:p>990</text:p>
          </table:table-cell>
          <table:table-cell table:formula="of:=[.B70]/[.C70]*1000" office:value-type="float" office:value="2.91007070707071" calcext:value-type="float">
            <text:p>2,910070707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91803" calcext:value-type="float">
            <text:p>3,91803</text:p>
          </table:table-cell>
          <table:table-cell office:value-type="float" office:value="2040" calcext:value-type="float">
            <text:p>2040</text:p>
          </table:table-cell>
          <table:table-cell table:formula="of:=[.B71]/[.C71]*1000" office:value-type="float" office:value="1.92060294117647" calcext:value-type="float">
            <text:p>1,920602941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99431" calcext:value-type="float">
            <text:p>2,99431</text:p>
          </table:table-cell>
          <table:table-cell office:value-type="float" office:value="1020" calcext:value-type="float">
            <text:p>1020</text:p>
          </table:table-cell>
          <table:table-cell table:formula="of:=[.B72]/[.C72]*1000" office:value-type="float" office:value="2.93559803921569" calcext:value-type="float">
            <text:p>2,935598039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4.4207" calcext:value-type="float">
            <text:p>24,4207</text:p>
          </table:table-cell>
          <table:table-cell office:value-type="float" office:value="1364" calcext:value-type="float">
            <text:p>1364</text:p>
          </table:table-cell>
          <table:table-cell table:formula="of:=[.B73]/[.C73]*1000" office:value-type="float" office:value="17.9037390029326" calcext:value-type="float">
            <text:p>17,90373900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00503" calcext:value-type="float">
            <text:p>4,00503</text:p>
          </table:table-cell>
          <table:table-cell office:value-type="float" office:value="2100" calcext:value-type="float">
            <text:p>2100</text:p>
          </table:table-cell>
          <table:table-cell table:formula="of:=[.B74]/[.C74]*1000" office:value-type="float" office:value="1.90715714285714" calcext:value-type="float">
            <text:p>1,90715714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50346" calcext:value-type="float">
            <text:p>3,50346</text:p>
          </table:table-cell>
          <table:table-cell office:value-type="float" office:value="1050" calcext:value-type="float">
            <text:p>1050</text:p>
          </table:table-cell>
          <table:table-cell table:formula="of:=[.B75]/[.C75]*1000" office:value-type="float" office:value="3.33662857142857" calcext:value-type="float">
            <text:p>3,336628571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66081" calcext:value-type="float">
            <text:p>5,66081</text:p>
          </table:table-cell>
          <table:table-cell office:value-type="float" office:value="2160" calcext:value-type="float">
            <text:p>2160</text:p>
          </table:table-cell>
          <table:table-cell table:formula="of:=[.B76]/[.C76]*1000" office:value-type="float" office:value="2.62074537037037" calcext:value-type="float">
            <text:p>2,620745370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80262" calcext:value-type="float">
            <text:p>3,80262</text:p>
          </table:table-cell>
          <table:table-cell office:value-type="float" office:value="1080" calcext:value-type="float">
            <text:p>1080</text:p>
          </table:table-cell>
          <table:table-cell table:formula="of:=[.B77]/[.C77]*1000" office:value-type="float" office:value="3.52094444444444" calcext:value-type="float">
            <text:p>3,520944444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53486" calcext:value-type="float">
            <text:p>6,53486</text:p>
          </table:table-cell>
          <table:table-cell office:value-type="float" office:value="2527" calcext:value-type="float">
            <text:p>2527</text:p>
          </table:table-cell>
          <table:table-cell table:formula="of:=[.B78]/[.C78]*1000" office:value-type="float" office:value="2.58601503759398" calcext:value-type="float">
            <text:p>2,586015037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4.7972" calcext:value-type="float">
            <text:p>24,7972</text:p>
          </table:table-cell>
          <table:table-cell office:value-type="float" office:value="1468" calcext:value-type="float">
            <text:p>1468</text:p>
          </table:table-cell>
          <table:table-cell table:formula="of:=[.B79]/[.C79]*1000" office:value-type="float" office:value="16.891825613079" calcext:value-type="float">
            <text:p>16,891825613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07407" calcext:value-type="float">
            <text:p>5,07407</text:p>
          </table:table-cell>
          <table:table-cell office:value-type="float" office:value="1850" calcext:value-type="float">
            <text:p>1850</text:p>
          </table:table-cell>
          <table:table-cell table:formula="of:=[.B80]/[.C80]*1000" office:value-type="float" office:value="2.74274054054054" calcext:value-type="float">
            <text:p>2,742740540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39807" calcext:value-type="float">
            <text:p>3,39807</text:p>
          </table:table-cell>
          <table:table-cell office:value-type="float" office:value="1110" calcext:value-type="float">
            <text:p>1110</text:p>
          </table:table-cell>
          <table:table-cell table:formula="of:=[.B81]/[.C81]*1000" office:value-type="float" office:value="3.06132432432432" calcext:value-type="float">
            <text:p>3,061324324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5374" calcext:value-type="float">
            <text:p>6,5374</text:p>
          </table:table-cell>
          <table:table-cell office:value-type="float" office:value="2618" calcext:value-type="float">
            <text:p>2618</text:p>
          </table:table-cell>
          <table:table-cell table:formula="of:=[.B82]/[.C82]*1000" office:value-type="float" office:value="2.49709702062643" calcext:value-type="float">
            <text:p>2,497097020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51832" calcext:value-type="float">
            <text:p>4,51832</text:p>
          </table:table-cell>
          <table:table-cell office:value-type="float" office:value="1900" calcext:value-type="float">
            <text:p>1900</text:p>
          </table:table-cell>
          <table:table-cell table:formula="of:=[.B83]/[.C83]*1000" office:value-type="float" office:value="2.37806315789474" calcext:value-type="float">
            <text:p>2,37806315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35265" calcext:value-type="float">
            <text:p>3,35265</text:p>
          </table:table-cell>
          <table:table-cell office:value-type="float" office:value="1140" calcext:value-type="float">
            <text:p>1140</text:p>
          </table:table-cell>
          <table:table-cell table:formula="of:=[.B84]/[.C84]*1000" office:value-type="float" office:value="2.94092105263158" calcext:value-type="float">
            <text:p>2,940921052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2.6824" calcext:value-type="float">
            <text:p>32,6824</text:p>
          </table:table-cell>
          <table:table-cell office:value-type="float" office:value="1532" calcext:value-type="float">
            <text:p>1532</text:p>
          </table:table-cell>
          <table:table-cell table:formula="of:=[.B85]/[.C85]*1000" office:value-type="float" office:value="21.3331592689295" calcext:value-type="float">
            <text:p>21,33315926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61117" calcext:value-type="float">
            <text:p>4,61117</text:p>
          </table:table-cell>
          <table:table-cell office:value-type="float" office:value="1950" calcext:value-type="float">
            <text:p>1950</text:p>
          </table:table-cell>
          <table:table-cell table:formula="of:=[.B86]/[.C86]*1000" office:value-type="float" office:value="2.36470256410256" calcext:value-type="float">
            <text:p>2,364702564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34258" calcext:value-type="float">
            <text:p>6,34258</text:p>
          </table:table-cell>
          <table:table-cell office:value-type="float" office:value="2340" calcext:value-type="float">
            <text:p>2340</text:p>
          </table:table-cell>
          <table:table-cell table:formula="of:=[.B87]/[.C87]*1000" office:value-type="float" office:value="2.71050427350427" calcext:value-type="float">
            <text:p>2,710504273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51327" calcext:value-type="float">
            <text:p>3,51327</text:p>
          </table:table-cell>
          <table:table-cell office:value-type="float" office:value="1170" calcext:value-type="float">
            <text:p>1170</text:p>
          </table:table-cell>
          <table:table-cell table:formula="of:=[.B88]/[.C88]*1000" office:value-type="float" office:value="3.00279487179487" calcext:value-type="float">
            <text:p>3,00279487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8.1612" calcext:value-type="float">
            <text:p>28,1612</text:p>
          </table:table-cell>
          <table:table-cell office:value-type="float" office:value="1568" calcext:value-type="float">
            <text:p>1568</text:p>
          </table:table-cell>
          <table:table-cell table:formula="of:=[.B89]/[.C89]*1000" office:value-type="float" office:value="17.9599489795918" calcext:value-type="float">
            <text:p>17,95994897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8669" calcext:value-type="float">
            <text:p>4,8669</text:p>
          </table:table-cell>
          <table:table-cell office:value-type="float" office:value="2000" calcext:value-type="float">
            <text:p>2000</text:p>
          </table:table-cell>
          <table:table-cell table:formula="of:=[.B90]/[.C90]*1000" office:value-type="float" office:value="2.43345" calcext:value-type="float">
            <text:p>2,433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3337" calcext:value-type="float">
            <text:p>4,3337</text:p>
          </table:table-cell>
          <table:table-cell office:value-type="float" office:value="1200" calcext:value-type="float">
            <text:p>1200</text:p>
          </table:table-cell>
          <table:table-cell table:formula="of:=[.B91]/[.C91]*1000" office:value-type="float" office:value="3.61141666666667" calcext:value-type="float">
            <text:p>3,611416666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667" calcext:value-type="float">
            <text:p>5,667</text:p>
          </table:table-cell>
          <table:table-cell office:value-type="float" office:value="2418" calcext:value-type="float">
            <text:p>2418</text:p>
          </table:table-cell>
          <table:table-cell table:formula="of:=[.B92]/[.C92]*1000" office:value-type="float" office:value="2.34367245657568" calcext:value-type="float">
            <text:p>2,343672456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0.9401" calcext:value-type="float">
            <text:p>30,9401</text:p>
          </table:table-cell>
          <table:table-cell office:value-type="float" office:value="1616" calcext:value-type="float">
            <text:p>1616</text:p>
          </table:table-cell>
          <table:table-cell table:formula="of:=[.B93]/[.C93]*1000" office:value-type="float" office:value="19.1461014851485" calcext:value-type="float">
            <text:p>19,146101485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17307" calcext:value-type="float">
            <text:p>4,17307</text:p>
          </table:table-cell>
          <table:table-cell office:value-type="float" office:value="2050" calcext:value-type="float">
            <text:p>2050</text:p>
          </table:table-cell>
          <table:table-cell table:formula="of:=[.B94]/[.C94]*1000" office:value-type="float" office:value="2.03564390243902" calcext:value-type="float">
            <text:p>2,035643902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.6405" calcext:value-type="float">
            <text:p>3,6405</text:p>
          </table:table-cell>
          <table:table-cell office:value-type="float" office:value="1230" calcext:value-type="float">
            <text:p>1230</text:p>
          </table:table-cell>
          <table:table-cell table:formula="of:=[.B95]/[.C95]*1000" office:value-type="float" office:value="2.95975609756098" calcext:value-type="float">
            <text:p>2,959756097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8.5287" calcext:value-type="float">
            <text:p>28,5287</text:p>
          </table:table-cell>
          <table:table-cell office:value-type="float" office:value="1664" calcext:value-type="float">
            <text:p>1664</text:p>
          </table:table-cell>
          <table:table-cell table:formula="of:=[.B96]/[.C96]*1000" office:value-type="float" office:value="17.1446514423077" calcext:value-type="float">
            <text:p>17,144651442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12304" calcext:value-type="float">
            <text:p>4,12304</text:p>
          </table:table-cell>
          <table:table-cell office:value-type="float" office:value="2100" calcext:value-type="float">
            <text:p>2100</text:p>
          </table:table-cell>
          <table:table-cell table:formula="of:=[.B97]/[.C97]*1000" office:value-type="float" office:value="1.96335238095238" calcext:value-type="float">
            <text:p>1,96335238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.75772" calcext:value-type="float">
            <text:p>3,75772</text:p>
          </table:table-cell>
          <table:table-cell office:value-type="float" office:value="1260" calcext:value-type="float">
            <text:p>1260</text:p>
          </table:table-cell>
          <table:table-cell table:formula="of:=[.B98]/[.C98]*1000" office:value-type="float" office:value="2.98231746031746" calcext:value-type="float">
            <text:p>2,982317460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25755" calcext:value-type="float">
            <text:p>5,25755</text:p>
          </table:table-cell>
          <table:table-cell office:value-type="float" office:value="2150" calcext:value-type="float">
            <text:p>2150</text:p>
          </table:table-cell>
          <table:table-cell table:formula="of:=[.B99]/[.C99]*1000" office:value-type="float" office:value="2.44537209302326" calcext:value-type="float">
            <text:p>2,44537209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.80496" calcext:value-type="float">
            <text:p>3,80496</text:p>
          </table:table-cell>
          <table:table-cell office:value-type="float" office:value="1290" calcext:value-type="float">
            <text:p>1290</text:p>
          </table:table-cell>
          <table:table-cell table:formula="of:=[.B100]/[.C100]*1000" office:value-type="float" office:value="2.94958139534884" calcext:value-type="float">
            <text:p>2,949581395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7.4935" calcext:value-type="float">
            <text:p>37,4935</text:p>
          </table:table-cell>
          <table:table-cell office:value-type="float" office:value="1740" calcext:value-type="float">
            <text:p>1740</text:p>
          </table:table-cell>
          <table:table-cell table:formula="of:=[.B101]/[.C101]*1000" office:value-type="float" office:value="21.5479885057471" calcext:value-type="float">
            <text:p>21,547988505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3356" calcext:value-type="float">
            <text:p>4,3356</text:p>
          </table:table-cell>
          <table:table-cell office:value-type="float" office:value="2200" calcext:value-type="float">
            <text:p>2200</text:p>
          </table:table-cell>
          <table:table-cell table:formula="of:=[.B102]/[.C102]*1000" office:value-type="float" office:value="1.97072727272727" calcext:value-type="float">
            <text:p>1,970727272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51166" calcext:value-type="float">
            <text:p>4,51166</text:p>
          </table:table-cell>
          <table:table-cell office:value-type="float" office:value="1320" calcext:value-type="float">
            <text:p>1320</text:p>
          </table:table-cell>
          <table:table-cell table:formula="of:=[.B103]/[.C103]*1000" office:value-type="float" office:value="3.41792424242424" calcext:value-type="float">
            <text:p>3,417924242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5.7592" calcext:value-type="float">
            <text:p>35,7592</text:p>
          </table:table-cell>
          <table:table-cell office:value-type="float" office:value="1768" calcext:value-type="float">
            <text:p>1768</text:p>
          </table:table-cell>
          <table:table-cell table:formula="of:=[.B104]/[.C104]*1000" office:value-type="float" office:value="20.2257918552036" calcext:value-type="float">
            <text:p>20,225791855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95692" calcext:value-type="float">
            <text:p>7,95692</text:p>
          </table:table-cell>
          <table:table-cell office:value-type="float" office:value="3568" calcext:value-type="float">
            <text:p>3568</text:p>
          </table:table-cell>
          <table:table-cell table:formula="of:=[.B105]/[.C105]*1000" office:value-type="float" office:value="2.23007847533632" calcext:value-type="float">
            <text:p>2,230078475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4378" calcext:value-type="float">
            <text:p>4,4378</text:p>
          </table:table-cell>
          <table:table-cell office:value-type="float" office:value="2250" calcext:value-type="float">
            <text:p>2250</text:p>
          </table:table-cell>
          <table:table-cell table:formula="of:=[.B106]/[.C106]*1000" office:value-type="float" office:value="1.97235555555556" calcext:value-type="float">
            <text:p>1,972355555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73902" calcext:value-type="float">
            <text:p>4,73902</text:p>
          </table:table-cell>
          <table:table-cell office:value-type="float" office:value="1350" calcext:value-type="float">
            <text:p>1350</text:p>
          </table:table-cell>
          <table:table-cell table:formula="of:=[.B107]/[.C107]*1000" office:value-type="float" office:value="3.51038518518519" calcext:value-type="float">
            <text:p>3,510385185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.64951" calcext:value-type="float">
            <text:p>5,64951</text:p>
          </table:table-cell>
          <table:table-cell office:value-type="float" office:value="3157" calcext:value-type="float">
            <text:p>3157</text:p>
          </table:table-cell>
          <table:table-cell table:formula="of:=[.B108]/[.C108]*1000" office:value-type="float" office:value="1.78951853025024" calcext:value-type="float">
            <text:p>1,789518530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4.824" calcext:value-type="float">
            <text:p>34,824</text:p>
          </table:table-cell>
          <table:table-cell office:value-type="float" office:value="1820" calcext:value-type="float">
            <text:p>1820</text:p>
          </table:table-cell>
          <table:table-cell table:formula="of:=[.B109]/[.C109]*1000" office:value-type="float" office:value="19.1340659340659" calcext:value-type="float">
            <text:p>19,134065934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76531" calcext:value-type="float">
            <text:p>4,76531</text:p>
          </table:table-cell>
          <table:table-cell office:value-type="float" office:value="2300" calcext:value-type="float">
            <text:p>2300</text:p>
          </table:table-cell>
          <table:table-cell table:formula="of:=[.B110]/[.C110]*1000" office:value-type="float" office:value="2.07187391304348" calcext:value-type="float">
            <text:p>2,07187391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21174" calcext:value-type="float">
            <text:p>4,21174</text:p>
          </table:table-cell>
          <table:table-cell office:value-type="float" office:value="1380" calcext:value-type="float">
            <text:p>1380</text:p>
          </table:table-cell>
          <table:table-cell table:formula="of:=[.B111]/[.C111]*1000" office:value-type="float" office:value="3.05198550724638" calcext:value-type="float">
            <text:p>3,051985507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73291" calcext:value-type="float">
            <text:p>5,73291</text:p>
          </table:table-cell>
          <table:table-cell office:value-type="float" office:value="2772" calcext:value-type="float">
            <text:p>2772</text:p>
          </table:table-cell>
          <table:table-cell table:formula="of:=[.B112]/[.C112]*1000" office:value-type="float" office:value="2.06814935064935" calcext:value-type="float">
            <text:p>2,068149350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4.8452" calcext:value-type="float">
            <text:p>34,8452</text:p>
          </table:table-cell>
          <table:table-cell office:value-type="float" office:value="1856" calcext:value-type="float">
            <text:p>1856</text:p>
          </table:table-cell>
          <table:table-cell table:formula="of:=[.B113]/[.C113]*1000" office:value-type="float" office:value="18.7743534482759" calcext:value-type="float">
            <text:p>18,774353448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03995" calcext:value-type="float">
            <text:p>5,03995</text:p>
          </table:table-cell>
          <table:table-cell office:value-type="float" office:value="1880" calcext:value-type="float">
            <text:p>1880</text:p>
          </table:table-cell>
          <table:table-cell table:formula="of:=[.B114]/[.C114]*1000" office:value-type="float" office:value="2.68082446808511" calcext:value-type="float">
            <text:p>2,680824468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38611" calcext:value-type="float">
            <text:p>4,38611</text:p>
          </table:table-cell>
          <table:table-cell office:value-type="float" office:value="1410" calcext:value-type="float">
            <text:p>1410</text:p>
          </table:table-cell>
          <table:table-cell table:formula="of:=[.B115]/[.C115]*1000" office:value-type="float" office:value="3.11071631205674" calcext:value-type="float">
            <text:p>3,110716312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4.495" calcext:value-type="float">
            <text:p>34,495</text:p>
          </table:table-cell>
          <table:table-cell office:value-type="float" office:value="1884" calcext:value-type="float">
            <text:p>1884</text:p>
          </table:table-cell>
          <table:table-cell table:formula="of:=[.B116]/[.C116]*1000" office:value-type="float" office:value="18.3094479830149" calcext:value-type="float">
            <text:p>18,30944798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60817" calcext:value-type="float">
            <text:p>4,60817</text:p>
          </table:table-cell>
          <table:table-cell office:value-type="float" office:value="1920" calcext:value-type="float">
            <text:p>1920</text:p>
          </table:table-cell>
          <table:table-cell table:formula="of:=[.B117]/[.C117]*1000" office:value-type="float" office:value="2.40008854166667" calcext:value-type="float">
            <text:p>2,400088541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6.9941" calcext:value-type="float">
            <text:p>36,9941</text:p>
          </table:table-cell>
          <table:table-cell office:value-type="float" office:value="1920" calcext:value-type="float">
            <text:p>1920</text:p>
          </table:table-cell>
          <table:table-cell table:formula="of:=[.B118]/[.C118]*1000" office:value-type="float" office:value="19.2677604166667" calcext:value-type="float">
            <text:p>19,267760416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51286" calcext:value-type="float">
            <text:p>4,51286</text:p>
          </table:table-cell>
          <table:table-cell office:value-type="float" office:value="1440" calcext:value-type="float">
            <text:p>1440</text:p>
          </table:table-cell>
          <table:table-cell table:formula="of:=[.B119]/[.C119]*1000" office:value-type="float" office:value="3.13393055555556" calcext:value-type="float">
            <text:p>3,133930555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55444" calcext:value-type="float">
            <text:p>4,55444</text:p>
          </table:table-cell>
          <table:table-cell office:value-type="float" office:value="1960" calcext:value-type="float">
            <text:p>1960</text:p>
          </table:table-cell>
          <table:table-cell table:formula="of:=[.B120]/[.C120]*1000" office:value-type="float" office:value="2.32369387755102" calcext:value-type="float">
            <text:p>2,323693877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51687" calcext:value-type="float">
            <text:p>4,51687</text:p>
          </table:table-cell>
          <table:table-cell office:value-type="float" office:value="1470" calcext:value-type="float">
            <text:p>1470</text:p>
          </table:table-cell>
          <table:table-cell table:formula="of:=[.B121]/[.C121]*1000" office:value-type="float" office:value="3.07270068027211" calcext:value-type="float">
            <text:p>3,07270068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59346" calcext:value-type="float">
            <text:p>4,59346</text:p>
          </table:table-cell>
          <table:table-cell office:value-type="float" office:value="2000" calcext:value-type="float">
            <text:p>2000</text:p>
          </table:table-cell>
          <table:table-cell table:formula="of:=[.B122]/[.C122]*1000" office:value-type="float" office:value="2.29673" calcext:value-type="float">
            <text:p>2,296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60335" calcext:value-type="float">
            <text:p>4,60335</text:p>
          </table:table-cell>
          <table:table-cell office:value-type="float" office:value="1500" calcext:value-type="float">
            <text:p>1500</text:p>
          </table:table-cell>
          <table:table-cell table:formula="of:=[.B123]/[.C123]*1000" office:value-type="float" office:value="3.0689" calcext:value-type="float">
            <text:p>3,068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9.3223" calcext:value-type="float">
            <text:p>39,3223</text:p>
          </table:table-cell>
          <table:table-cell office:value-type="float" office:value="2036" calcext:value-type="float">
            <text:p>2036</text:p>
          </table:table-cell>
          <table:table-cell table:formula="of:=[.B124]/[.C124]*1000" office:value-type="float" office:value="19.3135068762279" calcext:value-type="float">
            <text:p>19,313506876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77489" calcext:value-type="float">
            <text:p>4,77489</text:p>
          </table:table-cell>
          <table:table-cell office:value-type="float" office:value="2040" calcext:value-type="float">
            <text:p>2040</text:p>
          </table:table-cell>
          <table:table-cell table:formula="of:=[.B125]/[.C125]*1000" office:value-type="float" office:value="2.34063235294118" calcext:value-type="float">
            <text:p>2,340632352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70439" calcext:value-type="float">
            <text:p>4,70439</text:p>
          </table:table-cell>
          <table:table-cell office:value-type="float" office:value="1530" calcext:value-type="float">
            <text:p>1530</text:p>
          </table:table-cell>
          <table:table-cell table:formula="of:=[.B126]/[.C126]*1000" office:value-type="float" office:value="3.07476470588235" calcext:value-type="float">
            <text:p>3,074764705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6958" calcext:value-type="float">
            <text:p>4,6958</text:p>
          </table:table-cell>
          <table:table-cell office:value-type="float" office:value="2080" calcext:value-type="float">
            <text:p>2080</text:p>
          </table:table-cell>
          <table:table-cell table:formula="of:=[.B127]/[.C127]*1000" office:value-type="float" office:value="2.25759615384615" calcext:value-type="float">
            <text:p>2,257596153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81633" calcext:value-type="float">
            <text:p>4,81633</text:p>
          </table:table-cell>
          <table:table-cell office:value-type="float" office:value="1560" calcext:value-type="float">
            <text:p>1560</text:p>
          </table:table-cell>
          <table:table-cell table:formula="of:=[.B128]/[.C128]*1000" office:value-type="float" office:value="3.08739102564103" calcext:value-type="float">
            <text:p>3,087391025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1.1561" calcext:value-type="float">
            <text:p>41,1561</text:p>
          </table:table-cell>
          <table:table-cell office:value-type="float" office:value="2084" calcext:value-type="float">
            <text:p>2084</text:p>
          </table:table-cell>
          <table:table-cell table:formula="of:=[.B129]/[.C129]*1000" office:value-type="float" office:value="19.7486084452975" calcext:value-type="float">
            <text:p>19,748608445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.0008" calcext:value-type="float">
            <text:p>10,0008</text:p>
          </table:table-cell>
          <table:table-cell office:value-type="float" office:value="4743" calcext:value-type="float">
            <text:p>4743</text:p>
          </table:table-cell>
          <table:table-cell table:formula="of:=[.B130]/[.C130]*1000" office:value-type="float" office:value="2.10853889943074" calcext:value-type="float">
            <text:p>2,108538899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2.3937" calcext:value-type="float">
            <text:p>42,3937</text:p>
          </table:table-cell>
          <table:table-cell office:value-type="float" office:value="2112" calcext:value-type="float">
            <text:p>2112</text:p>
          </table:table-cell>
          <table:table-cell table:formula="of:=[.B131]/[.C131]*1000" office:value-type="float" office:value="20.0727746212121" calcext:value-type="float">
            <text:p>20,072774621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.03654" calcext:value-type="float">
            <text:p>5,03654</text:p>
          </table:table-cell>
          <table:table-cell office:value-type="float" office:value="2120" calcext:value-type="float">
            <text:p>2120</text:p>
          </table:table-cell>
          <table:table-cell table:formula="of:=[.B132]/[.C132]*1000" office:value-type="float" office:value="2.37572641509434" calcext:value-type="float">
            <text:p>2,375726415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80449" calcext:value-type="float">
            <text:p>4,80449</text:p>
          </table:table-cell>
          <table:table-cell office:value-type="float" office:value="1590" calcext:value-type="float">
            <text:p>1590</text:p>
          </table:table-cell>
          <table:table-cell table:formula="of:=[.B133]/[.C133]*1000" office:value-type="float" office:value="3.02169182389937" calcext:value-type="float">
            <text:p>3,021691823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3.2426" calcext:value-type="float">
            <text:p>43,2426</text:p>
          </table:table-cell>
          <table:table-cell office:value-type="float" office:value="2132" calcext:value-type="float">
            <text:p>2132</text:p>
          </table:table-cell>
          <table:table-cell table:formula="of:=[.B134]/[.C134]*1000" office:value-type="float" office:value="20.2826454033771" calcext:value-type="float">
            <text:p>20,282645403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90929" calcext:value-type="float">
            <text:p>4,90929</text:p>
          </table:table-cell>
          <table:table-cell office:value-type="float" office:value="2160" calcext:value-type="float">
            <text:p>2160</text:p>
          </table:table-cell>
          <table:table-cell table:formula="of:=[.B135]/[.C135]*1000" office:value-type="float" office:value="2.27281944444444" calcext:value-type="float">
            <text:p>2,272819444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01786" calcext:value-type="float">
            <text:p>5,01786</text:p>
          </table:table-cell>
          <table:table-cell office:value-type="float" office:value="1620" calcext:value-type="float">
            <text:p>1620</text:p>
          </table:table-cell>
          <table:table-cell table:formula="of:=[.B136]/[.C136]*1000" office:value-type="float" office:value="3.09744444444444" calcext:value-type="float">
            <text:p>3,097444444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85882" calcext:value-type="float">
            <text:p>4,85882</text:p>
          </table:table-cell>
          <table:table-cell office:value-type="float" office:value="2200" calcext:value-type="float">
            <text:p>2200</text:p>
          </table:table-cell>
          <table:table-cell table:formula="of:=[.B137]/[.C137]*1000" office:value-type="float" office:value="2.20855454545455" calcext:value-type="float">
            <text:p>2,208554545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.05112" calcext:value-type="float">
            <text:p>5,05112</text:p>
          </table:table-cell>
          <table:table-cell office:value-type="float" office:value="1650" calcext:value-type="float">
            <text:p>1650</text:p>
          </table:table-cell>
          <table:table-cell table:formula="of:=[.B138]/[.C138]*1000" office:value-type="float" office:value="3.06128484848485" calcext:value-type="float">
            <text:p>3,061284848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86317" calcext:value-type="float">
            <text:p>4,86317</text:p>
          </table:table-cell>
          <table:table-cell office:value-type="float" office:value="2240" calcext:value-type="float">
            <text:p>2240</text:p>
          </table:table-cell>
          <table:table-cell table:formula="of:=[.B139]/[.C139]*1000" office:value-type="float" office:value="2.17105803571429" calcext:value-type="float">
            <text:p>2,171058035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23648" calcext:value-type="float">
            <text:p>7,23648</text:p>
          </table:table-cell>
          <table:table-cell office:value-type="float" office:value="3920" calcext:value-type="float">
            <text:p>3920</text:p>
          </table:table-cell>
          <table:table-cell table:formula="of:=[.B140]/[.C140]*1000" office:value-type="float" office:value="1.84604081632653" calcext:value-type="float">
            <text:p>1,846040816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.12989" calcext:value-type="float">
            <text:p>5,12989</text:p>
          </table:table-cell>
          <table:table-cell office:value-type="float" office:value="1680" calcext:value-type="float">
            <text:p>1680</text:p>
          </table:table-cell>
          <table:table-cell table:formula="of:=[.B141]/[.C141]*1000" office:value-type="float" office:value="3.05350595238095" calcext:value-type="float">
            <text:p>3,053505952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.19843" calcext:value-type="float">
            <text:p>5,19843</text:p>
          </table:table-cell>
          <table:table-cell office:value-type="float" office:value="2280" calcext:value-type="float">
            <text:p>2280</text:p>
          </table:table-cell>
          <table:table-cell table:formula="of:=[.B142]/[.C142]*1000" office:value-type="float" office:value="2.28001315789474" calcext:value-type="float">
            <text:p>2,280013157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.14592" calcext:value-type="float">
            <text:p>5,14592</text:p>
          </table:table-cell>
          <table:table-cell office:value-type="float" office:value="1710" calcext:value-type="float">
            <text:p>1710</text:p>
          </table:table-cell>
          <table:table-cell table:formula="of:=[.B143]/[.C143]*1000" office:value-type="float" office:value="3.00930994152047" calcext:value-type="float">
            <text:p>3,009309941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7.1324" calcext:value-type="float">
            <text:p>47,1324</text:p>
          </table:table-cell>
          <table:table-cell office:value-type="float" office:value="2312" calcext:value-type="float">
            <text:p>2312</text:p>
          </table:table-cell>
          <table:table-cell table:formula="of:=[.B144]/[.C144]*1000" office:value-type="float" office:value="20.3859861591695" calcext:value-type="float">
            <text:p>20,385986159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.35586" calcext:value-type="float">
            <text:p>5,35586</text:p>
          </table:table-cell>
          <table:table-cell office:value-type="float" office:value="2320" calcext:value-type="float">
            <text:p>2320</text:p>
          </table:table-cell>
          <table:table-cell table:formula="of:=[.B145]/[.C145]*1000" office:value-type="float" office:value="2.30856034482759" calcext:value-type="float">
            <text:p>2,308560344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.22894" calcext:value-type="float">
            <text:p>5,22894</text:p>
          </table:table-cell>
          <table:table-cell office:value-type="float" office:value="1740" calcext:value-type="float">
            <text:p>1740</text:p>
          </table:table-cell>
          <table:table-cell table:formula="of:=[.B146]/[.C146]*1000" office:value-type="float" office:value="3.00513793103448" calcext:value-type="float">
            <text:p>3,00513793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1.2193" calcext:value-type="float">
            <text:p>51,2193</text:p>
          </table:table-cell>
          <table:table-cell office:value-type="float" office:value="2328" calcext:value-type="float">
            <text:p>2328</text:p>
          </table:table-cell>
          <table:table-cell table:formula="of:=[.B147]/[.C147]*1000" office:value-type="float" office:value="22.0014175257732" calcext:value-type="float">
            <text:p>22,001417525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.25154" calcext:value-type="float">
            <text:p>5,25154</text:p>
          </table:table-cell>
          <table:table-cell office:value-type="float" office:value="2360" calcext:value-type="float">
            <text:p>2360</text:p>
          </table:table-cell>
          <table:table-cell table:formula="of:=[.B148]/[.C148]*1000" office:value-type="float" office:value="2.22522881355932" calcext:value-type="float">
            <text:p>2,225228813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2.8239" calcext:value-type="float">
            <text:p>42,8239</text:p>
          </table:table-cell>
          <table:table-cell office:value-type="float" office:value="2360" calcext:value-type="float">
            <text:p>2360</text:p>
          </table:table-cell>
          <table:table-cell table:formula="of:=[.B149]/[.C149]*1000" office:value-type="float" office:value="18.1457203389831" calcext:value-type="float">
            <text:p>18,14572033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.32181" calcext:value-type="float">
            <text:p>5,32181</text:p>
          </table:table-cell>
          <table:table-cell office:value-type="float" office:value="1770" calcext:value-type="float">
            <text:p>1770</text:p>
          </table:table-cell>
          <table:table-cell table:formula="of:=[.B150]/[.C150]*1000" office:value-type="float" office:value="3.00667231638418" calcext:value-type="float">
            <text:p>3,006672316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63138" calcext:value-type="float">
            <text:p>5,63138</text:p>
          </table:table-cell>
          <table:table-cell office:value-type="float" office:value="2400" calcext:value-type="float">
            <text:p>2400</text:p>
          </table:table-cell>
          <table:table-cell table:formula="of:=[.B151]/[.C151]*1000" office:value-type="float" office:value="2.34640833333333" calcext:value-type="float">
            <text:p>2,346408333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56344" calcext:value-type="float">
            <text:p>5,56344</text:p>
          </table:table-cell>
          <table:table-cell office:value-type="float" office:value="1800" calcext:value-type="float">
            <text:p>1800</text:p>
          </table:table-cell>
          <table:table-cell table:formula="of:=[.B152]/[.C152]*1000" office:value-type="float" office:value="3.0908" calcext:value-type="float">
            <text:p>3,090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01361" calcext:value-type="float">
            <text:p>8,01361</text:p>
          </table:table-cell>
          <table:table-cell office:value-type="float" office:value="4207" calcext:value-type="float">
            <text:p>4207</text:p>
          </table:table-cell>
          <table:table-cell table:formula="of:=[.B153]/[.C153]*1000" office:value-type="float" office:value="1.90482766817209" calcext:value-type="float">
            <text:p>1,904827668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8.7889" calcext:value-type="float">
            <text:p>48,7889</text:p>
          </table:table-cell>
          <table:table-cell office:value-type="float" office:value="2428" calcext:value-type="float">
            <text:p>2428</text:p>
          </table:table-cell>
          <table:table-cell table:formula="of:=[.B154]/[.C154]*1000" office:value-type="float" office:value="20.0942751235585" calcext:value-type="float">
            <text:p>20,094275123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2.6584" calcext:value-type="float">
            <text:p>52,6584</text:p>
          </table:table-cell>
          <table:table-cell office:value-type="float" office:value="2432" calcext:value-type="float">
            <text:p>2432</text:p>
          </table:table-cell>
          <table:table-cell table:formula="of:=[.B155]/[.C155]*1000" office:value-type="float" office:value="21.6523026315789" calcext:value-type="float">
            <text:p>21,652302631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7.3585" calcext:value-type="float">
            <text:p>37,3585</text:p>
          </table:table-cell>
          <table:table-cell office:value-type="float" office:value="2436" calcext:value-type="float">
            <text:p>2436</text:p>
          </table:table-cell>
          <table:table-cell table:formula="of:=[.B156]/[.C156]*1000" office:value-type="float" office:value="15.3360016420361" calcext:value-type="float">
            <text:p>15,33600164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59232" calcext:value-type="float">
            <text:p>5,59232</text:p>
          </table:table-cell>
          <table:table-cell office:value-type="float" office:value="2440" calcext:value-type="float">
            <text:p>2440</text:p>
          </table:table-cell>
          <table:table-cell table:formula="of:=[.B157]/[.C157]*1000" office:value-type="float" office:value="2.29193442622951" calcext:value-type="float">
            <text:p>2,291934426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66001" calcext:value-type="float">
            <text:p>5,66001</text:p>
          </table:table-cell>
          <table:table-cell office:value-type="float" office:value="1830" calcext:value-type="float">
            <text:p>1830</text:p>
          </table:table-cell>
          <table:table-cell table:formula="of:=[.B158]/[.C158]*1000" office:value-type="float" office:value="3.09290163934426" calcext:value-type="float">
            <text:p>3,092901639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2.2451" calcext:value-type="float">
            <text:p>12,2451</text:p>
          </table:table-cell>
          <table:table-cell office:value-type="float" office:value="6170" calcext:value-type="float">
            <text:p>6170</text:p>
          </table:table-cell>
          <table:table-cell table:formula="of:=[.B159]/[.C159]*1000" office:value-type="float" office:value="1.98461912479741" calcext:value-type="float">
            <text:p>1,98461912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61004" calcext:value-type="float">
            <text:p>5,61004</text:p>
          </table:table-cell>
          <table:table-cell office:value-type="float" office:value="2480" calcext:value-type="float">
            <text:p>2480</text:p>
          </table:table-cell>
          <table:table-cell table:formula="of:=[.B160]/[.C160]*1000" office:value-type="float" office:value="2.26211290322581" calcext:value-type="float">
            <text:p>2,262112903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5022" calcext:value-type="float">
            <text:p>5,5022</text:p>
          </table:table-cell>
          <table:table-cell office:value-type="float" office:value="1860" calcext:value-type="float">
            <text:p>1860</text:p>
          </table:table-cell>
          <table:table-cell table:formula="of:=[.B161]/[.C161]*1000" office:value-type="float" office:value="2.95817204301075" calcext:value-type="float">
            <text:p>2,95817204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67193" calcext:value-type="float">
            <text:p>5,67193</text:p>
          </table:table-cell>
          <table:table-cell office:value-type="float" office:value="2520" calcext:value-type="float">
            <text:p>2520</text:p>
          </table:table-cell>
          <table:table-cell table:formula="of:=[.B162]/[.C162]*1000" office:value-type="float" office:value="2.25076587301587" calcext:value-type="float">
            <text:p>2,25076587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75431" calcext:value-type="float">
            <text:p>5,75431</text:p>
          </table:table-cell>
          <table:table-cell office:value-type="float" office:value="1890" calcext:value-type="float">
            <text:p>1890</text:p>
          </table:table-cell>
          <table:table-cell table:formula="of:=[.B163]/[.C163]*1000" office:value-type="float" office:value="3.04460846560847" calcext:value-type="float">
            <text:p>3,044608465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88155" calcext:value-type="float">
            <text:p>5,88155</text:p>
          </table:table-cell>
          <table:table-cell office:value-type="float" office:value="2560" calcext:value-type="float">
            <text:p>2560</text:p>
          </table:table-cell>
          <table:table-cell table:formula="of:=[.B164]/[.C164]*1000" office:value-type="float" office:value="2.29748046875" calcext:value-type="float">
            <text:p>2,297480468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989" calcext:value-type="float">
            <text:p>5,989</text:p>
          </table:table-cell>
          <table:table-cell office:value-type="float" office:value="1920" calcext:value-type="float">
            <text:p>1920</text:p>
          </table:table-cell>
          <table:table-cell table:formula="of:=[.B165]/[.C165]*1000" office:value-type="float" office:value="3.11927083333333" calcext:value-type="float">
            <text:p>3,119270833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5.4748" calcext:value-type="float">
            <text:p>55,4748</text:p>
          </table:table-cell>
          <table:table-cell office:value-type="float" office:value="2564" calcext:value-type="float">
            <text:p>2564</text:p>
          </table:table-cell>
          <table:table-cell table:formula="of:=[.B166]/[.C166]*1000" office:value-type="float" office:value="21.6360374414977" calcext:value-type="float">
            <text:p>21,636037441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79736" calcext:value-type="float">
            <text:p>5,79736</text:p>
          </table:table-cell>
          <table:table-cell office:value-type="float" office:value="2600" calcext:value-type="float">
            <text:p>2600</text:p>
          </table:table-cell>
          <table:table-cell table:formula="of:=[.B167]/[.C167]*1000" office:value-type="float" office:value="2.22975384615385" calcext:value-type="float">
            <text:p>2,229753846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.72804" calcext:value-type="float">
            <text:p>8,72804</text:p>
          </table:table-cell>
          <table:table-cell office:value-type="float" office:value="5200" calcext:value-type="float">
            <text:p>5200</text:p>
          </table:table-cell>
          <table:table-cell table:formula="of:=[.B168]/[.C168]*1000" office:value-type="float" office:value="1.67846923076923" calcext:value-type="float">
            <text:p>1,678469230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74686" calcext:value-type="float">
            <text:p>5,74686</text:p>
          </table:table-cell>
          <table:table-cell office:value-type="float" office:value="1950" calcext:value-type="float">
            <text:p>1950</text:p>
          </table:table-cell>
          <table:table-cell table:formula="of:=[.B169]/[.C169]*1000" office:value-type="float" office:value="2.94710769230769" calcext:value-type="float">
            <text:p>2,947107692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1.6789" calcext:value-type="float">
            <text:p>41,6789</text:p>
          </table:table-cell>
          <table:table-cell office:value-type="float" office:value="2636" calcext:value-type="float">
            <text:p>2636</text:p>
          </table:table-cell>
          <table:table-cell table:formula="of:=[.B170]/[.C170]*1000" office:value-type="float" office:value="15.8114188163885" calcext:value-type="float">
            <text:p>15,811418816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.81126" calcext:value-type="float">
            <text:p>5,81126</text:p>
          </table:table-cell>
          <table:table-cell office:value-type="float" office:value="2640" calcext:value-type="float">
            <text:p>2640</text:p>
          </table:table-cell>
          <table:table-cell table:formula="of:=[.B171]/[.C171]*1000" office:value-type="float" office:value="2.20123484848485" calcext:value-type="float">
            <text:p>2,201234848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08233" calcext:value-type="float">
            <text:p>6,08233</text:p>
          </table:table-cell>
          <table:table-cell office:value-type="float" office:value="1980" calcext:value-type="float">
            <text:p>1980</text:p>
          </table:table-cell>
          <table:table-cell table:formula="of:=[.B172]/[.C172]*1000" office:value-type="float" office:value="3.07188383838384" calcext:value-type="float">
            <text:p>3,071883838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9.2434" calcext:value-type="float">
            <text:p>59,2434</text:p>
          </table:table-cell>
          <table:table-cell office:value-type="float" office:value="2644" calcext:value-type="float">
            <text:p>2644</text:p>
          </table:table-cell>
          <table:table-cell table:formula="of:=[.B173]/[.C173]*1000" office:value-type="float" office:value="22.4067322239032" calcext:value-type="float">
            <text:p>22,406732223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.79988" calcext:value-type="float">
            <text:p>5,79988</text:p>
          </table:table-cell>
          <table:table-cell office:value-type="float" office:value="2680" calcext:value-type="float">
            <text:p>2680</text:p>
          </table:table-cell>
          <table:table-cell table:formula="of:=[.B174]/[.C174]*1000" office:value-type="float" office:value="2.16413432835821" calcext:value-type="float">
            <text:p>2,164134328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244" calcext:value-type="float">
            <text:p>6,244</text:p>
          </table:table-cell>
          <table:table-cell office:value-type="float" office:value="2010" calcext:value-type="float">
            <text:p>2010</text:p>
          </table:table-cell>
          <table:table-cell table:formula="of:=[.B175]/[.C175]*1000" office:value-type="float" office:value="3.10646766169154" calcext:value-type="float">
            <text:p>3,106467661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.87197" calcext:value-type="float">
            <text:p>5,87197</text:p>
          </table:table-cell>
          <table:table-cell office:value-type="float" office:value="2720" calcext:value-type="float">
            <text:p>2720</text:p>
          </table:table-cell>
          <table:table-cell table:formula="of:=[.B176]/[.C176]*1000" office:value-type="float" office:value="2.1588125" calcext:value-type="float">
            <text:p>2,158812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2865" calcext:value-type="float">
            <text:p>6,2865</text:p>
          </table:table-cell>
          <table:table-cell office:value-type="float" office:value="2040" calcext:value-type="float">
            <text:p>2040</text:p>
          </table:table-cell>
          <table:table-cell table:formula="of:=[.B177]/[.C177]*1000" office:value-type="float" office:value="3.08161764705882" calcext:value-type="float">
            <text:p>3,081617647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5.5194" calcext:value-type="float">
            <text:p>45,5194</text:p>
          </table:table-cell>
          <table:table-cell office:value-type="float" office:value="2740" calcext:value-type="float">
            <text:p>2740</text:p>
          </table:table-cell>
          <table:table-cell table:formula="of:=[.B178]/[.C178]*1000" office:value-type="float" office:value="16.6129197080292" calcext:value-type="float">
            <text:p>16,61291970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.5792" calcext:value-type="float">
            <text:p>15,5792</text:p>
          </table:table-cell>
          <table:table-cell office:value-type="float" office:value="7568" calcext:value-type="float">
            <text:p>7568</text:p>
          </table:table-cell>
          <table:table-cell table:formula="of:=[.B179]/[.C179]*1000" office:value-type="float" office:value="2.05856236786469" calcext:value-type="float">
            <text:p>2,058562367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01693" calcext:value-type="float">
            <text:p>6,01693</text:p>
          </table:table-cell>
          <table:table-cell office:value-type="float" office:value="2760" calcext:value-type="float">
            <text:p>2760</text:p>
          </table:table-cell>
          <table:table-cell table:formula="of:=[.B180]/[.C180]*1000" office:value-type="float" office:value="2.18004710144928" calcext:value-type="float">
            <text:p>2,180047101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7668" calcext:value-type="float">
            <text:p>6,67668</text:p>
          </table:table-cell>
          <table:table-cell office:value-type="float" office:value="2070" calcext:value-type="float">
            <text:p>2070</text:p>
          </table:table-cell>
          <table:table-cell table:formula="of:=[.B181]/[.C181]*1000" office:value-type="float" office:value="3.22544927536232" calcext:value-type="float">
            <text:p>3,225449275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2.1129" calcext:value-type="float">
            <text:p>52,1129</text:p>
          </table:table-cell>
          <table:table-cell office:value-type="float" office:value="2764" calcext:value-type="float">
            <text:p>2764</text:p>
          </table:table-cell>
          <table:table-cell table:formula="of:=[.B182]/[.C182]*1000" office:value-type="float" office:value="18.8541606367583" calcext:value-type="float">
            <text:p>18,854160636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30313" calcext:value-type="float">
            <text:p>6,30313</text:p>
          </table:table-cell>
          <table:table-cell office:value-type="float" office:value="2800" calcext:value-type="float">
            <text:p>2800</text:p>
          </table:table-cell>
          <table:table-cell table:formula="of:=[.B183]/[.C183]*1000" office:value-type="float" office:value="2.25111785714286" calcext:value-type="float">
            <text:p>2,251117857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.9136" calcext:value-type="float">
            <text:p>46,9136</text:p>
          </table:table-cell>
          <table:table-cell office:value-type="float" office:value="2800" calcext:value-type="float">
            <text:p>2800</text:p>
          </table:table-cell>
          <table:table-cell table:formula="of:=[.B184]/[.C184]*1000" office:value-type="float" office:value="16.7548571428571" calcext:value-type="float">
            <text:p>16,754857142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25185" calcext:value-type="float">
            <text:p>6,25185</text:p>
          </table:table-cell>
          <table:table-cell office:value-type="float" office:value="2100" calcext:value-type="float">
            <text:p>2100</text:p>
          </table:table-cell>
          <table:table-cell table:formula="of:=[.B185]/[.C185]*1000" office:value-type="float" office:value="2.97707142857143" calcext:value-type="float">
            <text:p>2,977071428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1.0845" calcext:value-type="float">
            <text:p>51,0845</text:p>
          </table:table-cell>
          <table:table-cell office:value-type="float" office:value="2828" calcext:value-type="float">
            <text:p>2828</text:p>
          </table:table-cell>
          <table:table-cell table:formula="of:=[.B186]/[.C186]*1000" office:value-type="float" office:value="18.0638260254597" calcext:value-type="float">
            <text:p>18,063826025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3987" calcext:value-type="float">
            <text:p>6,3987</text:p>
          </table:table-cell>
          <table:table-cell office:value-type="float" office:value="2840" calcext:value-type="float">
            <text:p>2840</text:p>
          </table:table-cell>
          <table:table-cell table:formula="of:=[.B187]/[.C187]*1000" office:value-type="float" office:value="2.25306338028169" calcext:value-type="float">
            <text:p>2,253063380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57211" calcext:value-type="float">
            <text:p>6,57211</text:p>
          </table:table-cell>
          <table:table-cell office:value-type="float" office:value="2130" calcext:value-type="float">
            <text:p>2130</text:p>
          </table:table-cell>
          <table:table-cell table:formula="of:=[.B188]/[.C188]*1000" office:value-type="float" office:value="3.08549765258216" calcext:value-type="float">
            <text:p>3,085497652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21748" calcext:value-type="float">
            <text:p>6,21748</text:p>
          </table:table-cell>
          <table:table-cell office:value-type="float" office:value="2880" calcext:value-type="float">
            <text:p>2880</text:p>
          </table:table-cell>
          <table:table-cell table:formula="of:=[.B189]/[.C189]*1000" office:value-type="float" office:value="2.15884722222222" calcext:value-type="float">
            <text:p>2,158847222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5122" calcext:value-type="float">
            <text:p>6,5122</text:p>
          </table:table-cell>
          <table:table-cell office:value-type="float" office:value="2160" calcext:value-type="float">
            <text:p>2160</text:p>
          </table:table-cell>
          <table:table-cell table:formula="of:=[.B190]/[.C190]*1000" office:value-type="float" office:value="3.01490740740741" calcext:value-type="float">
            <text:p>3,014907407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5.3904" calcext:value-type="float">
            <text:p>55,3904</text:p>
          </table:table-cell>
          <table:table-cell office:value-type="float" office:value="2908" calcext:value-type="float">
            <text:p>2908</text:p>
          </table:table-cell>
          <table:table-cell table:formula="of:=[.B191]/[.C191]*1000" office:value-type="float" office:value="19.0475928473177" calcext:value-type="float">
            <text:p>19,047592847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2.075" calcext:value-type="float">
            <text:p>12,075</text:p>
          </table:table-cell>
          <table:table-cell office:value-type="float" office:value="6561" calcext:value-type="float">
            <text:p>6561</text:p>
          </table:table-cell>
          <table:table-cell table:formula="of:=[.B192]/[.C192]*1000" office:value-type="float" office:value="1.84042066758116" calcext:value-type="float">
            <text:p>1,840420667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39945" calcext:value-type="float">
            <text:p>6,39945</text:p>
          </table:table-cell>
          <table:table-cell office:value-type="float" office:value="2920" calcext:value-type="float">
            <text:p>2920</text:p>
          </table:table-cell>
          <table:table-cell table:formula="of:=[.B193]/[.C193]*1000" office:value-type="float" office:value="2.19159246575342" calcext:value-type="float">
            <text:p>2,191592465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5178" calcext:value-type="float">
            <text:p>6,75178</text:p>
          </table:table-cell>
          <table:table-cell office:value-type="float" office:value="2190" calcext:value-type="float">
            <text:p>2190</text:p>
          </table:table-cell>
          <table:table-cell table:formula="of:=[.B194]/[.C194]*1000" office:value-type="float" office:value="3.08300456621005" calcext:value-type="float">
            <text:p>3,083004566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47406" calcext:value-type="float">
            <text:p>6,47406</text:p>
          </table:table-cell>
          <table:table-cell office:value-type="float" office:value="2960" calcext:value-type="float">
            <text:p>2960</text:p>
          </table:table-cell>
          <table:table-cell table:formula="of:=[.B195]/[.C195]*1000" office:value-type="float" office:value="2.18718243243243" calcext:value-type="float">
            <text:p>2,187182432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1467" calcext:value-type="float">
            <text:p>7,1467</text:p>
          </table:table-cell>
          <table:table-cell office:value-type="float" office:value="2220" calcext:value-type="float">
            <text:p>2220</text:p>
          </table:table-cell>
          <table:table-cell table:formula="of:=[.B196]/[.C196]*1000" office:value-type="float" office:value="3.21923423423423" calcext:value-type="float">
            <text:p>3,219234234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6.7034" calcext:value-type="float">
            <text:p>46,7034</text:p>
          </table:table-cell>
          <table:table-cell office:value-type="float" office:value="2992" calcext:value-type="float">
            <text:p>2992</text:p>
          </table:table-cell>
          <table:table-cell table:formula="of:=[.B197]/[.C197]*1000" office:value-type="float" office:value="15.6094251336898" calcext:value-type="float">
            <text:p>15,609425133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43423" calcext:value-type="float">
            <text:p>6,43423</text:p>
          </table:table-cell>
          <table:table-cell office:value-type="float" office:value="3000" calcext:value-type="float">
            <text:p>3000</text:p>
          </table:table-cell>
          <table:table-cell table:formula="of:=[.B198]/[.C198]*1000" office:value-type="float" office:value="2.14474333333333" calcext:value-type="float">
            <text:p>2,144743333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8835" calcext:value-type="float">
            <text:p>6,78835</text:p>
          </table:table-cell>
          <table:table-cell office:value-type="float" office:value="2250" calcext:value-type="float">
            <text:p>2250</text:p>
          </table:table-cell>
          <table:table-cell table:formula="of:=[.B199]/[.C199]*1000" office:value-type="float" office:value="3.01704444444444" calcext:value-type="float">
            <text:p>3,017044444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2.15" calcext:value-type="float">
            <text:p>12,15</text:p>
          </table:table-cell>
          <table:table-cell office:value-type="float" office:value="6016" calcext:value-type="float">
            <text:p>6016</text:p>
          </table:table-cell>
          <table:table-cell table:formula="of:=[.B200]/[.C200]*1000" office:value-type="float" office:value="2.01961436170213" calcext:value-type="float">
            <text:p>2,019614361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0.6902" calcext:value-type="float">
            <text:p>60,6902</text:p>
          </table:table-cell>
          <table:table-cell office:value-type="float" office:value="3012" calcext:value-type="float">
            <text:p>3012</text:p>
          </table:table-cell>
          <table:table-cell table:formula="of:=[.B201]/[.C201]*1000" office:value-type="float" office:value="20.1494687915007" calcext:value-type="float">
            <text:p>20,149468791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59871" calcext:value-type="float">
            <text:p>6,59871</text:p>
          </table:table-cell>
          <table:table-cell office:value-type="float" office:value="3040" calcext:value-type="float">
            <text:p>3040</text:p>
          </table:table-cell>
          <table:table-cell table:formula="of:=[.B202]/[.C202]*1000" office:value-type="float" office:value="2.17062828947368" calcext:value-type="float">
            <text:p>2,170628289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40847" calcext:value-type="float">
            <text:p>7,40847</text:p>
          </table:table-cell>
          <table:table-cell office:value-type="float" office:value="2280" calcext:value-type="float">
            <text:p>2280</text:p>
          </table:table-cell>
          <table:table-cell table:formula="of:=[.B203]/[.C203]*1000" office:value-type="float" office:value="3.24932894736842" calcext:value-type="float">
            <text:p>3,249328947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9.1278" calcext:value-type="float">
            <text:p>59,1278</text:p>
          </table:table-cell>
          <table:table-cell office:value-type="float" office:value="3052" calcext:value-type="float">
            <text:p>3052</text:p>
          </table:table-cell>
          <table:table-cell table:formula="of:=[.B204]/[.C204]*1000" office:value-type="float" office:value="19.3734600262123" calcext:value-type="float">
            <text:p>19,373460026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51812" calcext:value-type="float">
            <text:p>6,51812</text:p>
          </table:table-cell>
          <table:table-cell office:value-type="float" office:value="3080" calcext:value-type="float">
            <text:p>3080</text:p>
          </table:table-cell>
          <table:table-cell table:formula="of:=[.B205]/[.C205]*1000" office:value-type="float" office:value="2.11627272727273" calcext:value-type="float">
            <text:p>2,116272727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88804" calcext:value-type="float">
            <text:p>6,88804</text:p>
          </table:table-cell>
          <table:table-cell office:value-type="float" office:value="2310" calcext:value-type="float">
            <text:p>2310</text:p>
          </table:table-cell>
          <table:table-cell table:formula="of:=[.B206]/[.C206]*1000" office:value-type="float" office:value="2.9818354978355" calcext:value-type="float">
            <text:p>2,981835497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6.4067" calcext:value-type="float">
            <text:p>56,4067</text:p>
          </table:table-cell>
          <table:table-cell office:value-type="float" office:value="3088" calcext:value-type="float">
            <text:p>3088</text:p>
          </table:table-cell>
          <table:table-cell table:formula="of:=[.B207]/[.C207]*1000" office:value-type="float" office:value="18.2664183937824" calcext:value-type="float">
            <text:p>18,266418393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65431" calcext:value-type="float">
            <text:p>6,65431</text:p>
          </table:table-cell>
          <table:table-cell office:value-type="float" office:value="3120" calcext:value-type="float">
            <text:p>3120</text:p>
          </table:table-cell>
          <table:table-cell table:formula="of:=[.B208]/[.C208]*1000" office:value-type="float" office:value="2.13279166666667" calcext:value-type="float">
            <text:p>2,132791666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39109" calcext:value-type="float">
            <text:p>7,39109</text:p>
          </table:table-cell>
          <table:table-cell office:value-type="float" office:value="2340" calcext:value-type="float">
            <text:p>2340</text:p>
          </table:table-cell>
          <table:table-cell table:formula="of:=[.B209]/[.C209]*1000" office:value-type="float" office:value="3.15858547008547" calcext:value-type="float">
            <text:p>3,158585470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4741" calcext:value-type="float">
            <text:p>6,74741</text:p>
          </table:table-cell>
          <table:table-cell office:value-type="float" office:value="2370" calcext:value-type="float">
            <text:p>2370</text:p>
          </table:table-cell>
          <table:table-cell table:formula="of:=[.B210]/[.C210]*1000" office:value-type="float" office:value="2.84700843881857" calcext:value-type="float">
            <text:p>2,847008438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09627" calcext:value-type="float">
            <text:p>7,09627</text:p>
          </table:table-cell>
          <table:table-cell office:value-type="float" office:value="2370" calcext:value-type="float">
            <text:p>2370</text:p>
          </table:table-cell>
          <table:table-cell table:formula="of:=[.B211]/[.C211]*1000" office:value-type="float" office:value="2.99420675105485" calcext:value-type="float">
            <text:p>2,994206751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8.3085" calcext:value-type="float">
            <text:p>18,3085</text:p>
          </table:table-cell>
          <table:table-cell office:value-type="float" office:value="8712" calcext:value-type="float">
            <text:p>8712</text:p>
          </table:table-cell>
          <table:table-cell table:formula="of:=[.B212]/[.C212]*1000" office:value-type="float" office:value="2.10152662993572" calcext:value-type="float">
            <text:p>2,10152662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85611" calcext:value-type="float">
            <text:p>6,85611</text:p>
          </table:table-cell>
          <table:table-cell office:value-type="float" office:value="3200" calcext:value-type="float">
            <text:p>3200</text:p>
          </table:table-cell>
          <table:table-cell table:formula="of:=[.B213]/[.C213]*1000" office:value-type="float" office:value="2.142534375" calcext:value-type="float">
            <text:p>2,1425343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31369" calcext:value-type="float">
            <text:p>7,31369</text:p>
          </table:table-cell>
          <table:table-cell office:value-type="float" office:value="2400" calcext:value-type="float">
            <text:p>2400</text:p>
          </table:table-cell>
          <table:table-cell table:formula="of:=[.B214]/[.C214]*1000" office:value-type="float" office:value="3.04737083333333" calcext:value-type="float">
            <text:p>3,047370833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7.2577" calcext:value-type="float">
            <text:p>67,2577</text:p>
          </table:table-cell>
          <table:table-cell office:value-type="float" office:value="3204" calcext:value-type="float">
            <text:p>3204</text:p>
          </table:table-cell>
          <table:table-cell table:formula="of:=[.B215]/[.C215]*1000" office:value-type="float" office:value="20.9917915106117" calcext:value-type="float">
            <text:p>20,991791510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86326" calcext:value-type="float">
            <text:p>6,86326</text:p>
          </table:table-cell>
          <table:table-cell office:value-type="float" office:value="3240" calcext:value-type="float">
            <text:p>3240</text:p>
          </table:table-cell>
          <table:table-cell table:formula="of:=[.B216]/[.C216]*1000" office:value-type="float" office:value="2.11829012345679" calcext:value-type="float">
            <text:p>2,118290123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5.4984" calcext:value-type="float">
            <text:p>35,4984</text:p>
          </table:table-cell>
          <table:table-cell office:value-type="float" office:value="3240" calcext:value-type="float">
            <text:p>3240</text:p>
          </table:table-cell>
          <table:table-cell table:formula="of:=[.B217]/[.C217]*1000" office:value-type="float" office:value="10.9562962962963" calcext:value-type="float">
            <text:p>10,956296296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14341" calcext:value-type="float">
            <text:p>7,14341</text:p>
          </table:table-cell>
          <table:table-cell office:value-type="float" office:value="2430" calcext:value-type="float">
            <text:p>2430</text:p>
          </table:table-cell>
          <table:table-cell table:formula="of:=[.B218]/[.C218]*1000" office:value-type="float" office:value="2.93967489711934" calcext:value-type="float">
            <text:p>2,939674897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7.8199" calcext:value-type="float">
            <text:p>67,8199</text:p>
          </table:table-cell>
          <table:table-cell office:value-type="float" office:value="3256" calcext:value-type="float">
            <text:p>3256</text:p>
          </table:table-cell>
          <table:table-cell table:formula="of:=[.B219]/[.C219]*1000" office:value-type="float" office:value="20.8292076167076" calcext:value-type="float">
            <text:p>20,829207616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73406" calcext:value-type="float">
            <text:p>6,73406</text:p>
          </table:table-cell>
          <table:table-cell office:value-type="float" office:value="3280" calcext:value-type="float">
            <text:p>3280</text:p>
          </table:table-cell>
          <table:table-cell table:formula="of:=[.B220]/[.C220]*1000" office:value-type="float" office:value="2.05306707317073" calcext:value-type="float">
            <text:p>2,053067073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06493" calcext:value-type="float">
            <text:p>7,06493</text:p>
          </table:table-cell>
          <table:table-cell office:value-type="float" office:value="2460" calcext:value-type="float">
            <text:p>2460</text:p>
          </table:table-cell>
          <table:table-cell table:formula="of:=[.B221]/[.C221]*1000" office:value-type="float" office:value="2.87192276422764" calcext:value-type="float">
            <text:p>2,871922764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8.314" calcext:value-type="float">
            <text:p>18,314</text:p>
          </table:table-cell>
          <table:table-cell office:value-type="float" office:value="9119" calcext:value-type="float">
            <text:p>9119</text:p>
          </table:table-cell>
          <table:table-cell table:formula="of:=[.B222]/[.C222]*1000" office:value-type="float" office:value="2.00833424717623" calcext:value-type="float">
            <text:p>2,008334247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92348" calcext:value-type="float">
            <text:p>6,92348</text:p>
          </table:table-cell>
          <table:table-cell office:value-type="float" office:value="3320" calcext:value-type="float">
            <text:p>3320</text:p>
          </table:table-cell>
          <table:table-cell table:formula="of:=[.B223]/[.C223]*1000" office:value-type="float" office:value="2.08538554216867" calcext:value-type="float">
            <text:p>2,085385542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52488" calcext:value-type="float">
            <text:p>7,52488</text:p>
          </table:table-cell>
          <table:table-cell office:value-type="float" office:value="2490" calcext:value-type="float">
            <text:p>2490</text:p>
          </table:table-cell>
          <table:table-cell table:formula="of:=[.B224]/[.C224]*1000" office:value-type="float" office:value="3.02204016064257" calcext:value-type="float">
            <text:p>3,022040160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9946" calcext:value-type="float">
            <text:p>6,9946</text:p>
          </table:table-cell>
          <table:table-cell office:value-type="float" office:value="2520" calcext:value-type="float">
            <text:p>2520</text:p>
          </table:table-cell>
          <table:table-cell table:formula="of:=[.B225]/[.C225]*1000" office:value-type="float" office:value="2.77563492063492" calcext:value-type="float">
            <text:p>2,775634920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72767" calcext:value-type="float">
            <text:p>7,72767</text:p>
          </table:table-cell>
          <table:table-cell office:value-type="float" office:value="2520" calcext:value-type="float">
            <text:p>2520</text:p>
          </table:table-cell>
          <table:table-cell table:formula="of:=[.B226]/[.C226]*1000" office:value-type="float" office:value="3.06653571428571" calcext:value-type="float">
            <text:p>3,066535714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8.639" calcext:value-type="float">
            <text:p>68,639</text:p>
          </table:table-cell>
          <table:table-cell office:value-type="float" office:value="3364" calcext:value-type="float">
            <text:p>3364</text:p>
          </table:table-cell>
          <table:table-cell table:formula="of:=[.B227]/[.C227]*1000" office:value-type="float" office:value="20.403983353151" calcext:value-type="float">
            <text:p>20,403983353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1.5747" calcext:value-type="float">
            <text:p>71,5747</text:p>
          </table:table-cell>
          <table:table-cell office:value-type="float" office:value="3384" calcext:value-type="float">
            <text:p>3384</text:p>
          </table:table-cell>
          <table:table-cell table:formula="of:=[.B228]/[.C228]*1000" office:value-type="float" office:value="21.1509160756501" calcext:value-type="float">
            <text:p>21,150916075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55545" calcext:value-type="float">
            <text:p>7,55545</text:p>
          </table:table-cell>
          <table:table-cell office:value-type="float" office:value="3400" calcext:value-type="float">
            <text:p>3400</text:p>
          </table:table-cell>
          <table:table-cell table:formula="of:=[.B229]/[.C229]*1000" office:value-type="float" office:value="2.22219117647059" calcext:value-type="float">
            <text:p>2,222191176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92653" calcext:value-type="float">
            <text:p>7,92653</text:p>
          </table:table-cell>
          <table:table-cell office:value-type="float" office:value="2550" calcext:value-type="float">
            <text:p>2550</text:p>
          </table:table-cell>
          <table:table-cell table:formula="of:=[.B230]/[.C230]*1000" office:value-type="float" office:value="3.1084431372549" calcext:value-type="float">
            <text:p>3,108443137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174" calcext:value-type="float">
            <text:p>7,174</text:p>
          </table:table-cell>
          <table:table-cell office:value-type="float" office:value="3440" calcext:value-type="float">
            <text:p>3440</text:p>
          </table:table-cell>
          <table:table-cell table:formula="of:=[.B231]/[.C231]*1000" office:value-type="float" office:value="2.08546511627907" calcext:value-type="float">
            <text:p>2,085465116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37353" calcext:value-type="float">
            <text:p>7,37353</text:p>
          </table:table-cell>
          <table:table-cell office:value-type="float" office:value="2580" calcext:value-type="float">
            <text:p>2580</text:p>
          </table:table-cell>
          <table:table-cell table:formula="of:=[.B232]/[.C232]*1000" office:value-type="float" office:value="2.85795736434108" calcext:value-type="float">
            <text:p>2,857957364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0.2913" calcext:value-type="float">
            <text:p>60,2913</text:p>
          </table:table-cell>
          <table:table-cell office:value-type="float" office:value="3472" calcext:value-type="float">
            <text:p>3472</text:p>
          </table:table-cell>
          <table:table-cell table:formula="of:=[.B233]/[.C233]*1000" office:value-type="float" office:value="17.3650057603687" calcext:value-type="float">
            <text:p>17,365005760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21304" calcext:value-type="float">
            <text:p>7,21304</text:p>
          </table:table-cell>
          <table:table-cell office:value-type="float" office:value="2610" calcext:value-type="float">
            <text:p>2610</text:p>
          </table:table-cell>
          <table:table-cell table:formula="of:=[.B234]/[.C234]*1000" office:value-type="float" office:value="2.76361685823755" calcext:value-type="float">
            <text:p>2,763616858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.24614" calcext:value-type="float">
            <text:p>8,24614</text:p>
          </table:table-cell>
          <table:table-cell office:value-type="float" office:value="2610" calcext:value-type="float">
            <text:p>2610</text:p>
          </table:table-cell>
          <table:table-cell table:formula="of:=[.B235]/[.C235]*1000" office:value-type="float" office:value="3.15944061302682" calcext:value-type="float">
            <text:p>3,15944061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0.9194" calcext:value-type="float">
            <text:p>70,9194</text:p>
          </table:table-cell>
          <table:table-cell office:value-type="float" office:value="3488" calcext:value-type="float">
            <text:p>3488</text:p>
          </table:table-cell>
          <table:table-cell table:formula="of:=[.B236]/[.C236]*1000" office:value-type="float" office:value="20.3323967889908" calcext:value-type="float">
            <text:p>20,33239678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5.3145" calcext:value-type="float">
            <text:p>15,3145</text:p>
          </table:table-cell>
          <table:table-cell office:value-type="float" office:value="7893" calcext:value-type="float">
            <text:p>7893</text:p>
          </table:table-cell>
          <table:table-cell table:formula="of:=[.B237]/[.C237]*1000" office:value-type="float" office:value="1.94026352464209" calcext:value-type="float">
            <text:p>1,940263524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77847" calcext:value-type="float">
            <text:p>7,77847</text:p>
          </table:table-cell>
          <table:table-cell office:value-type="float" office:value="2640" calcext:value-type="float">
            <text:p>2640</text:p>
          </table:table-cell>
          <table:table-cell table:formula="of:=[.B238]/[.C238]*1000" office:value-type="float" office:value="2.94639015151515" calcext:value-type="float">
            <text:p>2,946390151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.9789" calcext:value-type="float">
            <text:p>19,9789</text:p>
          </table:table-cell>
          <table:table-cell office:value-type="float" office:value="9680" calcext:value-type="float">
            <text:p>9680</text:p>
          </table:table-cell>
          <table:table-cell table:formula="of:=[.B239]/[.C239]*1000" office:value-type="float" office:value="2.06393595041322" calcext:value-type="float">
            <text:p>2,063935950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54209" calcext:value-type="float">
            <text:p>7,54209</text:p>
          </table:table-cell>
          <table:table-cell office:value-type="float" office:value="2640" calcext:value-type="float">
            <text:p>2640</text:p>
          </table:table-cell>
          <table:table-cell table:formula="of:=[.B240]/[.C240]*1000" office:value-type="float" office:value="2.85685227272727" calcext:value-type="float">
            <text:p>2,856852272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9.8832" calcext:value-type="float">
            <text:p>69,8832</text:p>
          </table:table-cell>
          <table:table-cell office:value-type="float" office:value="3552" calcext:value-type="float">
            <text:p>3552</text:p>
          </table:table-cell>
          <table:table-cell table:formula="of:=[.B241]/[.C241]*1000" office:value-type="float" office:value="19.6743243243243" calcext:value-type="float">
            <text:p>19,674324324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2.1654" calcext:value-type="float">
            <text:p>72,1654</text:p>
          </table:table-cell>
          <table:table-cell office:value-type="float" office:value="3556" calcext:value-type="float">
            <text:p>3556</text:p>
          </table:table-cell>
          <table:table-cell table:formula="of:=[.B242]/[.C242]*1000" office:value-type="float" office:value="20.2939820022497" calcext:value-type="float">
            <text:p>20,293982002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44104" calcext:value-type="float">
            <text:p>7,44104</text:p>
          </table:table-cell>
          <table:table-cell office:value-type="float" office:value="2670" calcext:value-type="float">
            <text:p>2670</text:p>
          </table:table-cell>
          <table:table-cell table:formula="of:=[.B243]/[.C243]*1000" office:value-type="float" office:value="2.7869063670412" calcext:value-type="float">
            <text:p>2,78690636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.37478" calcext:value-type="float">
            <text:p>8,37478</text:p>
          </table:table-cell>
          <table:table-cell office:value-type="float" office:value="2670" calcext:value-type="float">
            <text:p>2670</text:p>
          </table:table-cell>
          <table:table-cell table:formula="of:=[.B244]/[.C244]*1000" office:value-type="float" office:value="3.13662172284644" calcext:value-type="float">
            <text:p>3,13662172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55169" calcext:value-type="float">
            <text:p>7,55169</text:p>
          </table:table-cell>
          <table:table-cell office:value-type="float" office:value="2700" calcext:value-type="float">
            <text:p>2700</text:p>
          </table:table-cell>
          <table:table-cell table:formula="of:=[.B245]/[.C245]*1000" office:value-type="float" office:value="2.79692222222222" calcext:value-type="float">
            <text:p>2,796922222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.01966" calcext:value-type="float">
            <text:p>8,01966</text:p>
          </table:table-cell>
          <table:table-cell office:value-type="float" office:value="2700" calcext:value-type="float">
            <text:p>2700</text:p>
          </table:table-cell>
          <table:table-cell table:formula="of:=[.B246]/[.C246]*1000" office:value-type="float" office:value="2.97024444444444" calcext:value-type="float">
            <text:p>2,970244444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8.048" calcext:value-type="float">
            <text:p>18,048</text:p>
          </table:table-cell>
          <table:table-cell office:value-type="float" office:value="8136" calcext:value-type="float">
            <text:p>8136</text:p>
          </table:table-cell>
          <table:table-cell table:formula="of:=[.B247]/[.C247]*1000" office:value-type="float" office:value="2.21828908554572" calcext:value-type="float">
            <text:p>2,218289085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6651" calcext:value-type="float">
            <text:p>7,6651</text:p>
          </table:table-cell>
          <table:table-cell office:value-type="float" office:value="2730" calcext:value-type="float">
            <text:p>2730</text:p>
          </table:table-cell>
          <table:table-cell table:formula="of:=[.B248]/[.C248]*1000" office:value-type="float" office:value="2.80772893772894" calcext:value-type="float">
            <text:p>2,807728937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.53542" calcext:value-type="float">
            <text:p>8,53542</text:p>
          </table:table-cell>
          <table:table-cell office:value-type="float" office:value="2730" calcext:value-type="float">
            <text:p>2730</text:p>
          </table:table-cell>
          <table:table-cell table:formula="of:=[.B249]/[.C249]*1000" office:value-type="float" office:value="3.12652747252747" calcext:value-type="float">
            <text:p>3,126527472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72945" calcext:value-type="float">
            <text:p>7,72945</text:p>
          </table:table-cell>
          <table:table-cell office:value-type="float" office:value="2760" calcext:value-type="float">
            <text:p>2760</text:p>
          </table:table-cell>
          <table:table-cell table:formula="of:=[.B250]/[.C250]*1000" office:value-type="float" office:value="2.80052536231884" calcext:value-type="float">
            <text:p>2,800525362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.09663" calcext:value-type="float">
            <text:p>8,09663</text:p>
          </table:table-cell>
          <table:table-cell office:value-type="float" office:value="2760" calcext:value-type="float">
            <text:p>2760</text:p>
          </table:table-cell>
          <table:table-cell table:formula="of:=[.B251]/[.C251]*1000" office:value-type="float" office:value="2.9335615942029" calcext:value-type="float">
            <text:p>2,933561594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4.1966" calcext:value-type="float">
            <text:p>64,1966</text:p>
          </table:table-cell>
          <table:table-cell office:value-type="float" office:value="3688" calcext:value-type="float">
            <text:p>3688</text:p>
          </table:table-cell>
          <table:table-cell table:formula="of:=[.B252]/[.C252]*1000" office:value-type="float" office:value="17.4068872017354" calcext:value-type="float">
            <text:p>17,406887201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89452" calcext:value-type="float">
            <text:p>7,89452</text:p>
          </table:table-cell>
          <table:table-cell office:value-type="float" office:value="2790" calcext:value-type="float">
            <text:p>2790</text:p>
          </table:table-cell>
          <table:table-cell table:formula="of:=[.B253]/[.C253]*1000" office:value-type="float" office:value="2.8295770609319" calcext:value-type="float">
            <text:p>2,829577060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.44528" calcext:value-type="float">
            <text:p>8,44528</text:p>
          </table:table-cell>
          <table:table-cell office:value-type="float" office:value="2790" calcext:value-type="float">
            <text:p>2790</text:p>
          </table:table-cell>
          <table:table-cell table:formula="of:=[.B254]/[.C254]*1000" office:value-type="float" office:value="3.02698207885305" calcext:value-type="float">
            <text:p>3,026982078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1.8951" calcext:value-type="float">
            <text:p>61,8951</text:p>
          </table:table-cell>
          <table:table-cell office:value-type="float" office:value="3728" calcext:value-type="float">
            <text:p>3728</text:p>
          </table:table-cell>
          <table:table-cell table:formula="of:=[.B255]/[.C255]*1000" office:value-type="float" office:value="16.6027628755365" calcext:value-type="float">
            <text:p>16,602762875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78961" calcext:value-type="float">
            <text:p>7,78961</text:p>
          </table:table-cell>
          <table:table-cell office:value-type="float" office:value="2820" calcext:value-type="float">
            <text:p>2820</text:p>
          </table:table-cell>
          <table:table-cell table:formula="of:=[.B256]/[.C256]*1000" office:value-type="float" office:value="2.76227304964539" calcext:value-type="float">
            <text:p>2,762273049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.03271" calcext:value-type="float">
            <text:p>8,03271</text:p>
          </table:table-cell>
          <table:table-cell office:value-type="float" office:value="2820" calcext:value-type="float">
            <text:p>2820</text:p>
          </table:table-cell>
          <table:table-cell table:formula="of:=[.B257]/[.C257]*1000" office:value-type="float" office:value="2.84847872340426" calcext:value-type="float">
            <text:p>2,848478723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7.4679" calcext:value-type="float">
            <text:p>77,4679</text:p>
          </table:table-cell>
          <table:table-cell office:value-type="float" office:value="3768" calcext:value-type="float">
            <text:p>3768</text:p>
          </table:table-cell>
          <table:table-cell table:formula="of:=[.B258]/[.C258]*1000" office:value-type="float" office:value="20.5594214437367" calcext:value-type="float">
            <text:p>20,559421443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6.7762" calcext:value-type="float">
            <text:p>16,7762</text:p>
          </table:table-cell>
          <table:table-cell office:value-type="float" office:value="8532" calcext:value-type="float">
            <text:p>8532</text:p>
          </table:table-cell>
          <table:table-cell table:formula="of:=[.B259]/[.C259]*1000" office:value-type="float" office:value="1.96626816690108" calcext:value-type="float">
            <text:p>1,966268166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971" calcext:value-type="float">
            <text:p>7,971</text:p>
          </table:table-cell>
          <table:table-cell office:value-type="float" office:value="2850" calcext:value-type="float">
            <text:p>2850</text:p>
          </table:table-cell>
          <table:table-cell table:formula="of:=[.B260]/[.C260]*1000" office:value-type="float" office:value="2.79684210526316" calcext:value-type="float">
            <text:p>2,796842105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.88213" calcext:value-type="float">
            <text:p>8,88213</text:p>
          </table:table-cell>
          <table:table-cell office:value-type="float" office:value="2850" calcext:value-type="float">
            <text:p>2850</text:p>
          </table:table-cell>
          <table:table-cell table:formula="of:=[.B261]/[.C261]*1000" office:value-type="float" office:value="3.11653684210526" calcext:value-type="float">
            <text:p>3,116536842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7.4866" calcext:value-type="float">
            <text:p>67,4866</text:p>
          </table:table-cell>
          <table:table-cell office:value-type="float" office:value="3824" calcext:value-type="float">
            <text:p>3824</text:p>
          </table:table-cell>
          <table:table-cell table:formula="of:=[.B262]/[.C262]*1000" office:value-type="float" office:value="17.6481694560669" calcext:value-type="float">
            <text:p>17,648169456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96357" calcext:value-type="float">
            <text:p>7,96357</text:p>
          </table:table-cell>
          <table:table-cell office:value-type="float" office:value="2880" calcext:value-type="float">
            <text:p>2880</text:p>
          </table:table-cell>
          <table:table-cell table:formula="of:=[.B263]/[.C263]*1000" office:value-type="float" office:value="2.76512847222222" calcext:value-type="float">
            <text:p>2,765128472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.55291" calcext:value-type="float">
            <text:p>8,55291</text:p>
          </table:table-cell>
          <table:table-cell office:value-type="float" office:value="2880" calcext:value-type="float">
            <text:p>2880</text:p>
          </table:table-cell>
          <table:table-cell table:formula="of:=[.B264]/[.C264]*1000" office:value-type="float" office:value="2.96976041666667" calcext:value-type="float">
            <text:p>2,969760416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7.8706" calcext:value-type="float">
            <text:p>67,8706</text:p>
          </table:table-cell>
          <table:table-cell office:value-type="float" office:value="3848" calcext:value-type="float">
            <text:p>3848</text:p>
          </table:table-cell>
          <table:table-cell table:formula="of:=[.B265]/[.C265]*1000" office:value-type="float" office:value="17.6378898128898" calcext:value-type="float">
            <text:p>17,637889812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.16385" calcext:value-type="float">
            <text:p>8,16385</text:p>
          </table:table-cell>
          <table:table-cell office:value-type="float" office:value="2910" calcext:value-type="float">
            <text:p>2910</text:p>
          </table:table-cell>
          <table:table-cell table:formula="of:=[.B266]/[.C266]*1000" office:value-type="float" office:value="2.80544673539519" calcext:value-type="float">
            <text:p>2,805446735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2.714" calcext:value-type="float">
            <text:p>22,714</text:p>
          </table:table-cell>
          <table:table-cell office:value-type="float" office:value="11640" calcext:value-type="float">
            <text:p>11640</text:p>
          </table:table-cell>
          <table:table-cell table:formula="of:=[.B267]/[.C267]*1000" office:value-type="float" office:value="1.95137457044674" calcext:value-type="float">
            <text:p>1,951374570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.85937" calcext:value-type="float">
            <text:p>8,85937</text:p>
          </table:table-cell>
          <table:table-cell office:value-type="float" office:value="2910" calcext:value-type="float">
            <text:p>2910</text:p>
          </table:table-cell>
          <table:table-cell table:formula="of:=[.B268]/[.C268]*1000" office:value-type="float" office:value="3.04445704467354" calcext:value-type="float">
            <text:p>3,044457044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05775" calcext:value-type="float">
            <text:p>8,05775</text:p>
          </table:table-cell>
          <table:table-cell office:value-type="float" office:value="2940" calcext:value-type="float">
            <text:p>2940</text:p>
          </table:table-cell>
          <table:table-cell table:formula="of:=[.B269]/[.C269]*1000" office:value-type="float" office:value="2.74073129251701" calcext:value-type="float">
            <text:p>2,740731292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51433" calcext:value-type="float">
            <text:p>8,51433</text:p>
          </table:table-cell>
          <table:table-cell office:value-type="float" office:value="2940" calcext:value-type="float">
            <text:p>2940</text:p>
          </table:table-cell>
          <table:table-cell table:formula="of:=[.B270]/[.C270]*1000" office:value-type="float" office:value="2.8960306122449" calcext:value-type="float">
            <text:p>2,896030612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7.3946" calcext:value-type="float">
            <text:p>57,3946</text:p>
          </table:table-cell>
          <table:table-cell office:value-type="float" office:value="3932" calcext:value-type="float">
            <text:p>3932</text:p>
          </table:table-cell>
          <table:table-cell table:formula="of:=[.B271]/[.C271]*1000" office:value-type="float" office:value="14.5967955239064" calcext:value-type="float">
            <text:p>14,596795523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.23353" calcext:value-type="float">
            <text:p>8,23353</text:p>
          </table:table-cell>
          <table:table-cell office:value-type="float" office:value="2970" calcext:value-type="float">
            <text:p>2970</text:p>
          </table:table-cell>
          <table:table-cell table:formula="of:=[.B272]/[.C272]*1000" office:value-type="float" office:value="2.77223232323232" calcext:value-type="float">
            <text:p>2,772232323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.22731" calcext:value-type="float">
            <text:p>9,22731</text:p>
          </table:table-cell>
          <table:table-cell office:value-type="float" office:value="2970" calcext:value-type="float">
            <text:p>2970</text:p>
          </table:table-cell>
          <table:table-cell table:formula="of:=[.B273]/[.C273]*1000" office:value-type="float" office:value="3.10683838383838" calcext:value-type="float">
            <text:p>3,106838383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1.0619" calcext:value-type="float">
            <text:p>81,0619</text:p>
          </table:table-cell>
          <table:table-cell office:value-type="float" office:value="3976" calcext:value-type="float">
            <text:p>3976</text:p>
          </table:table-cell>
          <table:table-cell table:formula="of:=[.B274]/[.C274]*1000" office:value-type="float" office:value="20.3878018108652" calcext:value-type="float">
            <text:p>20,38780181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18363" calcext:value-type="float">
            <text:p>8,18363</text:p>
          </table:table-cell>
          <table:table-cell office:value-type="float" office:value="3000" calcext:value-type="float">
            <text:p>3000</text:p>
          </table:table-cell>
          <table:table-cell table:formula="of:=[.B275]/[.C275]*1000" office:value-type="float" office:value="2.72787666666667" calcext:value-type="float">
            <text:p>2,72787666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07418" calcext:value-type="float">
            <text:p>9,07418</text:p>
          </table:table-cell>
          <table:table-cell office:value-type="float" office:value="3000" calcext:value-type="float">
            <text:p>3000</text:p>
          </table:table-cell>
          <table:table-cell table:formula="of:=[.B276]/[.C276]*1000" office:value-type="float" office:value="3.02472666666667" calcext:value-type="float">
            <text:p>3,024726666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3.6452" calcext:value-type="float">
            <text:p>53,6452</text:p>
          </table:table-cell>
          <table:table-cell office:value-type="float" office:value="4012" calcext:value-type="float">
            <text:p>4012</text:p>
          </table:table-cell>
          <table:table-cell table:formula="of:=[.B277]/[.C277]*1000" office:value-type="float" office:value="13.371186440678" calcext:value-type="float">
            <text:p>13,371186440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8.16202" calcext:value-type="float">
            <text:p>8,16202</text:p>
          </table:table-cell>
          <table:table-cell office:value-type="float" office:value="3030" calcext:value-type="float">
            <text:p>3030</text:p>
          </table:table-cell>
          <table:table-cell table:formula="of:=[.B278]/[.C278]*1000" office:value-type="float" office:value="2.69373597359736" calcext:value-type="float">
            <text:p>2,693735973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.25799" calcext:value-type="float">
            <text:p>9,25799</text:p>
          </table:table-cell>
          <table:table-cell office:value-type="float" office:value="3030" calcext:value-type="float">
            <text:p>3030</text:p>
          </table:table-cell>
          <table:table-cell table:formula="of:=[.B279]/[.C279]*1000" office:value-type="float" office:value="3.05544224422442" calcext:value-type="float">
            <text:p>3,055442244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8.4436" calcext:value-type="float">
            <text:p>68,4436</text:p>
          </table:table-cell>
          <table:table-cell office:value-type="float" office:value="4044" calcext:value-type="float">
            <text:p>4044</text:p>
          </table:table-cell>
          <table:table-cell table:formula="of:=[.B280]/[.C280]*1000" office:value-type="float" office:value="16.924727992087" calcext:value-type="float">
            <text:p>16,924727992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.53865" calcext:value-type="float">
            <text:p>8,53865</text:p>
          </table:table-cell>
          <table:table-cell office:value-type="float" office:value="3060" calcext:value-type="float">
            <text:p>3060</text:p>
          </table:table-cell>
          <table:table-cell table:formula="of:=[.B281]/[.C281]*1000" office:value-type="float" office:value="2.79040849673203" calcext:value-type="float">
            <text:p>2,790408496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.5031" calcext:value-type="float">
            <text:p>8,5031</text:p>
          </table:table-cell>
          <table:table-cell office:value-type="float" office:value="3090" calcext:value-type="float">
            <text:p>3090</text:p>
          </table:table-cell>
          <table:table-cell table:formula="of:=[.B282]/[.C282]*1000" office:value-type="float" office:value="2.75181229773463" calcext:value-type="float">
            <text:p>2,751812297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84.5331" calcext:value-type="float">
            <text:p>84,5331</text:p>
          </table:table-cell>
          <table:table-cell office:value-type="float" office:value="4128" calcext:value-type="float">
            <text:p>4128</text:p>
          </table:table-cell>
          <table:table-cell table:formula="of:=[.B283]/[.C283]*1000" office:value-type="float" office:value="20.4779796511628" calcext:value-type="float">
            <text:p>20,477979651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.29179" calcext:value-type="float">
            <text:p>8,29179</text:p>
          </table:table-cell>
          <table:table-cell office:value-type="float" office:value="3120" calcext:value-type="float">
            <text:p>3120</text:p>
          </table:table-cell>
          <table:table-cell table:formula="of:=[.B284]/[.C284]*1000" office:value-type="float" office:value="2.657625" calcext:value-type="float">
            <text:p>2,65762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80.0501" calcext:value-type="float">
            <text:p>80,0501</text:p>
          </table:table-cell>
          <table:table-cell office:value-type="float" office:value="4180" calcext:value-type="float">
            <text:p>4180</text:p>
          </table:table-cell>
          <table:table-cell table:formula="of:=[.B285]/[.C285]*1000" office:value-type="float" office:value="19.1507416267943" calcext:value-type="float">
            <text:p>19,150741626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.59752" calcext:value-type="float">
            <text:p>8,59752</text:p>
          </table:table-cell>
          <table:table-cell office:value-type="float" office:value="3150" calcext:value-type="float">
            <text:p>3150</text:p>
          </table:table-cell>
          <table:table-cell table:formula="of:=[.B286]/[.C286]*1000" office:value-type="float" office:value="2.72937142857143" calcext:value-type="float">
            <text:p>2,729371428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9.2022" calcext:value-type="float">
            <text:p>19,2022</text:p>
          </table:table-cell>
          <table:table-cell office:value-type="float" office:value="10500" calcext:value-type="float">
            <text:p>10500</text:p>
          </table:table-cell>
          <table:table-cell table:formula="of:=[.B287]/[.C287]*1000" office:value-type="float" office:value="1.82878095238095" calcext:value-type="float">
            <text:p>1,828780952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4.1119" calcext:value-type="float">
            <text:p>84,1119</text:p>
          </table:table-cell>
          <table:table-cell office:value-type="float" office:value="4200" calcext:value-type="float">
            <text:p>4200</text:p>
          </table:table-cell>
          <table:table-cell table:formula="of:=[.B288]/[.C288]*1000" office:value-type="float" office:value="20.0266428571429" calcext:value-type="float">
            <text:p>20,026642857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86.0464" calcext:value-type="float">
            <text:p>86,0464</text:p>
          </table:table-cell>
          <table:table-cell office:value-type="float" office:value="4216" calcext:value-type="float">
            <text:p>4216</text:p>
          </table:table-cell>
          <table:table-cell table:formula="of:=[.B289]/[.C289]*1000" office:value-type="float" office:value="20.4094876660342" calcext:value-type="float">
            <text:p>20,40948766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88.7188" calcext:value-type="float">
            <text:p>88,7188</text:p>
          </table:table-cell>
          <table:table-cell office:value-type="float" office:value="4236" calcext:value-type="float">
            <text:p>4236</text:p>
          </table:table-cell>
          <table:table-cell table:formula="of:=[.B290]/[.C290]*1000" office:value-type="float" office:value="20.9440037771483" calcext:value-type="float">
            <text:p>20,944003777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.50477" calcext:value-type="float">
            <text:p>8,50477</text:p>
          </table:table-cell>
          <table:table-cell office:value-type="float" office:value="3180" calcext:value-type="float">
            <text:p>3180</text:p>
          </table:table-cell>
          <table:table-cell table:formula="of:=[.B291]/[.C291]*1000" office:value-type="float" office:value="2.67445597484277" calcext:value-type="float">
            <text:p>2,674455974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6.1987" calcext:value-type="float">
            <text:p>26,1987</text:p>
          </table:table-cell>
          <table:table-cell office:value-type="float" office:value="13884" calcext:value-type="float">
            <text:p>13884</text:p>
          </table:table-cell>
          <table:table-cell table:formula="of:=[.B292]/[.C292]*1000" office:value-type="float" office:value="1.88697061365601" calcext:value-type="float">
            <text:p>1,886970613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.79522" calcext:value-type="float">
            <text:p>8,79522</text:p>
          </table:table-cell>
          <table:table-cell office:value-type="float" office:value="3210" calcext:value-type="float">
            <text:p>3210</text:p>
          </table:table-cell>
          <table:table-cell table:formula="of:=[.B293]/[.C293]*1000" office:value-type="float" office:value="2.73994392523364" calcext:value-type="float">
            <text:p>2,739943925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.73476" calcext:value-type="float">
            <text:p>8,73476</text:p>
          </table:table-cell>
          <table:table-cell office:value-type="float" office:value="3240" calcext:value-type="float">
            <text:p>3240</text:p>
          </table:table-cell>
          <table:table-cell table:formula="of:=[.B294]/[.C294]*1000" office:value-type="float" office:value="2.69591358024691" calcext:value-type="float">
            <text:p>2,695913580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9.19395" calcext:value-type="float">
            <text:p>9,19395</text:p>
          </table:table-cell>
          <table:table-cell office:value-type="float" office:value="3270" calcext:value-type="float">
            <text:p>3270</text:p>
          </table:table-cell>
          <table:table-cell table:formula="of:=[.B295]/[.C295]*1000" office:value-type="float" office:value="2.81160550458716" calcext:value-type="float">
            <text:p>2,811605504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.85898" calcext:value-type="float">
            <text:p>8,85898</text:p>
          </table:table-cell>
          <table:table-cell office:value-type="float" office:value="3300" calcext:value-type="float">
            <text:p>3300</text:p>
          </table:table-cell>
          <table:table-cell table:formula="of:=[.B296]/[.C296]*1000" office:value-type="float" office:value="2.68453939393939" calcext:value-type="float">
            <text:p>2,684539393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2.16" calcext:value-type="float">
            <text:p>82,16</text:p>
          </table:table-cell>
          <table:table-cell office:value-type="float" office:value="4400" calcext:value-type="float">
            <text:p>4400</text:p>
          </table:table-cell>
          <table:table-cell table:formula="of:=[.B297]/[.C297]*1000" office:value-type="float" office:value="18.6727272727273" calcext:value-type="float">
            <text:p>18,672727272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89.1027" calcext:value-type="float">
            <text:p>89,1027</text:p>
          </table:table-cell>
          <table:table-cell office:value-type="float" office:value="4424" calcext:value-type="float">
            <text:p>4424</text:p>
          </table:table-cell>
          <table:table-cell table:formula="of:=[.B298]/[.C298]*1000" office:value-type="float" office:value="20.1407549728752" calcext:value-type="float">
            <text:p>20,140754972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.99029" calcext:value-type="float">
            <text:p>8,99029</text:p>
          </table:table-cell>
          <table:table-cell office:value-type="float" office:value="3330" calcext:value-type="float">
            <text:p>3330</text:p>
          </table:table-cell>
          <table:table-cell table:formula="of:=[.B299]/[.C299]*1000" office:value-type="float" office:value="2.69978678678679" calcext:value-type="float">
            <text:p>2,699786786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90.29" calcext:value-type="float">
            <text:p>90,29</text:p>
          </table:table-cell>
          <table:table-cell office:value-type="float" office:value="4464" calcext:value-type="float">
            <text:p>4464</text:p>
          </table:table-cell>
          <table:table-cell table:formula="of:=[.B300]/[.C300]*1000" office:value-type="float" office:value="20.2262544802867" calcext:value-type="float">
            <text:p>20,226254480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.4058" calcext:value-type="float">
            <text:p>9,4058</text:p>
          </table:table-cell>
          <table:table-cell office:value-type="float" office:value="3360" calcext:value-type="float">
            <text:p>3360</text:p>
          </table:table-cell>
          <table:table-cell table:formula="of:=[.B301]/[.C301]*1000" office:value-type="float" office:value="2.79934523809524" calcext:value-type="float">
            <text:p>2,799345238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91.8756" calcext:value-type="float">
            <text:p>91,8756</text:p>
          </table:table-cell>
          <table:table-cell office:value-type="float" office:value="4488" calcext:value-type="float">
            <text:p>4488</text:p>
          </table:table-cell>
          <table:table-cell table:formula="of:=[.B302]/[.C302]*1000" office:value-type="float" office:value="20.4713903743316" calcext:value-type="float">
            <text:p>20,471390374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9.12086" calcext:value-type="float">
            <text:p>9,12086</text:p>
          </table:table-cell>
          <table:table-cell office:value-type="float" office:value="3390" calcext:value-type="float">
            <text:p>3390</text:p>
          </table:table-cell>
          <table:table-cell table:formula="of:=[.B303]/[.C303]*1000" office:value-type="float" office:value="2.6905191740413" calcext:value-type="float">
            <text:p>2,69051917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9.20492" calcext:value-type="float">
            <text:p>9,20492</text:p>
          </table:table-cell>
          <table:table-cell office:value-type="float" office:value="3420" calcext:value-type="float">
            <text:p>3420</text:p>
          </table:table-cell>
          <table:table-cell table:formula="of:=[.B304]/[.C304]*1000" office:value-type="float" office:value="2.69149707602339" calcext:value-type="float">
            <text:p>2,69149707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9.16647" calcext:value-type="float">
            <text:p>9,16647</text:p>
          </table:table-cell>
          <table:table-cell office:value-type="float" office:value="3450" calcext:value-type="float">
            <text:p>3450</text:p>
          </table:table-cell>
          <table:table-cell table:formula="of:=[.B305]/[.C305]*1000" office:value-type="float" office:value="2.65694782608696" calcext:value-type="float">
            <text:p>2,656947826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3.0846" calcext:value-type="float">
            <text:p>23,0846</text:p>
          </table:table-cell>
          <table:table-cell office:value-type="float" office:value="12672" calcext:value-type="float">
            <text:p>12672</text:p>
          </table:table-cell>
          <table:table-cell table:formula="of:=[.B306]/[.C306]*1000" office:value-type="float" office:value="1.82170138888889" calcext:value-type="float">
            <text:p>1,8217013889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9.1107" calcext:value-type="float">
            <text:p>29,1107</text:p>
          </table:table-cell>
          <table:table-cell office:value-type="float" office:value="16226" calcext:value-type="float">
            <text:p>16226</text:p>
          </table:table-cell>
          <table:table-cell table:formula="of:=[.B307]/[.C307]*1000" office:value-type="float" office:value="1.79407740663133" calcext:value-type="float">
            <text:p>1,794077406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0.0555" calcext:value-type="float">
            <text:p>60,0555</text:p>
          </table:table-cell>
          <table:table-cell office:value-type="float" office:value="4636" calcext:value-type="float">
            <text:p>4636</text:p>
          </table:table-cell>
          <table:table-cell table:formula="of:=[.B308]/[.C308]*1000" office:value-type="float" office:value="12.9541630716135" calcext:value-type="float">
            <text:p>12,954163071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9.15473" calcext:value-type="float">
            <text:p>9,15473</text:p>
          </table:table-cell>
          <table:table-cell office:value-type="float" office:value="3480" calcext:value-type="float">
            <text:p>3480</text:p>
          </table:table-cell>
          <table:table-cell table:formula="of:=[.B309]/[.C309]*1000" office:value-type="float" office:value="2.63066954022988" calcext:value-type="float">
            <text:p>2,630669540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7.1002" calcext:value-type="float">
            <text:p>87,1002</text:p>
          </table:table-cell>
          <table:table-cell office:value-type="float" office:value="4640" calcext:value-type="float">
            <text:p>4640</text:p>
          </table:table-cell>
          <table:table-cell table:formula="of:=[.B310]/[.C310]*1000" office:value-type="float" office:value="18.7715948275862" calcext:value-type="float">
            <text:p>18,771594827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80.2273" calcext:value-type="float">
            <text:p>80,2273</text:p>
          </table:table-cell>
          <table:table-cell office:value-type="float" office:value="4644" calcext:value-type="float">
            <text:p>4644</text:p>
          </table:table-cell>
          <table:table-cell table:formula="of:=[.B311]/[.C311]*1000" office:value-type="float" office:value="17.2754737295435" calcext:value-type="float">
            <text:p>17,275473729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9.24604" calcext:value-type="float">
            <text:p>9,24604</text:p>
          </table:table-cell>
          <table:table-cell office:value-type="float" office:value="3510" calcext:value-type="float">
            <text:p>3510</text:p>
          </table:table-cell>
          <table:table-cell table:formula="of:=[.B312]/[.C312]*1000" office:value-type="float" office:value="2.63419943019943" calcext:value-type="float">
            <text:p>2,634199430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9.35813" calcext:value-type="float">
            <text:p>9,35813</text:p>
          </table:table-cell>
          <table:table-cell office:value-type="float" office:value="3540" calcext:value-type="float">
            <text:p>3540</text:p>
          </table:table-cell>
          <table:table-cell table:formula="of:=[.B313]/[.C313]*1000" office:value-type="float" office:value="2.6435395480226" calcext:value-type="float">
            <text:p>2,64353954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9.53049" calcext:value-type="float">
            <text:p>9,53049</text:p>
          </table:table-cell>
          <table:table-cell office:value-type="float" office:value="3570" calcext:value-type="float">
            <text:p>3570</text:p>
          </table:table-cell>
          <table:table-cell table:formula="of:=[.B314]/[.C314]*1000" office:value-type="float" office:value="2.66960504201681" calcext:value-type="float">
            <text:p>2,669605042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99.2409" calcext:value-type="float">
            <text:p>99,2409</text:p>
          </table:table-cell>
          <table:table-cell office:value-type="float" office:value="4792" calcext:value-type="float">
            <text:p>4792</text:p>
          </table:table-cell>
          <table:table-cell table:formula="of:=[.B315]/[.C315]*1000" office:value-type="float" office:value="20.709703672788" calcext:value-type="float">
            <text:p>20,7097036728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2.8716" calcext:value-type="float">
            <text:p>82,8716</text:p>
          </table:table-cell>
          <table:table-cell office:value-type="float" office:value="4808" calcext:value-type="float">
            <text:p>4808</text:p>
          </table:table-cell>
          <table:table-cell table:formula="of:=[.B316]/[.C316]*1000" office:value-type="float" office:value="17.2361896838602" calcext:value-type="float">
            <text:p>17,2361896839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94.8948" calcext:value-type="float">
            <text:p>94,8948</text:p>
          </table:table-cell>
          <table:table-cell office:value-type="float" office:value="4864" calcext:value-type="float">
            <text:p>4864</text:p>
          </table:table-cell>
          <table:table-cell table:formula="of:=[.B317]/[.C317]*1000" office:value-type="float" office:value="19.5096217105263" calcext:value-type="float">
            <text:p>19,509621710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81.896" calcext:value-type="float">
            <text:p>81,896</text:p>
          </table:table-cell>
          <table:table-cell office:value-type="float" office:value="4904" calcext:value-type="float">
            <text:p>4904</text:p>
          </table:table-cell>
          <table:table-cell table:formula="of:=[.B318]/[.C318]*1000" office:value-type="float" office:value="16.699836867863" calcext:value-type="float">
            <text:p>16,699836867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8.9298" calcext:value-type="float">
            <text:p>48,9298</text:p>
          </table:table-cell>
          <table:table-cell office:value-type="float" office:value="4948" calcext:value-type="float">
            <text:p>4948</text:p>
          </table:table-cell>
          <table:table-cell table:formula="of:=[.B319]/[.C319]*1000" office:value-type="float" office:value="9.88880355699273" calcext:value-type="float">
            <text:p>9,888803557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75.0696" calcext:value-type="float">
            <text:p>75,0696</text:p>
          </table:table-cell>
          <table:table-cell office:value-type="float" office:value="4996" calcext:value-type="float">
            <text:p>4996</text:p>
          </table:table-cell>
          <table:table-cell table:formula="of:=[.B320]/[.C320]*1000" office:value-type="float" office:value="15.0259407526021" calcext:value-type="float">
            <text:p>15,025940752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2.6674" calcext:value-type="float">
            <text:p>32,6674</text:p>
          </table:table-cell>
          <table:table-cell office:value-type="float" office:value="17556" calcext:value-type="float">
            <text:p>17556</text:p>
          </table:table-cell>
          <table:table-cell table:formula="of:=[.B321]/[.C321]*1000" office:value-type="float" office:value="1.86075415812258" calcext:value-type="float">
            <text:p>1,860754158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7.9345" calcext:value-type="float">
            <text:p>27,9345</text:p>
          </table:table-cell>
          <table:table-cell office:value-type="float" office:value="13937" calcext:value-type="float">
            <text:p>13937</text:p>
          </table:table-cell>
          <table:table-cell table:formula="of:=[.B322]/[.C322]*1000" office:value-type="float" office:value="2.0043409629045" calcext:value-type="float">
            <text:p>2,00434096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05.079" calcext:value-type="float">
            <text:p>105,079</text:p>
          </table:table-cell>
          <table:table-cell office:value-type="float" office:value="5112" calcext:value-type="float">
            <text:p>5112</text:p>
          </table:table-cell>
          <table:table-cell table:formula="of:=[.B323]/[.C323]*1000" office:value-type="float" office:value="20.5553599374022" calcext:value-type="float">
            <text:p>20,5553599374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02.127" calcext:value-type="float">
            <text:p>102,127</text:p>
          </table:table-cell>
          <table:table-cell office:value-type="float" office:value="5128" calcext:value-type="float">
            <text:p>5128</text:p>
          </table:table-cell>
          <table:table-cell table:formula="of:=[.B324]/[.C324]*1000" office:value-type="float" office:value="19.9155616224649" calcext:value-type="float">
            <text:p>19,915561622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6.0789" calcext:value-type="float">
            <text:p>26,0789</text:p>
          </table:table-cell>
          <table:table-cell office:value-type="float" office:value="14168" calcext:value-type="float">
            <text:p>14168</text:p>
          </table:table-cell>
          <table:table-cell table:formula="of:=[.B325]/[.C325]*1000" office:value-type="float" office:value="1.8406902879729" calcext:value-type="float">
            <text:p>1,840690288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91.1351" calcext:value-type="float">
            <text:p>91,1351</text:p>
          </table:table-cell>
          <table:table-cell office:value-type="float" office:value="5180" calcext:value-type="float">
            <text:p>5180</text:p>
          </table:table-cell>
          <table:table-cell table:formula="of:=[.B326]/[.C326]*1000" office:value-type="float" office:value="17.5936486486487" calcext:value-type="float">
            <text:p>17,593648648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52.0006" calcext:value-type="float">
            <text:p>52,0006</text:p>
          </table:table-cell>
          <table:table-cell office:value-type="float" office:value="5184" calcext:value-type="float">
            <text:p>5184</text:p>
          </table:table-cell>
          <table:table-cell table:formula="of:=[.B327]/[.C327]*1000" office:value-type="float" office:value="10.0309799382716" calcext:value-type="float">
            <text:p>10,030979938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3.4215" calcext:value-type="float">
            <text:p>83,4215</text:p>
          </table:table-cell>
          <table:table-cell office:value-type="float" office:value="5200" calcext:value-type="float">
            <text:p>5200</text:p>
          </table:table-cell>
          <table:table-cell table:formula="of:=[.B328]/[.C328]*1000" office:value-type="float" office:value="16.0425961538462" calcext:value-type="float">
            <text:p>16,042596153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0.3845" calcext:value-type="float">
            <text:p>30,3845</text:p>
          </table:table-cell>
          <table:table-cell office:value-type="float" office:value="16332" calcext:value-type="float">
            <text:p>16332</text:p>
          </table:table-cell>
          <table:table-cell table:formula="of:=[.B329]/[.C329]*1000" office:value-type="float" office:value="1.86042738182709" calcext:value-type="float">
            <text:p>1,8604273818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37.2063" calcext:value-type="float">
            <text:p>37,2063</text:p>
          </table:table-cell>
          <table:table-cell office:value-type="float" office:value="20595" calcext:value-type="float">
            <text:p>20595</text:p>
          </table:table-cell>
          <table:table-cell table:formula="of:=[.B330]/[.C330]*1000" office:value-type="float" office:value="1.80656955571741" calcext:value-type="float">
            <text:p>1,806569555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41.0211" calcext:value-type="float">
            <text:p>41,0211</text:p>
          </table:table-cell>
          <table:table-cell office:value-type="float" office:value="22005" calcext:value-type="float">
            <text:p>22005</text:p>
          </table:table-cell>
          <table:table-cell table:formula="of:=[.B331]/[.C331]*1000" office:value-type="float" office:value="1.8641717791411" calcext:value-type="float">
            <text:p>1,864171779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4.1572" calcext:value-type="float">
            <text:p>34,1572</text:p>
          </table:table-cell>
          <table:table-cell office:value-type="float" office:value="17760" calcext:value-type="float">
            <text:p>17760</text:p>
          </table:table-cell>
          <table:table-cell table:formula="of:=[.B332]/[.C332]*1000" office:value-type="float" office:value="1.92326576576577" calcext:value-type="float">
            <text:p>1,9232657658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30.9028" calcext:value-type="float">
            <text:p>30,9028</text:p>
          </table:table-cell>
          <table:table-cell office:value-type="float" office:value="18036" calcext:value-type="float">
            <text:p>18036</text:p>
          </table:table-cell>
          <table:table-cell table:formula="of:=[.B333]/[.C333]*1000" office:value-type="float" office:value="1.7133954313595" calcext:value-type="float">
            <text:p>1,7133954314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45.3015" calcext:value-type="float">
            <text:p>45,3015</text:p>
          </table:table-cell>
          <table:table-cell office:value-type="float" office:value="25504" calcext:value-type="float">
            <text:p>25504</text:p>
          </table:table-cell>
          <table:table-cell table:formula="of:=[.B334]/[.C334]*1000" office:value-type="float" office:value="1.77625078419072" calcext:value-type="float">
            <text:p>1,7762507842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49.8602" calcext:value-type="float">
            <text:p>49,8602</text:p>
          </table:table-cell>
          <table:table-cell office:value-type="float" office:value="28492" calcext:value-type="float">
            <text:p>28492</text:p>
          </table:table-cell>
          <table:table-cell table:formula="of:=[.B335]/[.C335]*1000" office:value-type="float" office:value="1.749971921943" calcext:value-type="float">
            <text:p>1,7499719219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3.4219" calcext:value-type="float">
            <text:p>33,4219</text:p>
          </table:table-cell>
          <table:table-cell office:value-type="float" office:value="21905" calcext:value-type="float">
            <text:p>21905</text:p>
          </table:table-cell>
          <table:table-cell table:formula="of:=[.B336]/[.C336]*1000" office:value-type="float" office:value="1.5257658068934" calcext:value-type="float">
            <text:p>1,5257658069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31.7592" calcext:value-type="float">
            <text:p>31,7592</text:p>
          </table:table-cell>
          <table:table-cell office:value-type="float" office:value="22074" calcext:value-type="float">
            <text:p>22074</text:p>
          </table:table-cell>
          <table:table-cell table:formula="of:=[.B337]/[.C337]*1000" office:value-type="float" office:value="1.43876053275347" calcext:value-type="float">
            <text:p>1,4387605328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52.3419" calcext:value-type="float">
            <text:p>52,3419</text:p>
          </table:table-cell>
          <table:table-cell office:value-type="float" office:value="28368" calcext:value-type="float">
            <text:p>28368</text:p>
          </table:table-cell>
          <table:table-cell table:formula="of:=[.B338]/[.C338]*1000" office:value-type="float" office:value="1.84510363790186" calcext:value-type="float">
            <text:p>1,845103637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6.019" calcext:value-type="float">
            <text:p>56,019</text:p>
          </table:table-cell>
          <table:table-cell office:value-type="float" office:value="29808" calcext:value-type="float">
            <text:p>29808</text:p>
          </table:table-cell>
          <table:table-cell table:formula="of:=[.B339]/[.C339]*1000" office:value-type="float" office:value="1.87932769726248" calcext:value-type="float">
            <text:p>1,879327697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8.0045" calcext:value-type="float">
            <text:p>38,0045</text:p>
          </table:table-cell>
          <table:table-cell office:value-type="float" office:value="26222" calcext:value-type="float">
            <text:p>26222</text:p>
          </table:table-cell>
          <table:table-cell table:formula="of:=[.B340]/[.C340]*1000" office:value-type="float" office:value="1.44933643505453" calcext:value-type="float">
            <text:p>1,4493364351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8.9346" calcext:value-type="float">
            <text:p>38,9346</text:p>
          </table:table-cell>
          <table:table-cell office:value-type="float" office:value="27482" calcext:value-type="float">
            <text:p>27482</text:p>
          </table:table-cell>
          <table:table-cell table:formula="of:=[.B341]/[.C341]*1000" office:value-type="float" office:value="1.41673095116804" calcext:value-type="float">
            <text:p>1,416730951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9.387" calcext:value-type="float">
            <text:p>39,387</text:p>
          </table:table-cell>
          <table:table-cell office:value-type="float" office:value="27482" calcext:value-type="float">
            <text:p>27482</text:p>
          </table:table-cell>
          <table:table-cell table:formula="of:=[.B342]/[.C342]*1000" office:value-type="float" office:value="1.43319263517939" calcext:value-type="float">
            <text:p>1,433192635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.5358" calcext:value-type="float">
            <text:p>40,5358</text:p>
          </table:table-cell>
          <table:table-cell office:value-type="float" office:value="28336" calcext:value-type="float">
            <text:p>28336</text:p>
          </table:table-cell>
          <table:table-cell table:formula="of:=[.B343]/[.C343]*1000" office:value-type="float" office:value="1.43054065499718" calcext:value-type="float">
            <text:p>1,430540655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66.3679" calcext:value-type="float">
            <text:p>66,3679</text:p>
          </table:table-cell>
          <table:table-cell office:value-type="float" office:value="37494" calcext:value-type="float">
            <text:p>37494</text:p>
          </table:table-cell>
          <table:table-cell table:formula="of:=[.B344]/[.C344]*1000" office:value-type="float" office:value="1.77009388168774" calcext:value-type="float">
            <text:p>1,7700938817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71.6204" calcext:value-type="float">
            <text:p>71,6204</text:p>
          </table:table-cell>
          <table:table-cell office:value-type="float" office:value="41610" calcext:value-type="float">
            <text:p>41610</text:p>
          </table:table-cell>
          <table:table-cell table:formula="of:=[.B345]/[.C345]*1000" office:value-type="float" office:value="1.72123047344388" calcext:value-type="float">
            <text:p>1,7212304734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69.9453" calcext:value-type="float">
            <text:p>69,9453</text:p>
          </table:table-cell>
          <table:table-cell office:value-type="float" office:value="41686" calcext:value-type="float">
            <text:p>41686</text:p>
          </table:table-cell>
          <table:table-cell table:formula="of:=[.B346]/[.C346]*1000" office:value-type="float" office:value="1.67790865038622" calcext:value-type="float">
            <text:p>1,6779086504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45.4521" calcext:value-type="float">
            <text:p>45,4521</text:p>
          </table:table-cell>
          <table:table-cell office:value-type="float" office:value="33120" calcext:value-type="float">
            <text:p>33120</text:p>
          </table:table-cell>
          <table:table-cell table:formula="of:=[.B347]/[.C347]*1000" office:value-type="float" office:value="1.37234601449275" calcext:value-type="float">
            <text:p>1,3723460145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49.4918" calcext:value-type="float">
            <text:p>49,4918</text:p>
          </table:table-cell>
          <table:table-cell office:value-type="float" office:value="37488" calcext:value-type="float">
            <text:p>37488</text:p>
          </table:table-cell>
          <table:table-cell table:formula="of:=[.B348]/[.C348]*1000" office:value-type="float" office:value="1.32020379854887" calcext:value-type="float">
            <text:p>1,3202037985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78.3757" calcext:value-type="float">
            <text:p>78,3757</text:p>
          </table:table-cell>
          <table:table-cell office:value-type="float" office:value="45049" calcext:value-type="float">
            <text:p>45049</text:p>
          </table:table-cell>
          <table:table-cell table:formula="of:=[.B349]/[.C349]*1000" office:value-type="float" office:value="1.73978778663233" calcext:value-type="float">
            <text:p>1,7397877866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54.9455" calcext:value-type="float">
            <text:p>54,9455</text:p>
          </table:table-cell>
          <table:table-cell office:value-type="float" office:value="39472" calcext:value-type="float">
            <text:p>39472</text:p>
          </table:table-cell>
          <table:table-cell table:formula="of:=[.B350]/[.C350]*1000" office:value-type="float" office:value="1.39201205918119" calcext:value-type="float">
            <text:p>1,3920120592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53.0699" calcext:value-type="float">
            <text:p>53,0699</text:p>
          </table:table-cell>
          <table:table-cell office:value-type="float" office:value="39936" calcext:value-type="float">
            <text:p>39936</text:p>
          </table:table-cell>
          <table:table-cell table:formula="of:=[.B351]/[.C351]*1000" office:value-type="float" office:value="1.32887369791667" calcext:value-type="float">
            <text:p>1,3288736979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85.3314" calcext:value-type="float">
            <text:p>85,3314</text:p>
          </table:table-cell>
          <table:table-cell office:value-type="float" office:value="47652" calcext:value-type="float">
            <text:p>47652</text:p>
          </table:table-cell>
          <table:table-cell table:formula="of:=[.B352]/[.C352]*1000" office:value-type="float" office:value="1.79072022160665" calcext:value-type="float">
            <text:p>1,7907202216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72.5442" calcext:value-type="float">
            <text:p>72,5442</text:p>
          </table:table-cell>
          <table:table-cell office:value-type="float" office:value="43232" calcext:value-type="float">
            <text:p>43232</text:p>
          </table:table-cell>
          <table:table-cell table:formula="of:=[.B353]/[.C353]*1000" office:value-type="float" office:value="1.67802091043671" calcext:value-type="float">
            <text:p>1,6780209104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86.0327" calcext:value-type="float">
            <text:p>86,0327</text:p>
          </table:table-cell>
          <table:table-cell office:value-type="float" office:value="57435" calcext:value-type="float">
            <text:p>57435</text:p>
          </table:table-cell>
          <table:table-cell table:formula="of:=[.B354]/[.C354]*1000" office:value-type="float" office:value="1.49791416383738" calcext:value-type="float">
            <text:p>1,4979141638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75.0098" calcext:value-type="float">
            <text:p>75,0098</text:p>
          </table:table-cell>
          <table:table-cell office:value-type="float" office:value="50976" calcext:value-type="float">
            <text:p>50976</text:p>
          </table:table-cell>
          <table:table-cell table:formula="of:=[.B355]/[.C355]*1000" office:value-type="float" office:value="1.47147284996861" calcext:value-type="float">
            <text:p>1,47147285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74.5433" calcext:value-type="float">
            <text:p>74,5433</text:p>
          </table:table-cell>
          <table:table-cell office:value-type="float" office:value="48178" calcext:value-type="float">
            <text:p>48178</text:p>
          </table:table-cell>
          <table:table-cell table:formula="of:=[.B356]/[.C356]*1000" office:value-type="float" office:value="1.54724770642202" calcext:value-type="float">
            <text:p>1,5472477064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86.9028" calcext:value-type="float">
            <text:p>86,9028</text:p>
          </table:table-cell>
          <table:table-cell office:value-type="float" office:value="63734" calcext:value-type="float">
            <text:p>63734</text:p>
          </table:table-cell>
          <table:table-cell table:formula="of:=[.B357]/[.C357]*1000" office:value-type="float" office:value="1.36352339410676" calcext:value-type="float">
            <text:p>1,3635233941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16.865" calcext:value-type="float">
            <text:p>116,865</text:p>
          </table:table-cell>
          <table:table-cell office:value-type="float" office:value="61488" calcext:value-type="float">
            <text:p>61488</text:p>
          </table:table-cell>
          <table:table-cell table:formula="of:=[.B358]/[.C358]*1000" office:value-type="float" office:value="1.90061475409836" calcext:value-type="float">
            <text:p>1,9006147541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81.2731" calcext:value-type="float">
            <text:p>81,2731</text:p>
          </table:table-cell>
          <table:table-cell office:value-type="float" office:value="50915" calcext:value-type="float">
            <text:p>50915</text:p>
          </table:table-cell>
          <table:table-cell table:formula="of:=[.B359]/[.C359]*1000" office:value-type="float" office:value="1.59625061376804" calcext:value-type="float">
            <text:p>1,5962506138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103.324" calcext:value-type="float">
            <text:p>103,324</text:p>
          </table:table-cell>
          <table:table-cell office:value-type="float" office:value="63651" calcext:value-type="float">
            <text:p>63651</text:p>
          </table:table-cell>
          <table:table-cell table:formula="of:=[.B360]/[.C360]*1000" office:value-type="float" office:value="1.62328950055773" calcext:value-type="float">
            <text:p>1,6232895006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89.3923" calcext:value-type="float">
            <text:p>89,3923</text:p>
          </table:table-cell>
          <table:table-cell office:value-type="float" office:value="55494" calcext:value-type="float">
            <text:p>55494</text:p>
          </table:table-cell>
          <table:table-cell table:formula="of:=[.B361]/[.C361]*1000" office:value-type="float" office:value="1.61084621760911" calcext:value-type="float">
            <text:p>1,6108462176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88.169" calcext:value-type="float">
            <text:p>88,169</text:p>
          </table:table-cell>
          <table:table-cell office:value-type="float" office:value="57690" calcext:value-type="float">
            <text:p>57690</text:p>
          </table:table-cell>
          <table:table-cell table:formula="of:=[.B362]/[.C362]*1000" office:value-type="float" office:value="1.52832379961865" calcext:value-type="float">
            <text:p>1,5283237996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22.295" calcext:value-type="float">
            <text:p>122,295</text:p>
          </table:table-cell>
          <table:table-cell office:value-type="float" office:value="75670" calcext:value-type="float">
            <text:p>75670</text:p>
          </table:table-cell>
          <table:table-cell table:formula="of:=[.B363]/[.C363]*1000" office:value-type="float" office:value="1.61616228359984" calcext:value-type="float">
            <text:p>1,6161622836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36.137" calcext:value-type="float">
            <text:p>136,137</text:p>
          </table:table-cell>
          <table:table-cell office:value-type="float" office:value="77970" calcext:value-type="float">
            <text:p>77970</text:p>
          </table:table-cell>
          <table:table-cell table:formula="of:=[.B364]/[.C364]*1000" office:value-type="float" office:value="1.74601769911504" calcext:value-type="float">
            <text:p>1,7460176991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80.3826" calcext:value-type="float">
            <text:p>80,3826</text:p>
          </table:table-cell>
          <table:table-cell office:value-type="float" office:value="65246" calcext:value-type="float">
            <text:p>65246</text:p>
          </table:table-cell>
          <table:table-cell table:formula="of:=[.B365]/[.C365]*1000" office:value-type="float" office:value="1.23199276584005" calcext:value-type="float">
            <text:p>1,2319927658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100.494" calcext:value-type="float">
            <text:p>100,494</text:p>
          </table:table-cell>
          <table:table-cell office:value-type="float" office:value="65398" calcext:value-type="float">
            <text:p>65398</text:p>
          </table:table-cell>
          <table:table-cell table:formula="of:=[.B366]/[.C366]*1000" office:value-type="float" office:value="1.53665249701826" calcext:value-type="float">
            <text:p>1,536652497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144.798" calcext:value-type="float">
            <text:p>144,798</text:p>
          </table:table-cell>
          <table:table-cell office:value-type="float" office:value="83928" calcext:value-type="float">
            <text:p>83928</text:p>
          </table:table-cell>
          <table:table-cell table:formula="of:=[.B367]/[.C367]*1000" office:value-type="float" office:value="1.72526451243923" calcext:value-type="float">
            <text:p>1,7252645124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97.9834" calcext:value-type="float">
            <text:p>97,9834</text:p>
          </table:table-cell>
          <table:table-cell office:value-type="float" office:value="67868" calcext:value-type="float">
            <text:p>67868</text:p>
          </table:table-cell>
          <table:table-cell table:formula="of:=[.B368]/[.C368]*1000" office:value-type="float" office:value="1.4437348971533" calcext:value-type="float">
            <text:p>1,4437348972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146.801" calcext:value-type="float">
            <text:p>146,801</text:p>
          </table:table-cell>
          <table:table-cell office:value-type="float" office:value="88248" calcext:value-type="float">
            <text:p>88248</text:p>
          </table:table-cell>
          <table:table-cell table:formula="of:=[.B369]/[.C369]*1000" office:value-type="float" office:value="1.66350512192911" calcext:value-type="float">
            <text:p>1,6635051219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99.6171" calcext:value-type="float">
            <text:p>99,6171</text:p>
          </table:table-cell>
          <table:table-cell office:value-type="float" office:value="76280" calcext:value-type="float">
            <text:p>76280</text:p>
          </table:table-cell>
          <table:table-cell table:formula="of:=[.B370]/[.C370]*1000" office:value-type="float" office:value="1.30593995804929" calcext:value-type="float">
            <text:p>1,305939958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131.553" calcext:value-type="float">
            <text:p>131,553</text:p>
          </table:table-cell>
          <table:table-cell office:value-type="float" office:value="77780" calcext:value-type="float">
            <text:p>77780</text:p>
          </table:table-cell>
          <table:table-cell table:formula="of:=[.B371]/[.C371]*1000" office:value-type="float" office:value="1.69134739007457" calcext:value-type="float">
            <text:p>1,6913473901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148.836" calcext:value-type="float">
            <text:p>148,836</text:p>
          </table:table-cell>
          <table:table-cell office:value-type="float" office:value="110187" calcext:value-type="float">
            <text:p>110187</text:p>
          </table:table-cell>
          <table:table-cell table:formula="of:=[.B372]/[.C372]*1000" office:value-type="float" office:value="1.35075825641863" calcext:value-type="float">
            <text:p>1,3507582564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111.027" calcext:value-type="float">
            <text:p>111,027</text:p>
          </table:table-cell>
          <table:table-cell office:value-type="float" office:value="82480" calcext:value-type="float">
            <text:p>82480</text:p>
          </table:table-cell>
          <table:table-cell table:formula="of:=[.B373]/[.C373]*1000" office:value-type="float" office:value="1.34610814742968" calcext:value-type="float">
            <text:p>1,3461081474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114.833" calcext:value-type="float">
            <text:p>114,833</text:p>
          </table:table-cell>
          <table:table-cell office:value-type="float" office:value="86877" calcext:value-type="float">
            <text:p>86877</text:p>
          </table:table-cell>
          <table:table-cell table:formula="of:=[.B374]/[.C374]*1000" office:value-type="float" office:value="1.32178827537783" calcext:value-type="float">
            <text:p>1,3217882754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181.267" calcext:value-type="float">
            <text:p>181,267</text:p>
          </table:table-cell>
          <table:table-cell office:value-type="float" office:value="112347" calcext:value-type="float">
            <text:p>112347</text:p>
          </table:table-cell>
          <table:table-cell table:formula="of:=[.B375]/[.C375]*1000" office:value-type="float" office:value="1.61345652309363" calcext:value-type="float">
            <text:p>1,6134565231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124.959" calcext:value-type="float">
            <text:p>124,959</text:p>
          </table:table-cell>
          <table:table-cell office:value-type="float" office:value="91098" calcext:value-type="float">
            <text:p>91098</text:p>
          </table:table-cell>
          <table:table-cell table:formula="of:=[.B376]/[.C376]*1000" office:value-type="float" office:value="1.37169861028782" calcext:value-type="float">
            <text:p>1,3716986103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167.518" calcext:value-type="float">
            <text:p>167,518</text:p>
          </table:table-cell>
          <table:table-cell office:value-type="float" office:value="117369" calcext:value-type="float">
            <text:p>117369</text:p>
          </table:table-cell>
          <table:table-cell table:formula="of:=[.B377]/[.C377]*1000" office:value-type="float" office:value="1.42727636769505" calcext:value-type="float">
            <text:p>1,4272763677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161.435" calcext:value-type="float">
            <text:p>161,435</text:p>
          </table:table-cell>
          <table:table-cell office:value-type="float" office:value="125972" calcext:value-type="float">
            <text:p>125972</text:p>
          </table:table-cell>
          <table:table-cell table:formula="of:=[.B378]/[.C378]*1000" office:value-type="float" office:value="1.2815149398279" calcext:value-type="float">
            <text:p>1,2815149398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144.256" calcext:value-type="float">
            <text:p>144,256</text:p>
          </table:table-cell>
          <table:table-cell office:value-type="float" office:value="100782" calcext:value-type="float">
            <text:p>100782</text:p>
          </table:table-cell>
          <table:table-cell table:formula="of:=[.B379]/[.C379]*1000" office:value-type="float" office:value="1.43136671230974" calcext:value-type="float">
            <text:p>1,4313667123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71.38" calcext:value-type="float">
            <text:p>171,38</text:p>
          </table:table-cell>
          <table:table-cell office:value-type="float" office:value="107410" calcext:value-type="float">
            <text:p>107410</text:p>
          </table:table-cell>
          <table:table-cell table:formula="of:=[.B380]/[.C380]*1000" office:value-type="float" office:value="1.59556838283214" calcext:value-type="float">
            <text:p>1,5955683828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177.11" calcext:value-type="float">
            <text:p>177,11</text:p>
          </table:table-cell>
          <table:table-cell office:value-type="float" office:value="131180" calcext:value-type="float">
            <text:p>131180</text:p>
          </table:table-cell>
          <table:table-cell table:formula="of:=[.B381]/[.C381]*1000" office:value-type="float" office:value="1.35012959292575" calcext:value-type="float">
            <text:p>1,3501295929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139.923" calcext:value-type="float">
            <text:p>139,923</text:p>
          </table:table-cell>
          <table:table-cell office:value-type="float" office:value="105666" calcext:value-type="float">
            <text:p>105666</text:p>
          </table:table-cell>
          <table:table-cell table:formula="of:=[.B382]/[.C382]*1000" office:value-type="float" office:value="1.32420078360116" calcext:value-type="float">
            <text:p>1,3242007836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145.382" calcext:value-type="float">
            <text:p>145,382</text:p>
          </table:table-cell>
          <table:table-cell office:value-type="float" office:value="112631" calcext:value-type="float">
            <text:p>112631</text:p>
          </table:table-cell>
          <table:table-cell table:formula="of:=[.B383]/[.C383]*1000" office:value-type="float" office:value="1.29078140121281" calcext:value-type="float">
            <text:p>1,290781401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03.814" calcext:value-type="float">
            <text:p>203,814</text:p>
          </table:table-cell>
          <table:table-cell office:value-type="float" office:value="142100" calcext:value-type="float">
            <text:p>142100</text:p>
          </table:table-cell>
          <table:table-cell table:formula="of:=[.B384]/[.C384]*1000" office:value-type="float" office:value="1.43429978888107" calcext:value-type="float">
            <text:p>1,4342997889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211.486" calcext:value-type="float">
            <text:p>211,486</text:p>
          </table:table-cell>
          <table:table-cell office:value-type="float" office:value="145261" calcext:value-type="float">
            <text:p>145261</text:p>
          </table:table-cell>
          <table:table-cell table:formula="of:=[.B385]/[.C385]*1000" office:value-type="float" office:value="1.45590351161014" calcext:value-type="float">
            <text:p>1,4559035116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169.294" calcext:value-type="float">
            <text:p>169,294</text:p>
          </table:table-cell>
          <table:table-cell office:value-type="float" office:value="115736" calcext:value-type="float">
            <text:p>115736</text:p>
          </table:table-cell>
          <table:table-cell table:formula="of:=[.B386]/[.C386]*1000" office:value-type="float" office:value="1.46276007465266" calcext:value-type="float">
            <text:p>1,4627600747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237.92" calcext:value-type="float">
            <text:p>237,92</text:p>
          </table:table-cell>
          <table:table-cell office:value-type="float" office:value="151061" calcext:value-type="float">
            <text:p>151061</text:p>
          </table:table-cell>
          <table:table-cell table:formula="of:=[.B387]/[.C387]*1000" office:value-type="float" office:value="1.57499288366951" calcext:value-type="float">
            <text:p>1,5749928837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float" office:value="167.284" calcext:value-type="float">
            <text:p>167,284</text:p>
          </table:table-cell>
          <table:table-cell office:value-type="float" office:value="135300" calcext:value-type="float">
            <text:p>135300</text:p>
          </table:table-cell>
          <table:table-cell table:formula="of:=[.B388]/[.C388]*1000" office:value-type="float" office:value="1.23639320029564" calcext:value-type="float">
            <text:p>1,2363932003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167.046" calcext:value-type="float">
            <text:p>167,046</text:p>
          </table:table-cell>
          <table:table-cell office:value-type="float" office:value="137575" calcext:value-type="float">
            <text:p>137575</text:p>
          </table:table-cell>
          <table:table-cell table:formula="of:=[.B389]/[.C389]*1000" office:value-type="float" office:value="1.21421769943667" calcext:value-type="float">
            <text:p>1,2142176994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float" office:value="162.563" calcext:value-type="float">
            <text:p>162,563</text:p>
          </table:table-cell>
          <table:table-cell office:value-type="float" office:value="133128" calcext:value-type="float">
            <text:p>133128</text:p>
          </table:table-cell>
          <table:table-cell table:formula="of:=[.B390]/[.C390]*1000" office:value-type="float" office:value="1.22110299861787" calcext:value-type="float">
            <text:p>1,2211029986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float" office:value="272.538" calcext:value-type="float">
            <text:p>272,538</text:p>
          </table:table-cell>
          <table:table-cell office:value-type="float" office:value="177888" calcext:value-type="float">
            <text:p>177888</text:p>
          </table:table-cell>
          <table:table-cell table:formula="of:=[.B391]/[.C391]*1000" office:value-type="float" office:value="1.53207636265515" calcext:value-type="float">
            <text:p>1,5320763627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277.142" calcext:value-type="float">
            <text:p>277,142</text:p>
          </table:table-cell>
          <table:table-cell office:value-type="float" office:value="175119" calcext:value-type="float">
            <text:p>175119</text:p>
          </table:table-cell>
          <table:table-cell table:formula="of:=[.B392]/[.C392]*1000" office:value-type="float" office:value="1.58259240859073" calcext:value-type="float">
            <text:p>1,5825924086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267.481" calcext:value-type="float">
            <text:p>267,481</text:p>
          </table:table-cell>
          <table:table-cell office:value-type="float" office:value="179955" calcext:value-type="float">
            <text:p>179955</text:p>
          </table:table-cell>
          <table:table-cell table:formula="of:=[.B393]/[.C393]*1000" office:value-type="float" office:value="1.48637714984302" calcext:value-type="float">
            <text:p>1,4863771498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182.227" calcext:value-type="float">
            <text:p>182,227</text:p>
          </table:table-cell>
          <table:table-cell office:value-type="float" office:value="152490" calcext:value-type="float">
            <text:p>152490</text:p>
          </table:table-cell>
          <table:table-cell table:formula="of:=[.B394]/[.C394]*1000" office:value-type="float" office:value="1.19500950882025" calcext:value-type="float">
            <text:p>1,1950095088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float" office:value="180.08" calcext:value-type="float">
            <text:p>180,08</text:p>
          </table:table-cell>
          <table:table-cell office:value-type="float" office:value="149200" calcext:value-type="float">
            <text:p>149200</text:p>
          </table:table-cell>
          <table:table-cell table:formula="of:=[.B395]/[.C395]*1000" office:value-type="float" office:value="1.20697050938338" calcext:value-type="float">
            <text:p>1,2069705094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297.81" calcext:value-type="float">
            <text:p>297,81</text:p>
          </table:table-cell>
          <table:table-cell office:value-type="float" office:value="200838" calcext:value-type="float">
            <text:p>200838</text:p>
          </table:table-cell>
          <table:table-cell table:formula="of:=[.B396]/[.C396]*1000" office:value-type="float" office:value="1.48283691333313" calcext:value-type="float">
            <text:p>1,4828369133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293.012" calcext:value-type="float">
            <text:p>293,012</text:p>
          </table:table-cell>
          <table:table-cell office:value-type="float" office:value="199072" calcext:value-type="float">
            <text:p>199072</text:p>
          </table:table-cell>
          <table:table-cell table:formula="of:=[.B397]/[.C397]*1000" office:value-type="float" office:value="1.47188956759363" calcext:value-type="float">
            <text:p>1,4718895676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199.632" calcext:value-type="float">
            <text:p>199,632</text:p>
          </table:table-cell>
          <table:table-cell office:value-type="float" office:value="169101" calcext:value-type="float">
            <text:p>169101</text:p>
          </table:table-cell>
          <table:table-cell table:formula="of:=[.B398]/[.C398]*1000" office:value-type="float" office:value="1.18054890272677" calcext:value-type="float">
            <text:p>1,1805489027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205.617" calcext:value-type="float">
            <text:p>205,617</text:p>
          </table:table-cell>
          <table:table-cell office:value-type="float" office:value="163982" calcext:value-type="float">
            <text:p>163982</text:p>
          </table:table-cell>
          <table:table-cell table:formula="of:=[.B399]/[.C399]*1000" office:value-type="float" office:value="1.25389981827274" calcext:value-type="float">
            <text:p>1,2538998183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241.569" calcext:value-type="float">
            <text:p>241,569</text:p>
          </table:table-cell>
          <table:table-cell office:value-type="float" office:value="165438" calcext:value-type="float">
            <text:p>165438</text:p>
          </table:table-cell>
          <table:table-cell table:formula="of:=[.B400]/[.C400]*1000" office:value-type="float" office:value="1.46017843542596" calcext:value-type="float">
            <text:p>1,4601784354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241.222" calcext:value-type="float">
            <text:p>241,222</text:p>
          </table:table-cell>
          <table:table-cell office:value-type="float" office:value="169286" calcext:value-type="float">
            <text:p>169286</text:p>
          </table:table-cell>
          <table:table-cell table:formula="of:=[.B401]/[.C401]*1000" office:value-type="float" office:value="1.42493767943008" calcext:value-type="float">
            <text:p>1,4249376794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float" office:value="318.212" calcext:value-type="float">
            <text:p>318,212</text:p>
          </table:table-cell>
          <table:table-cell office:value-type="float" office:value="222666" calcext:value-type="float">
            <text:p>222666</text:p>
          </table:table-cell>
          <table:table-cell table:formula="of:=[.B402]/[.C402]*1000" office:value-type="float" office:value="1.42910008712601" calcext:value-type="float">
            <text:p>1,4291000871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float" office:value="235.033" calcext:value-type="float">
            <text:p>235,033</text:p>
          </table:table-cell>
          <table:table-cell office:value-type="float" office:value="172484" calcext:value-type="float">
            <text:p>172484</text:p>
          </table:table-cell>
          <table:table-cell table:formula="of:=[.B403]/[.C403]*1000" office:value-type="float" office:value="1.36263653440319" calcext:value-type="float">
            <text:p>1,3626365344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float" office:value="368.881" calcext:value-type="float">
            <text:p>368,881</text:p>
          </table:table-cell>
          <table:table-cell office:value-type="float" office:value="237510" calcext:value-type="float">
            <text:p>237510</text:p>
          </table:table-cell>
          <table:table-cell table:formula="of:=[.B404]/[.C404]*1000" office:value-type="float" office:value="1.55311776346259" calcext:value-type="float">
            <text:p>1,5531177635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float" office:value="395.677" calcext:value-type="float">
            <text:p>395,677</text:p>
          </table:table-cell>
          <table:table-cell office:value-type="float" office:value="251388" calcext:value-type="float">
            <text:p>251388</text:p>
          </table:table-cell>
          <table:table-cell table:formula="of:=[.B405]/[.C405]*1000" office:value-type="float" office:value="1.57396932232247" calcext:value-type="float">
            <text:p>1,5739693223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float" office:value="243.529" calcext:value-type="float">
            <text:p>243,529</text:p>
          </table:table-cell>
          <table:table-cell office:value-type="float" office:value="197708" calcext:value-type="float">
            <text:p>197708</text:p>
          </table:table-cell>
          <table:table-cell table:formula="of:=[.B406]/[.C406]*1000" office:value-type="float" office:value="1.23176098084043" calcext:value-type="float">
            <text:p>1,2317609808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375.075" calcext:value-type="float">
            <text:p>375,075</text:p>
          </table:table-cell>
          <table:table-cell office:value-type="float" office:value="248290" calcext:value-type="float">
            <text:p>248290</text:p>
          </table:table-cell>
          <table:table-cell table:formula="of:=[.B407]/[.C407]*1000" office:value-type="float" office:value="1.51063272785855" calcext:value-type="float">
            <text:p>1,5106327279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float" office:value="240.806" calcext:value-type="float">
            <text:p>240,806</text:p>
          </table:table-cell>
          <table:table-cell office:value-type="float" office:value="199388" calcext:value-type="float">
            <text:p>199388</text:p>
          </table:table-cell>
          <table:table-cell table:formula="of:=[.B408]/[.C408]*1000" office:value-type="float" office:value="1.20772564045981" calcext:value-type="float">
            <text:p>1,2077256405</text:p>
          </table:table-cell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float" office:value="255.47" calcext:value-type="float">
            <text:p>255,47</text:p>
          </table:table-cell>
          <table:table-cell office:value-type="float" office:value="204540" calcext:value-type="float">
            <text:p>204540</text:p>
          </table:table-cell>
          <table:table-cell table:formula="of:=[.B409]/[.C409]*1000" office:value-type="float" office:value="1.24899775105114" calcext:value-type="float">
            <text:p>1,2489977511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float" office:value="398.15" calcext:value-type="float">
            <text:p>398,15</text:p>
          </table:table-cell>
          <table:table-cell office:value-type="float" office:value="267984" calcext:value-type="float">
            <text:p>267984</text:p>
          </table:table-cell>
          <table:table-cell table:formula="of:=[.B410]/[.C410]*1000" office:value-type="float" office:value="1.48572302824049" calcext:value-type="float">
            <text:p>1,4857230282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float" office:value="272.401" calcext:value-type="float">
            <text:p>272,401</text:p>
          </table:table-cell>
          <table:table-cell office:value-type="float" office:value="218457" calcext:value-type="float">
            <text:p>218457</text:p>
          </table:table-cell>
          <table:table-cell table:formula="of:=[.B411]/[.C411]*1000" office:value-type="float" office:value="1.24693189048646" calcext:value-type="float">
            <text:p>1,2469318905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266.977" calcext:value-type="float">
            <text:p>266,977</text:p>
          </table:table-cell>
          <table:table-cell office:value-type="float" office:value="221647" calcext:value-type="float">
            <text:p>221647</text:p>
          </table:table-cell>
          <table:table-cell table:formula="of:=[.B412]/[.C412]*1000" office:value-type="float" office:value="1.20451438548683" calcext:value-type="float">
            <text:p>1,2045143855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440.063" calcext:value-type="float">
            <text:p>440,063</text:p>
          </table:table-cell>
          <table:table-cell office:value-type="float" office:value="282976" calcext:value-type="float">
            <text:p>282976</text:p>
          </table:table-cell>
          <table:table-cell table:formula="of:=[.B413]/[.C413]*1000" office:value-type="float" office:value="1.55512481623883" calcext:value-type="float">
            <text:p>1,5551248162</text:p>
          </table:table-cell>
        </table:table-row>
        <table:table-row table:style-name="ro1">
          <table:table-cell office:value-type="float" office:value="7968" calcext:value-type="float">
            <text:p>7968</text:p>
          </table:table-cell>
          <table:table-cell office:value-type="float" office:value="445.878" calcext:value-type="float">
            <text:p>445,878</text:p>
          </table:table-cell>
          <table:table-cell office:value-type="float" office:value="294816" calcext:value-type="float">
            <text:p>294816</text:p>
          </table:table-cell>
          <table:table-cell table:formula="of:=[.B414]/[.C414]*1000" office:value-type="float" office:value="1.51239417127971" calcext:value-type="float">
            <text:p>1,5123941713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float" office:value="290.701" calcext:value-type="float">
            <text:p>290,701</text:p>
          </table:table-cell>
          <table:table-cell office:value-type="float" office:value="240360" calcext:value-type="float">
            <text:p>240360</text:p>
          </table:table-cell>
          <table:table-cell table:formula="of:=[.B415]/[.C415]*1000" office:value-type="float" office:value="1.20944000665668" calcext:value-type="float">
            <text:p>1,2094400067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339.801" calcext:value-type="float">
            <text:p>339,801</text:p>
          </table:table-cell>
          <table:table-cell office:value-type="float" office:value="244500" calcext:value-type="float">
            <text:p>244500</text:p>
          </table:table-cell>
          <table:table-cell table:formula="of:=[.B416]/[.C416]*1000" office:value-type="float" office:value="1.38977914110429" calcext:value-type="float">
            <text:p>1,3897791411</text:p>
          </table:table-cell>
        </table:table-row>
        <table:table-row table:style-name="ro1">
          <table:table-cell office:value-type="float" office:value="8241" calcext:value-type="float">
            <text:p>8241</text:p>
          </table:table-cell>
          <table:table-cell office:value-type="float" office:value="484.367" calcext:value-type="float">
            <text:p>484,367</text:p>
          </table:table-cell>
          <table:table-cell office:value-type="float" office:value="313158" calcext:value-type="float">
            <text:p>313158</text:p>
          </table:table-cell>
          <table:table-cell table:formula="of:=[.B417]/[.C417]*1000" office:value-type="float" office:value="1.54671763135542" calcext:value-type="float">
            <text:p>1,5467176314</text:p>
          </table:table-cell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float" office:value="309.878" calcext:value-type="float">
            <text:p>309,878</text:p>
          </table:table-cell>
          <table:table-cell office:value-type="float" office:value="257393" calcext:value-type="float">
            <text:p>257393</text:p>
          </table:table-cell>
          <table:table-cell table:formula="of:=[.B418]/[.C418]*1000" office:value-type="float" office:value="1.20390997424172" calcext:value-type="float">
            <text:p>1,2039099742</text:p>
          </table:table-cell>
        </table:table-row>
        <table:table-row table:style-name="ro1">
          <table:table-cell office:value-type="float" office:value="8364" calcext:value-type="float">
            <text:p>8364</text:p>
          </table:table-cell>
          <table:table-cell office:value-type="float" office:value="479.603" calcext:value-type="float">
            <text:p>479,603</text:p>
          </table:table-cell>
          <table:table-cell office:value-type="float" office:value="317832" calcext:value-type="float">
            <text:p>317832</text:p>
          </table:table-cell>
          <table:table-cell table:formula="of:=[.B419]/[.C419]*1000" office:value-type="float" office:value="1.50898273301618" calcext:value-type="float">
            <text:p>1,508982733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346.451" calcext:value-type="float">
            <text:p>346,451</text:p>
          </table:table-cell>
          <table:table-cell office:value-type="float" office:value="262260" calcext:value-type="float">
            <text:p>262260</text:p>
          </table:table-cell>
          <table:table-cell table:formula="of:=[.B420]/[.C420]*1000" office:value-type="float" office:value="1.32102112407535" calcext:value-type="float">
            <text:p>1,3210211241</text:p>
          </table:table-cell>
        </table:table-row>
        <table:table-row table:style-name="ro1">
          <table:table-cell office:value-type="float" office:value="8626" calcext:value-type="float">
            <text:p>8626</text:p>
          </table:table-cell>
          <table:table-cell office:value-type="float" office:value="343.453" calcext:value-type="float">
            <text:p>343,453</text:p>
          </table:table-cell>
          <table:table-cell office:value-type="float" office:value="267406" calcext:value-type="float">
            <text:p>267406</text:p>
          </table:table-cell>
          <table:table-cell table:formula="of:=[.B421]/[.C421]*1000" office:value-type="float" office:value="1.28438778486646" calcext:value-type="float">
            <text:p>1,2843877849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550.9" calcext:value-type="float">
            <text:p>550,9</text:p>
          </table:table-cell>
          <table:table-cell office:value-type="float" office:value="347200" calcext:value-type="float">
            <text:p>347200</text:p>
          </table:table-cell>
          <table:table-cell table:formula="of:=[.B422]/[.C422]*1000" office:value-type="float" office:value="1.5866935483871" calcext:value-type="float">
            <text:p>1,5866935484</text:p>
          </table:table-cell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368.448" calcext:value-type="float">
            <text:p>368,448</text:p>
          </table:table-cell>
          <table:table-cell office:value-type="float" office:value="286080" calcext:value-type="float">
            <text:p>286080</text:p>
          </table:table-cell>
          <table:table-cell table:formula="of:=[.B423]/[.C423]*1000" office:value-type="float" office:value="1.28791946308725" calcext:value-type="float">
            <text:p>1,2879194631</text:p>
          </table:table-cell>
        </table:table-row>
        <table:table-row table:style-name="ro1">
          <table:table-cell office:value-type="float" office:value="9094" calcext:value-type="float">
            <text:p>9094</text:p>
          </table:table-cell>
          <table:table-cell office:value-type="float" office:value="589.644" calcext:value-type="float">
            <text:p>589,644</text:p>
          </table:table-cell>
          <table:table-cell office:value-type="float" office:value="363760" calcext:value-type="float">
            <text:p>363760</text:p>
          </table:table-cell>
          <table:table-cell table:formula="of:=[.B424]/[.C424]*1000" office:value-type="float" office:value="1.62096987024412" calcext:value-type="float">
            <text:p>1,6209698702</text:p>
          </table:table-cell>
        </table:table-row>
        <table:table-row table:style-name="ro1">
          <table:table-cell office:value-type="float" office:value="9178" calcext:value-type="float">
            <text:p>9178</text:p>
          </table:table-cell>
          <table:table-cell office:value-type="float" office:value="586.906" calcext:value-type="float">
            <text:p>586,906</text:p>
          </table:table-cell>
          <table:table-cell office:value-type="float" office:value="376298" calcext:value-type="float">
            <text:p>376298</text:p>
          </table:table-cell>
          <table:table-cell table:formula="of:=[.B425]/[.C425]*1000" office:value-type="float" office:value="1.5596840801705" calcext:value-type="float">
            <text:p>1,5596840802</text:p>
          </table:table-cell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float" office:value="388.376" calcext:value-type="float">
            <text:p>388,376</text:p>
          </table:table-cell>
          <table:table-cell office:value-type="float" office:value="298432" calcext:value-type="float">
            <text:p>298432</text:p>
          </table:table-cell>
          <table:table-cell table:formula="of:=[.B426]/[.C426]*1000" office:value-type="float" office:value="1.30138859103581" calcext:value-type="float">
            <text:p>1,301388591</text:p>
          </table:table-cell>
        </table:table-row>
        <table:table-row table:style-name="ro1">
          <table:table-cell office:value-type="float" office:value="9465" calcext:value-type="float">
            <text:p>9465</text:p>
          </table:table-cell>
          <table:table-cell office:value-type="float" office:value="602.207" calcext:value-type="float">
            <text:p>602,207</text:p>
          </table:table-cell>
          <table:table-cell office:value-type="float" office:value="397530" calcext:value-type="float">
            <text:p>397530</text:p>
          </table:table-cell>
          <table:table-cell table:formula="of:=[.B427]/[.C427]*1000" office:value-type="float" office:value="1.51487183357231" calcext:value-type="float">
            <text:p>1,5148718336</text:p>
          </table:table-cell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float" office:value="413.73" calcext:value-type="float">
            <text:p>413,73</text:p>
          </table:table-cell>
          <table:table-cell office:value-type="float" office:value="312807" calcext:value-type="float">
            <text:p>312807</text:p>
          </table:table-cell>
          <table:table-cell table:formula="of:=[.B428]/[.C428]*1000" office:value-type="float" office:value="1.32263664176313" calcext:value-type="float">
            <text:p>1,3226366418</text:p>
          </table:table-cell>
        </table:table-row>
        <table:table-row table:style-name="ro1">
          <table:table-cell office:value-type="float" office:value="9579" calcext:value-type="float">
            <text:p>9579</text:p>
          </table:table-cell>
          <table:table-cell office:value-type="float" office:value="407.198" calcext:value-type="float">
            <text:p>407,198</text:p>
          </table:table-cell>
          <table:table-cell office:value-type="float" office:value="316107" calcext:value-type="float">
            <text:p>316107</text:p>
          </table:table-cell>
          <table:table-cell table:formula="of:=[.B429]/[.C429]*1000" office:value-type="float" office:value="1.28816508334203" calcext:value-type="float">
            <text:p>1,2881650833</text:p>
          </table:table-cell>
        </table:table-row>
        <table:table-row table:style-name="ro1">
          <table:table-cell office:value-type="float" office:value="9768" calcext:value-type="float">
            <text:p>9768</text:p>
          </table:table-cell>
          <table:table-cell office:value-type="float" office:value="450.136" calcext:value-type="float">
            <text:p>450,136</text:p>
          </table:table-cell>
          <table:table-cell office:value-type="float" office:value="322344" calcext:value-type="float">
            <text:p>322344</text:p>
          </table:table-cell>
          <table:table-cell table:formula="of:=[.B430]/[.C430]*1000" office:value-type="float" office:value="1.39644603280967" calcext:value-type="float">
            <text:p>1,3964460328</text:p>
          </table:table-cell>
        </table:table-row>
        <table:table-row table:style-name="ro1">
          <table:table-cell office:value-type="float" office:value="9857" calcext:value-type="float">
            <text:p>9857</text:p>
          </table:table-cell>
          <table:table-cell office:value-type="float" office:value="660.007" calcext:value-type="float">
            <text:p>660,007</text:p>
          </table:table-cell>
          <table:table-cell office:value-type="float" office:value="423851" calcext:value-type="float">
            <text:p>423851</text:p>
          </table:table-cell>
          <table:table-cell table:formula="of:=[.B431]/[.C431]*1000" office:value-type="float" office:value="1.55716749518109" calcext:value-type="float">
            <text:p>1,5571674952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float" office:value="697.233" calcext:value-type="float">
            <text:p>697,233</text:p>
          </table:table-cell>
          <table:table-cell office:value-type="float" office:value="430817" calcext:value-type="float">
            <text:p>430817</text:p>
          </table:table-cell>
          <table:table-cell table:formula="of:=[.B432]/[.C432]*1000" office:value-type="float" office:value="1.61839713846018" calcext:value-type="float">
            <text:p>1,6183971385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float" office:value="657.576" calcext:value-type="float">
            <text:p>657,576</text:p>
          </table:table-cell>
          <table:table-cell office:value-type="float" office:value="438815" calcext:value-type="float">
            <text:p>438815</text:p>
          </table:table-cell>
          <table:table-cell table:formula="of:=[.B433]/[.C433]*1000" office:value-type="float" office:value="1.49852671399109" calcext:value-type="float">
            <text:p>1,498526714</text:p>
          </table:table-cell>
        </table:table-row>
        <table:table-row table:style-name="ro1">
          <table:table-cell office:value-type="float" office:value="10520" calcext:value-type="float">
            <text:p>10520</text:p>
          </table:table-cell>
          <table:table-cell office:value-type="float" office:value="734.214" calcext:value-type="float">
            <text:p>734,214</text:p>
          </table:table-cell>
          <table:table-cell office:value-type="float" office:value="452360" calcext:value-type="float">
            <text:p>452360</text:p>
          </table:table-cell>
          <table:table-cell table:formula="of:=[.B434]/[.C434]*1000" office:value-type="float" office:value="1.62307454239986" calcext:value-type="float">
            <text:p>1,6230745424</text:p>
          </table:table-cell>
        </table:table-row>
        <table:table-row table:style-name="ro1">
          <table:table-cell office:value-type="float" office:value="10858" calcext:value-type="float">
            <text:p>10858</text:p>
          </table:table-cell>
          <table:table-cell office:value-type="float" office:value="779.519" calcext:value-type="float">
            <text:p>779,519</text:p>
          </table:table-cell>
          <table:table-cell office:value-type="float" office:value="477752" calcext:value-type="float">
            <text:p>477752</text:p>
          </table:table-cell>
          <table:table-cell table:formula="of:=[.B435]/[.C435]*1000" office:value-type="float" office:value="1.63163942798774" calcext:value-type="float">
            <text:p>1,631639428</text:p>
          </table:table-cell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float" office:value="812.512" calcext:value-type="float">
            <text:p>812,512</text:p>
          </table:table-cell>
          <table:table-cell office:value-type="float" office:value="519064" calcext:value-type="float">
            <text:p>519064</text:p>
          </table:table-cell>
          <table:table-cell table:formula="of:=[.B436]/[.C436]*1000" office:value-type="float" office:value="1.56534069016537" calcext:value-type="float">
            <text:p>1,5653406902</text:p>
          </table:table-cell>
        </table:table-row>
        <table:table-row table:style-name="ro1">
          <table:table-cell office:value-type="float" office:value="11378" calcext:value-type="float">
            <text:p>11378</text:p>
          </table:table-cell>
          <table:table-cell office:value-type="float" office:value="797.76" calcext:value-type="float">
            <text:p>797,76</text:p>
          </table:table-cell>
          <table:table-cell office:value-type="float" office:value="523388" calcext:value-type="float">
            <text:p>523388</text:p>
          </table:table-cell>
          <table:table-cell table:formula="of:=[.B437]/[.C437]*1000" office:value-type="float" office:value="1.52422294741186" calcext:value-type="float">
            <text:p>1,5242229474</text:p>
          </table:table-cell>
        </table:table-row>
        <table:table-row table:style-name="ro1">
          <table:table-cell office:value-type="float" office:value="11727" calcext:value-type="float">
            <text:p>11727</text:p>
          </table:table-cell>
          <table:table-cell office:value-type="float" office:value="814.28" calcext:value-type="float">
            <text:p>814,28</text:p>
          </table:table-cell>
          <table:table-cell office:value-type="float" office:value="551169" calcext:value-type="float">
            <text:p>551169</text:p>
          </table:table-cell>
          <table:table-cell table:formula="of:=[.B438]/[.C438]*1000" office:value-type="float" office:value="1.47736901023098" calcext:value-type="float">
            <text:p>1,4773690102</text:p>
          </table:table-cell>
        </table:table-row>
        <table:table-row table:style-name="ro1">
          <table:table-cell office:value-type="float" office:value="11912" calcext:value-type="float">
            <text:p>11912</text:p>
          </table:table-cell>
          <table:table-cell office:value-type="float" office:value="869.895" calcext:value-type="float">
            <text:p>869,895</text:p>
          </table:table-cell>
          <table:table-cell office:value-type="float" office:value="559864" calcext:value-type="float">
            <text:p>559864</text:p>
          </table:table-cell>
          <table:table-cell table:formula="of:=[.B439]/[.C439]*1000" office:value-type="float" office:value="1.55376127059429" calcext:value-type="float">
            <text:p>1,5537612706</text:p>
          </table:table-cell>
        </table:table-row>
        <table:table-row table:style-name="ro1">
          <table:table-cell office:value-type="float" office:value="12245" calcext:value-type="float">
            <text:p>12245</text:p>
          </table:table-cell>
          <table:table-cell office:value-type="float" office:value="938.14" calcext:value-type="float">
            <text:p>938,14</text:p>
          </table:table-cell>
          <table:table-cell office:value-type="float" office:value="587760" calcext:value-type="float">
            <text:p>587760</text:p>
          </table:table-cell>
          <table:table-cell table:formula="of:=[.B440]/[.C440]*1000" office:value-type="float" office:value="1.5961276711583" calcext:value-type="float">
            <text:p>1,5961276712</text:p>
          </table:table-cell>
        </table:table-row>
        <table:table-row table:style-name="ro1">
          <table:table-cell office:value-type="float" office:value="12490" calcext:value-type="float">
            <text:p>12490</text:p>
          </table:table-cell>
          <table:table-cell office:value-type="float" office:value="925.142" calcext:value-type="float">
            <text:p>925,142</text:p>
          </table:table-cell>
          <table:table-cell office:value-type="float" office:value="587030" calcext:value-type="float">
            <text:p>587030</text:p>
          </table:table-cell>
          <table:table-cell table:formula="of:=[.B441]/[.C441]*1000" office:value-type="float" office:value="1.57597056368499" calcext:value-type="float">
            <text:p>1,5759705637</text:p>
          </table:table-cell>
        </table:table-row>
        <table:table-row table:style-name="ro1">
          <table:table-cell office:value-type="float" office:value="12676" calcext:value-type="float">
            <text:p>12676</text:p>
          </table:table-cell>
          <table:table-cell office:value-type="float" office:value="963.595" calcext:value-type="float">
            <text:p>963,595</text:p>
          </table:table-cell>
          <table:table-cell office:value-type="float" office:value="608448" calcext:value-type="float">
            <text:p>608448</text:p>
          </table:table-cell>
          <table:table-cell table:formula="of:=[.B442]/[.C442]*1000" office:value-type="float" office:value="1.58369326548859" calcext:value-type="float">
            <text:p>1,5836932655</text:p>
          </table:table-cell>
        </table:table-row>
        <table:table-row table:style-name="ro1">
          <table:table-cell office:value-type="float" office:value="13107" calcext:value-type="float">
            <text:p>13107</text:p>
          </table:table-cell>
          <table:table-cell office:value-type="float" office:value="1048.32" calcext:value-type="float">
            <text:p>1048,32</text:p>
          </table:table-cell>
          <table:table-cell office:value-type="float" office:value="642243" calcext:value-type="float">
            <text:p>642243</text:p>
          </table:table-cell>
          <table:table-cell table:formula="of:=[.B443]/[.C443]*1000" office:value-type="float" office:value="1.63227937089233" calcext:value-type="float">
            <text:p>1,6322793709</text:p>
          </table:table-cell>
        </table:table-row>
        <table:table-row table:style-name="ro1">
          <table:table-cell office:value-type="float" office:value="13708" calcext:value-type="float">
            <text:p>13708</text:p>
          </table:table-cell>
          <table:table-cell office:value-type="float" office:value="1072.65" calcext:value-type="float">
            <text:p>1072,65</text:p>
          </table:table-cell>
          <table:table-cell office:value-type="float" office:value="699108" calcext:value-type="float">
            <text:p>699108</text:p>
          </table:table-cell>
          <table:table-cell table:formula="of:=[.B444]/[.C444]*1000" office:value-type="float" office:value="1.53431229509604" calcext:value-type="float">
            <text:p>1,5343122951</text:p>
          </table:table-cell>
        </table:table-row>
        <table:table-row table:style-name="ro1">
          <table:table-cell office:value-type="float" office:value="13867" calcext:value-type="float">
            <text:p>13867</text:p>
          </table:table-cell>
          <table:table-cell office:value-type="float" office:value="1148.7" calcext:value-type="float">
            <text:p>1148,7</text:p>
          </table:table-cell>
          <table:table-cell office:value-type="float" office:value="707217" calcext:value-type="float">
            <text:p>707217</text:p>
          </table:table-cell>
          <table:table-cell table:formula="of:=[.B445]/[.C445]*1000" office:value-type="float" office:value="1.62425394185943" calcext:value-type="float">
            <text:p>1,6242539419</text:p>
          </table:table-cell>
        </table:table-row>
        <table:table-row table:style-name="ro1">
          <table:table-cell office:value-type="float" office:value="14056" calcext:value-type="float">
            <text:p>14056</text:p>
          </table:table-cell>
          <table:table-cell office:value-type="float" office:value="1168.1" calcext:value-type="float">
            <text:p>1168,1</text:p>
          </table:table-cell>
          <table:table-cell office:value-type="float" office:value="716856" calcext:value-type="float">
            <text:p>716856</text:p>
          </table:table-cell>
          <table:table-cell table:formula="of:=[.B446]/[.C446]*1000" office:value-type="float" office:value="1.62947649179194" calcext:value-type="float">
            <text:p>1,6294764918</text:p>
          </table:table-cell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float" office:value="1175.87" calcext:value-type="float">
            <text:p>1175,87</text:p>
          </table:table-cell>
          <table:table-cell office:value-type="float" office:value="736746" calcext:value-type="float">
            <text:p>736746</text:p>
          </table:table-cell>
          <table:table-cell table:formula="of:=[.B447]/[.C447]*1000" office:value-type="float" office:value="1.59603173956832" calcext:value-type="float">
            <text:p>1,5960317396</text:p>
          </table:table-cell>
        </table:table-row>
        <table:table-row table:style-name="ro1">
          <table:table-cell office:value-type="float" office:value="14773" calcext:value-type="float">
            <text:p>14773</text:p>
          </table:table-cell>
          <table:table-cell office:value-type="float" office:value="1168.83" calcext:value-type="float">
            <text:p>1168,83</text:p>
          </table:table-cell>
          <table:table-cell office:value-type="float" office:value="768196" calcext:value-type="float">
            <text:p>768196</text:p>
          </table:table-cell>
          <table:table-cell table:formula="of:=[.B448]/[.C448]*1000" office:value-type="float" office:value="1.52152575644757" calcext:value-type="float">
            <text:p>1,5215257564</text:p>
          </table:table-cell>
        </table:table-row>
        <table:table-row table:style-name="ro1">
          <table:table-cell office:value-type="float" office:value="14996" calcext:value-type="float">
            <text:p>14996</text:p>
          </table:table-cell>
          <table:table-cell office:value-type="float" office:value="1254.83" calcext:value-type="float">
            <text:p>1254,83</text:p>
          </table:table-cell>
          <table:table-cell office:value-type="float" office:value="779792" calcext:value-type="float">
            <text:p>779792</text:p>
          </table:table-cell>
          <table:table-cell table:formula="of:=[.B449]/[.C449]*1000" office:value-type="float" office:value="1.60918552639678" calcext:value-type="float">
            <text:p>1,6091855264</text:p>
          </table:table-cell>
        </table:table-row>
        <table:table-row table:style-name="ro1">
          <table:table-cell office:value-type="float" office:value="15452" calcext:value-type="float">
            <text:p>15452</text:p>
          </table:table-cell>
          <table:table-cell office:value-type="float" office:value="1336.08" calcext:value-type="float">
            <text:p>1336,08</text:p>
          </table:table-cell>
          <table:table-cell office:value-type="float" office:value="834408" calcext:value-type="float">
            <text:p>834408</text:p>
          </table:table-cell>
          <table:table-cell table:formula="of:=[.B450]/[.C450]*1000" office:value-type="float" office:value="1.60123105243478" calcext:value-type="float">
            <text:p>1,6012310524</text:p>
          </table:table-cell>
        </table:table-row>
        <table:table-row table:style-name="ro1">
          <table:table-cell office:value-type="float" office:value="15767" calcext:value-type="float">
            <text:p>15767</text:p>
          </table:table-cell>
          <table:table-cell office:value-type="float" office:value="1352.81" calcext:value-type="float">
            <text:p>1352,81</text:p>
          </table:table-cell>
          <table:table-cell office:value-type="float" office:value="867185" calcext:value-type="float">
            <text:p>867185</text:p>
          </table:table-cell>
          <table:table-cell table:formula="of:=[.B451]/[.C451]*1000" office:value-type="float" office:value="1.56000161441907" calcext:value-type="float">
            <text:p>1,5600016144</text:p>
          </table:table-cell>
        </table:table-row>
        <table:table-row table:style-name="ro1">
          <table:table-cell office:value-type="float" office:value="16466" calcext:value-type="float">
            <text:p>16466</text:p>
          </table:table-cell>
          <table:table-cell office:value-type="float" office:value="1451.6" calcext:value-type="float">
            <text:p>1451,6</text:p>
          </table:table-cell>
          <table:table-cell office:value-type="float" office:value="938562" calcext:value-type="float">
            <text:p>938562</text:p>
          </table:table-cell>
          <table:table-cell table:formula="of:=[.B452]/[.C452]*1000" office:value-type="float" office:value="1.54662132070124" calcext:value-type="float">
            <text:p>1,5466213207</text:p>
          </table:table-cell>
        </table:table-row>
        <table:table-row table:style-name="ro1">
          <table:table-cell office:value-type="float" office:value="16631" calcext:value-type="float">
            <text:p>16631</text:p>
          </table:table-cell>
          <table:table-cell office:value-type="float" office:value="1448.74" calcext:value-type="float">
            <text:p>1448,74</text:p>
          </table:table-cell>
          <table:table-cell office:value-type="float" office:value="931336" calcext:value-type="float">
            <text:p>931336</text:p>
          </table:table-cell>
          <table:table-cell table:formula="of:=[.B453]/[.C453]*1000" office:value-type="float" office:value="1.55555030622675" calcext:value-type="float">
            <text:p>1,5555503062</text:p>
          </table:table-cell>
        </table:table-row>
        <table:table-row table:style-name="ro1">
          <table:table-cell office:value-type="float" office:value="16906" calcext:value-type="float">
            <text:p>16906</text:p>
          </table:table-cell>
          <table:table-cell office:value-type="float" office:value="1455.45" calcext:value-type="float">
            <text:p>1455,45</text:p>
          </table:table-cell>
          <table:table-cell office:value-type="float" office:value="963642" calcext:value-type="float">
            <text:p>963642</text:p>
          </table:table-cell>
          <table:table-cell table:formula="of:=[.B454]/[.C454]*1000" office:value-type="float" office:value="1.51036380730603" calcext:value-type="float">
            <text:p>1,5103638073</text:p>
          </table:table-cell>
        </table:table-row>
        <table:table-row table:style-name="ro1">
          <table:table-cell office:value-type="float" office:value="17225" calcext:value-type="float">
            <text:p>17225</text:p>
          </table:table-cell>
          <table:table-cell office:value-type="float" office:value="1581.64" calcext:value-type="float">
            <text:p>1581,64</text:p>
          </table:table-cell>
          <table:table-cell office:value-type="float" office:value="981825" calcext:value-type="float">
            <text:p>981825</text:p>
          </table:table-cell>
          <table:table-cell table:formula="of:=[.B455]/[.C455]*1000" office:value-type="float" office:value="1.610918442696" calcext:value-type="float">
            <text:p>1,6109184427</text:p>
          </table:table-cell>
        </table:table-row>
        <table:table-row table:style-name="ro1">
          <table:table-cell office:value-type="float" office:value="17846" calcext:value-type="float">
            <text:p>17846</text:p>
          </table:table-cell>
          <table:table-cell office:value-type="float" office:value="1596.1" calcext:value-type="float">
            <text:p>1596,1</text:p>
          </table:table-cell>
          <table:table-cell office:value-type="float" office:value="1035068" calcext:value-type="float">
            <text:p>1035068</text:p>
          </table:table-cell>
          <table:table-cell table:formula="of:=[.B456]/[.C456]*1000" office:value-type="float" office:value="1.5420242921238" calcext:value-type="float">
            <text:p>1,5420242921</text:p>
          </table:table-cell>
        </table:table-row>
        <table:table-row table:style-name="ro1">
          <table:table-cell office:value-type="float" office:value="17892" calcext:value-type="float">
            <text:p>17892</text:p>
          </table:table-cell>
          <table:table-cell office:value-type="float" office:value="1659.77" calcext:value-type="float">
            <text:p>1659,77</text:p>
          </table:table-cell>
          <table:table-cell office:value-type="float" office:value="1037736" calcext:value-type="float">
            <text:p>1037736</text:p>
          </table:table-cell>
          <table:table-cell table:formula="of:=[.B457]/[.C457]*1000" office:value-type="float" office:value="1.59941449463062" calcext:value-type="float">
            <text:p>1,5994144946</text:p>
          </table:table-cell>
        </table:table-row>
        <table:table-row table:style-name="ro1">
          <table:table-cell office:value-type="float" office:value="18271" calcext:value-type="float">
            <text:p>18271</text:p>
          </table:table-cell>
          <table:table-cell office:value-type="float" office:value="1685.12" calcext:value-type="float">
            <text:p>1685,12</text:p>
          </table:table-cell>
          <table:table-cell office:value-type="float" office:value="1077989" calcext:value-type="float">
            <text:p>1077989</text:p>
          </table:table-cell>
          <table:table-cell table:formula="of:=[.B458]/[.C458]*1000" office:value-type="float" office:value="1.56320704571197" calcext:value-type="float">
            <text:p>1,5632070457</text:p>
          </table:table-cell>
        </table:table-row>
        <table:table-row table:style-name="ro1">
          <table:table-cell office:value-type="float" office:value="18677" calcext:value-type="float">
            <text:p>18677</text:p>
          </table:table-cell>
          <table:table-cell office:value-type="float" office:value="1784.38" calcext:value-type="float">
            <text:p>1784,38</text:p>
          </table:table-cell>
          <table:table-cell office:value-type="float" office:value="1101943" calcext:value-type="float">
            <text:p>1101943</text:p>
          </table:table-cell>
          <table:table-cell table:formula="of:=[.B459]/[.C459]*1000" office:value-type="float" office:value="1.61930335779618" calcext:value-type="float">
            <text:p>1,6193033578</text:p>
          </table:table-cell>
        </table:table-row>
        <table:table-row table:style-name="ro1">
          <table:table-cell office:value-type="float" office:value="19022" calcext:value-type="float">
            <text:p>19022</text:p>
          </table:table-cell>
          <table:table-cell office:value-type="float" office:value="1847.35" calcext:value-type="float">
            <text:p>1847,35</text:p>
          </table:table-cell>
          <table:table-cell office:value-type="float" office:value="1141320" calcext:value-type="float">
            <text:p>1141320</text:p>
          </table:table-cell>
          <table:table-cell table:formula="of:=[.B460]/[.C460]*1000" office:value-type="float" office:value="1.61860827813409" calcext:value-type="float">
            <text:p>1,6186082781</text:p>
          </table:table-cell>
        </table:table-row>
      </table:table>
      <table:named-expressions/>
      <table:database-ranges>
        <table:database-range table:name="__Anonymous_Sheet_DB__0" table:target-range-address="Sheet1.A1:Sheet1.C46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iselda </meta:initial-creator>
    <meta:creation-date>2016-03-16T20:34:02.385585855</meta:creation-date>
    <dc:date>2016-03-16T22:19:04.460643111</dc:date>
    <dc:creator>griselda </dc:creator>
    <meta:editing-duration>PT10M41S</meta:editing-duration>
    <meta:editing-cycles>1</meta:editing-cycles>
    <meta:document-statistic meta:table-count="1" meta:cell-count="1840" meta:object-count="2"/>
    <meta:generator>LibreOffice/4.2.4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088cm" svg:y="3.954cm" style:legend-expansion="high" chart:style-name="ch2"/>
        <chart:plot-area chart:style-name="ch3" table:cell-range-address="Sheet1.A1:Sheet1.A460 Sheet1.D1:Sheet1.D460" chart:data-source-has-labels="row" svg:x="0.41cm" svg:y="1.332cm" svg:width="10.676cm" svg:height="7.546cm">
          <chartooo:coordinate-region svg:x="1.587cm" svg:y="1.532cm" svg:width="9.499cm" svg:height="6.4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460" chart:label-cell-address="Sheet1.A1:Sheet1.A1" chart:class="chart:line">
            <chart:data-point chart:repeated="459"/>
          </chart:series>
          <chart:series chart:style-name="ch7" chart:values-cell-range-address="Sheet1.D2:Sheet1.D460" chart:label-cell-address="Sheet1.D1:Sheet1.D1" chart:class="chart:line">
            <chart:data-point chart:repeated="4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A1:Sheet1.A1</svg:desc>
                </draw:g>
              </table:table-cell>
              <table:table-cell office:value-type="string">
                <text:p>tiempo/deg*100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460</svg:desc>
                </draw:g>
              </table:table-cell>
              <table:table-cell office:value-type="float" office:value="6.97366666666667">
                <text:p>6.97366666666667</text:p>
                <draw:g>
                  <svg:desc>Sheet1.D2:Sheet1.D4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3.90591156462585">
                <text:p>3.90591156462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">
                <text:p>106</text:p>
              </table:table-cell>
              <table:table-cell office:value-type="float" office:value="40.222641509434">
                <text:p>40.222641509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22.2063636363636">
                <text:p>22.2063636363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6.182">
                <text:p>6.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">
                <text:p>113</text:p>
              </table:table-cell>
              <table:table-cell office:value-type="float" office:value="2.99030973451327">
                <text:p>2.99030973451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4.07197222222222">
                <text:p>4.0719722222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1.4748046875">
                <text:p>21.474804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">
                <text:p>129</text:p>
              </table:table-cell>
              <table:table-cell office:value-type="float" office:value="3.09711240310078">
                <text:p>3.09711240310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">
                <text:p>130</text:p>
              </table:table-cell>
              <table:table-cell office:value-type="float" office:value="4.0941282051282">
                <text:p>4.0941282051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">
                <text:p>136</text:p>
              </table:table-cell>
              <table:table-cell office:value-type="float" office:value="19.3224264705882">
                <text:p>19.32242647058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4.10778571428572">
                <text:p>4.10778571428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">
                <text:p>143</text:p>
              </table:table-cell>
              <table:table-cell office:value-type="float" office:value="3.2340034965035">
                <text:p>3.2340034965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">
                <text:p>148</text:p>
              </table:table-cell>
              <table:table-cell office:value-type="float" office:value="2.89382432432432">
                <text:p>2.89382432432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4.03842222222222">
                <text:p>4.0384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">
                <text:p>151</text:p>
              </table:table-cell>
              <table:table-cell office:value-type="float" office:value="21.2443708609271">
                <text:p>21.24437086092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">
                <text:p>15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">
                <text:p>160</text:p>
              </table:table-cell>
              <table:table-cell office:value-type="float" office:value="4.16358333333333">
                <text:p>4.16358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">
                <text:p>170</text:p>
              </table:table-cell>
              <table:table-cell office:value-type="float" office:value="4.14021568627451">
                <text:p>4.14021568627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2">
                <text:p>172</text:p>
              </table:table-cell>
              <table:table-cell office:value-type="float" office:value="15.0949127906977">
                <text:p>15.09491279069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">
                <text:p>180</text:p>
              </table:table-cell>
              <table:table-cell office:value-type="float" office:value="3.84857407407407">
                <text:p>3.84857407407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9">
                <text:p>189</text:p>
              </table:table-cell>
              <table:table-cell office:value-type="float" office:value="17.2458994708995">
                <text:p>17.2458994708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0">
                <text:p>190</text:p>
              </table:table-cell>
              <table:table-cell office:value-type="float" office:value="5.26720221606648">
                <text:p>5.26720221606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">
                <text:p>190</text:p>
              </table:table-cell>
              <table:table-cell office:value-type="float" office:value="4.14098245614035">
                <text:p>4.14098245614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3">
                <text:p>193</text:p>
              </table:table-cell>
              <table:table-cell office:value-type="float" office:value="3.14770984455959">
                <text:p>3.147709844559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">
                <text:p>194</text:p>
              </table:table-cell>
              <table:table-cell office:value-type="float" office:value="19.727706185567">
                <text:p>19.727706185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">
                <text:p>200</text:p>
              </table:table-cell>
              <table:table-cell office:value-type="float" office:value="3.99065">
                <text:p>3.990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9">
                <text:p>209</text:p>
              </table:table-cell>
              <table:table-cell office:value-type="float" office:value="19.4778708133971">
                <text:p>19.4778708133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0">
                <text:p>210</text:p>
              </table:table-cell>
              <table:table-cell office:value-type="float" office:value="3.87857142857143">
                <text:p>3.87857142857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2">
                <text:p>212</text:p>
              </table:table-cell>
              <table:table-cell office:value-type="float" office:value="3.22778301886792">
                <text:p>3.22778301886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6">
                <text:p>216</text:p>
              </table:table-cell>
              <table:table-cell office:value-type="float" office:value="2.65499074074074">
                <text:p>2.65499074074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6">
                <text:p>216</text:p>
              </table:table-cell>
              <table:table-cell office:value-type="float" office:value="17.5782407407407">
                <text:p>17.57824074074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0">
                <text:p>220</text:p>
              </table:table-cell>
              <table:table-cell office:value-type="float" office:value="3.97998484848485">
                <text:p>3.979984848484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7">
                <text:p>227</text:p>
              </table:table-cell>
              <table:table-cell office:value-type="float" office:value="16.5668502202643">
                <text:p>16.56685022026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0">
                <text:p>230</text:p>
              </table:table-cell>
              <table:table-cell office:value-type="float" office:value="3.66288043478261">
                <text:p>3.662880434782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0">
                <text:p>230</text:p>
              </table:table-cell>
              <table:table-cell office:value-type="float" office:value="3.81669565217391">
                <text:p>3.816695652173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7">
                <text:p>237</text:p>
              </table:table-cell>
              <table:table-cell office:value-type="float" office:value="2.50617721518987">
                <text:p>2.506177215189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  <table:table-cell office:value-type="float" office:value="3.50586805555556">
                <text:p>3.505868055555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">
                <text:p>240</text:p>
              </table:table-cell>
              <table:table-cell office:value-type="float" office:value="2.98501388888889">
                <text:p>2.98501388888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4">
                <text:p>244</text:p>
              </table:table-cell>
              <table:table-cell office:value-type="float" office:value="3.43114754098361">
                <text:p>3.431147540983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5">
                <text:p>245</text:p>
              </table:table-cell>
              <table:table-cell office:value-type="float" office:value="2.73017959183673">
                <text:p>2.730179591836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0">
                <text:p>250</text:p>
              </table:table-cell>
              <table:table-cell office:value-type="float" office:value="2.34814181818182">
                <text:p>2.34814181818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">
                <text:p>250</text:p>
              </table:table-cell>
              <table:table-cell office:value-type="float" office:value="7.72937">
                <text:p>7.729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0">
                <text:p>250</text:p>
              </table:table-cell>
              <table:table-cell office:value-type="float" office:value="3.09864">
                <text:p>3.098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">
                <text:p>260</text:p>
              </table:table-cell>
              <table:table-cell office:value-type="float" office:value="2.0119">
                <text:p>2.01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0">
                <text:p>260</text:p>
              </table:table-cell>
              <table:table-cell office:value-type="float" office:value="2.78020512820513">
                <text:p>2.780205128205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4">
                <text:p>264</text:p>
              </table:table-cell>
              <table:table-cell office:value-type="float" office:value="20.4318181818182">
                <text:p>20.4318181818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7">
                <text:p>267</text:p>
              </table:table-cell>
              <table:table-cell office:value-type="float" office:value="16.5681647940075">
                <text:p>16.5681647940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0">
                <text:p>270</text:p>
              </table:table-cell>
              <table:table-cell office:value-type="float" office:value="2.19531944444444">
                <text:p>2.19531944444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0">
                <text:p>270</text:p>
              </table:table-cell>
              <table:table-cell office:value-type="float" office:value="3.43460493827161">
                <text:p>3.434604938271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8">
                <text:p>278</text:p>
              </table:table-cell>
              <table:table-cell office:value-type="float" office:value="19.5285971223022">
                <text:p>19.5285971223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0">
                <text:p>280</text:p>
              </table:table-cell>
              <table:table-cell office:value-type="float" office:value="2.25642857142857">
                <text:p>2.256428571428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0">
                <text:p>280</text:p>
              </table:table-cell>
              <table:table-cell office:value-type="float" office:value="4.11932142857143">
                <text:p>4.11932142857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0">
                <text:p>290</text:p>
              </table:table-cell>
              <table:table-cell office:value-type="float" office:value="2.21468103448276">
                <text:p>2.21468103448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0">
                <text:p>290</text:p>
              </table:table-cell>
              <table:table-cell office:value-type="float" office:value="4.64325287356322">
                <text:p>4.643252873563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0">
                <text:p>300</text:p>
              </table:table-cell>
              <table:table-cell office:value-type="float" office:value="2.43703888888889">
                <text:p>2.437038888888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0">
                <text:p>300</text:p>
              </table:table-cell>
              <table:table-cell office:value-type="float" office:value="3.18305555555556">
                <text:p>3.18305555555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0">
                <text:p>310</text:p>
              </table:table-cell>
              <table:table-cell office:value-type="float" office:value="1.82152073732719">
                <text:p>1.821520737327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0">
                <text:p>310</text:p>
              </table:table-cell>
              <table:table-cell office:value-type="float" office:value="2.97908602150538">
                <text:p>2.979086021505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1">
                <text:p>311</text:p>
              </table:table-cell>
              <table:table-cell office:value-type="float" office:value="21.1266077170418">
                <text:p>21.12660771704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4">
                <text:p>314</text:p>
              </table:table-cell>
              <table:table-cell office:value-type="float" office:value="3.16056050955414">
                <text:p>3.16056050955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5">
                <text:p>315</text:p>
              </table:table-cell>
              <table:table-cell office:value-type="float" office:value="17.2518253968254">
                <text:p>17.25182539682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9">
                <text:p>319</text:p>
              </table:table-cell>
              <table:table-cell office:value-type="float" office:value="19.2580721003135">
                <text:p>19.25807210031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2.76972395833333">
                <text:p>2.769723958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.85941666666667">
                <text:p>2.85941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8">
                <text:p>328</text:p>
              </table:table-cell>
              <table:table-cell office:value-type="float" office:value="2.55135017421603">
                <text:p>2.551350174216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9">
                <text:p>329</text:p>
              </table:table-cell>
              <table:table-cell office:value-type="float" office:value="18.8287234042553">
                <text:p>18.82872340425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0">
                <text:p>330</text:p>
              </table:table-cell>
              <table:table-cell office:value-type="float" office:value="1.95929292929293">
                <text:p>1.959292929292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0">
                <text:p>330</text:p>
              </table:table-cell>
              <table:table-cell office:value-type="float" office:value="2.91007070707071">
                <text:p>2.910070707070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0">
                <text:p>340</text:p>
              </table:table-cell>
              <table:table-cell office:value-type="float" office:value="1.92060294117647">
                <text:p>1.920602941176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0">
                <text:p>340</text:p>
              </table:table-cell>
              <table:table-cell office:value-type="float" office:value="2.93559803921569">
                <text:p>2.935598039215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1">
                <text:p>341</text:p>
              </table:table-cell>
              <table:table-cell office:value-type="float" office:value="17.9037390029326">
                <text:p>17.90373900293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0">
                <text:p>350</text:p>
              </table:table-cell>
              <table:table-cell office:value-type="float" office:value="1.90715714285714">
                <text:p>1.907157142857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0">
                <text:p>350</text:p>
              </table:table-cell>
              <table:table-cell office:value-type="float" office:value="3.33662857142857">
                <text:p>3.336628571428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0">
                <text:p>360</text:p>
              </table:table-cell>
              <table:table-cell office:value-type="float" office:value="2.62074537037037">
                <text:p>2.62074537037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0">
                <text:p>360</text:p>
              </table:table-cell>
              <table:table-cell office:value-type="float" office:value="3.52094444444444">
                <text:p>3.52094444444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1">
                <text:p>361</text:p>
              </table:table-cell>
              <table:table-cell office:value-type="float" office:value="2.58601503759398">
                <text:p>2.586015037593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7">
                <text:p>367</text:p>
              </table:table-cell>
              <table:table-cell office:value-type="float" office:value="16.891825613079">
                <text:p>16.8918256130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0">
                <text:p>370</text:p>
              </table:table-cell>
              <table:table-cell office:value-type="float" office:value="2.74274054054054">
                <text:p>2.742740540540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0">
                <text:p>370</text:p>
              </table:table-cell>
              <table:table-cell office:value-type="float" office:value="3.06132432432432">
                <text:p>3.061324324324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4">
                <text:p>374</text:p>
              </table:table-cell>
              <table:table-cell office:value-type="float" office:value="2.49709702062643">
                <text:p>2.497097020626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0">
                <text:p>380</text:p>
              </table:table-cell>
              <table:table-cell office:value-type="float" office:value="2.37806315789474">
                <text:p>2.37806315789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0">
                <text:p>380</text:p>
              </table:table-cell>
              <table:table-cell office:value-type="float" office:value="2.94092105263158">
                <text:p>2.940921052631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3">
                <text:p>383</text:p>
              </table:table-cell>
              <table:table-cell office:value-type="float" office:value="21.3331592689295">
                <text:p>21.33315926892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0">
                <text:p>390</text:p>
              </table:table-cell>
              <table:table-cell office:value-type="float" office:value="2.36470256410256">
                <text:p>2.364702564102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0">
                <text:p>390</text:p>
              </table:table-cell>
              <table:table-cell office:value-type="float" office:value="2.71050427350427">
                <text:p>2.710504273504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0">
                <text:p>390</text:p>
              </table:table-cell>
              <table:table-cell office:value-type="float" office:value="3.00279487179487">
                <text:p>3.002794871794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2">
                <text:p>392</text:p>
              </table:table-cell>
              <table:table-cell office:value-type="float" office:value="17.9599489795918">
                <text:p>17.95994897959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0">
                <text:p>400</text:p>
              </table:table-cell>
              <table:table-cell office:value-type="float" office:value="2.43345">
                <text:p>2.433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0">
                <text:p>400</text:p>
              </table:table-cell>
              <table:table-cell office:value-type="float" office:value="3.61141666666667">
                <text:p>3.61141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3">
                <text:p>403</text:p>
              </table:table-cell>
              <table:table-cell office:value-type="float" office:value="2.34367245657568">
                <text:p>2.343672456575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4">
                <text:p>404</text:p>
              </table:table-cell>
              <table:table-cell office:value-type="float" office:value="19.1461014851485">
                <text:p>19.14610148514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0">
                <text:p>410</text:p>
              </table:table-cell>
              <table:table-cell office:value-type="float" office:value="2.03564390243902">
                <text:p>2.035643902439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0">
                <text:p>410</text:p>
              </table:table-cell>
              <table:table-cell office:value-type="float" office:value="2.95975609756098">
                <text:p>2.959756097560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6">
                <text:p>416</text:p>
              </table:table-cell>
              <table:table-cell office:value-type="float" office:value="17.1446514423077">
                <text:p>17.14465144230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0">
                <text:p>420</text:p>
              </table:table-cell>
              <table:table-cell office:value-type="float" office:value="1.96335238095238">
                <text:p>1.963352380952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0">
                <text:p>420</text:p>
              </table:table-cell>
              <table:table-cell office:value-type="float" office:value="2.98231746031746">
                <text:p>2.982317460317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0">
                <text:p>430</text:p>
              </table:table-cell>
              <table:table-cell office:value-type="float" office:value="2.44537209302326">
                <text:p>2.445372093023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0">
                <text:p>430</text:p>
              </table:table-cell>
              <table:table-cell office:value-type="float" office:value="2.94958139534884">
                <text:p>2.949581395348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5">
                <text:p>435</text:p>
              </table:table-cell>
              <table:table-cell office:value-type="float" office:value="21.5479885057471">
                <text:p>21.54798850574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0">
                <text:p>440</text:p>
              </table:table-cell>
              <table:table-cell office:value-type="float" office:value="1.97072727272727">
                <text:p>1.970727272727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0">
                <text:p>440</text:p>
              </table:table-cell>
              <table:table-cell office:value-type="float" office:value="3.41792424242424">
                <text:p>3.417924242424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2">
                <text:p>442</text:p>
              </table:table-cell>
              <table:table-cell office:value-type="float" office:value="20.2257918552036">
                <text:p>20.22579185520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6">
                <text:p>446</text:p>
              </table:table-cell>
              <table:table-cell office:value-type="float" office:value="2.23007847533632">
                <text:p>2.230078475336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0">
                <text:p>450</text:p>
              </table:table-cell>
              <table:table-cell office:value-type="float" office:value="1.97235555555556">
                <text:p>1.972355555555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0">
                <text:p>450</text:p>
              </table:table-cell>
              <table:table-cell office:value-type="float" office:value="3.51038518518519">
                <text:p>3.510385185185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1">
                <text:p>451</text:p>
              </table:table-cell>
              <table:table-cell office:value-type="float" office:value="1.78951853025024">
                <text:p>1.789518530250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5">
                <text:p>455</text:p>
              </table:table-cell>
              <table:table-cell office:value-type="float" office:value="19.1340659340659">
                <text:p>19.13406593406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0">
                <text:p>460</text:p>
              </table:table-cell>
              <table:table-cell office:value-type="float" office:value="2.07187391304348">
                <text:p>2.071873913043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0">
                <text:p>460</text:p>
              </table:table-cell>
              <table:table-cell office:value-type="float" office:value="3.05198550724638">
                <text:p>3.051985507246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2">
                <text:p>462</text:p>
              </table:table-cell>
              <table:table-cell office:value-type="float" office:value="2.06814935064935">
                <text:p>2.068149350649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4">
                <text:p>464</text:p>
              </table:table-cell>
              <table:table-cell office:value-type="float" office:value="18.7743534482759">
                <text:p>18.77435344827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0">
                <text:p>470</text:p>
              </table:table-cell>
              <table:table-cell office:value-type="float" office:value="2.68082446808511">
                <text:p>2.680824468085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0">
                <text:p>470</text:p>
              </table:table-cell>
              <table:table-cell office:value-type="float" office:value="3.11071631205674">
                <text:p>3.110716312056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1">
                <text:p>471</text:p>
              </table:table-cell>
              <table:table-cell office:value-type="float" office:value="18.3094479830149">
                <text:p>18.30944798301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80">
                <text:p>480</text:p>
              </table:table-cell>
              <table:table-cell office:value-type="float" office:value="2.40008854166667">
                <text:p>2.400088541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80">
                <text:p>480</text:p>
              </table:table-cell>
              <table:table-cell office:value-type="float" office:value="19.2677604166667">
                <text:p>19.26776041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80">
                <text:p>480</text:p>
              </table:table-cell>
              <table:table-cell office:value-type="float" office:value="3.13393055555556">
                <text:p>3.133930555555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0">
                <text:p>490</text:p>
              </table:table-cell>
              <table:table-cell office:value-type="float" office:value="2.32369387755102">
                <text:p>2.323693877551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0">
                <text:p>490</text:p>
              </table:table-cell>
              <table:table-cell office:value-type="float" office:value="3.07270068027211">
                <text:p>3.072700680272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0">
                <text:p>500</text:p>
              </table:table-cell>
              <table:table-cell office:value-type="float" office:value="2.29673">
                <text:p>2.296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0">
                <text:p>500</text:p>
              </table:table-cell>
              <table:table-cell office:value-type="float" office:value="3.0689">
                <text:p>3.06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9">
                <text:p>509</text:p>
              </table:table-cell>
              <table:table-cell office:value-type="float" office:value="19.3135068762279">
                <text:p>19.31350687622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0">
                <text:p>510</text:p>
              </table:table-cell>
              <table:table-cell office:value-type="float" office:value="2.34063235294118">
                <text:p>2.340632352941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0">
                <text:p>510</text:p>
              </table:table-cell>
              <table:table-cell office:value-type="float" office:value="3.07476470588235">
                <text:p>3.074764705882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0">
                <text:p>520</text:p>
              </table:table-cell>
              <table:table-cell office:value-type="float" office:value="2.25759615384615">
                <text:p>2.257596153846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0">
                <text:p>520</text:p>
              </table:table-cell>
              <table:table-cell office:value-type="float" office:value="3.08739102564103">
                <text:p>3.087391025641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1">
                <text:p>521</text:p>
              </table:table-cell>
              <table:table-cell office:value-type="float" office:value="19.7486084452975">
                <text:p>19.74860844529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7">
                <text:p>527</text:p>
              </table:table-cell>
              <table:table-cell office:value-type="float" office:value="2.10853889943074">
                <text:p>2.108538899430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8">
                <text:p>528</text:p>
              </table:table-cell>
              <table:table-cell office:value-type="float" office:value="20.0727746212121">
                <text:p>20.07277462121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0">
                <text:p>530</text:p>
              </table:table-cell>
              <table:table-cell office:value-type="float" office:value="2.37572641509434">
                <text:p>2.375726415094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30">
                <text:p>530</text:p>
              </table:table-cell>
              <table:table-cell office:value-type="float" office:value="3.02169182389937">
                <text:p>3.021691823899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3">
                <text:p>533</text:p>
              </table:table-cell>
              <table:table-cell office:value-type="float" office:value="20.2826454033771">
                <text:p>20.28264540337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0">
                <text:p>540</text:p>
              </table:table-cell>
              <table:table-cell office:value-type="float" office:value="2.27281944444444">
                <text:p>2.272819444444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0">
                <text:p>540</text:p>
              </table:table-cell>
              <table:table-cell office:value-type="float" office:value="3.09744444444444">
                <text:p>3.097444444444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0">
                <text:p>550</text:p>
              </table:table-cell>
              <table:table-cell office:value-type="float" office:value="2.20855454545455">
                <text:p>2.208554545454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0">
                <text:p>550</text:p>
              </table:table-cell>
              <table:table-cell office:value-type="float" office:value="3.06128484848485">
                <text:p>3.061284848484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0">
                <text:p>560</text:p>
              </table:table-cell>
              <table:table-cell office:value-type="float" office:value="2.17105803571429">
                <text:p>2.171058035714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0">
                <text:p>560</text:p>
              </table:table-cell>
              <table:table-cell office:value-type="float" office:value="1.84604081632653">
                <text:p>1.846040816326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0">
                <text:p>560</text:p>
              </table:table-cell>
              <table:table-cell office:value-type="float" office:value="3.05350595238095">
                <text:p>3.053505952380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70">
                <text:p>570</text:p>
              </table:table-cell>
              <table:table-cell office:value-type="float" office:value="2.28001315789474">
                <text:p>2.280013157894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0">
                <text:p>570</text:p>
              </table:table-cell>
              <table:table-cell office:value-type="float" office:value="3.00930994152047">
                <text:p>3.009309941520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8">
                <text:p>578</text:p>
              </table:table-cell>
              <table:table-cell office:value-type="float" office:value="20.3859861591695">
                <text:p>20.38598615916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0">
                <text:p>580</text:p>
              </table:table-cell>
              <table:table-cell office:value-type="float" office:value="2.30856034482759">
                <text:p>2.308560344827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0">
                <text:p>580</text:p>
              </table:table-cell>
              <table:table-cell office:value-type="float" office:value="3.00513793103448">
                <text:p>3.005137931034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2">
                <text:p>582</text:p>
              </table:table-cell>
              <table:table-cell office:value-type="float" office:value="22.0014175257732">
                <text:p>22.00141752577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0">
                <text:p>590</text:p>
              </table:table-cell>
              <table:table-cell office:value-type="float" office:value="2.22522881355932">
                <text:p>2.225228813559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0">
                <text:p>590</text:p>
              </table:table-cell>
              <table:table-cell office:value-type="float" office:value="18.1457203389831">
                <text:p>18.14572033898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0">
                <text:p>590</text:p>
              </table:table-cell>
              <table:table-cell office:value-type="float" office:value="3.00667231638418">
                <text:p>3.006672316384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0">
                <text:p>600</text:p>
              </table:table-cell>
              <table:table-cell office:value-type="float" office:value="2.34640833333333">
                <text:p>2.346408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0">
                <text:p>600</text:p>
              </table:table-cell>
              <table:table-cell office:value-type="float" office:value="3.0908">
                <text:p>3.09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1">
                <text:p>601</text:p>
              </table:table-cell>
              <table:table-cell office:value-type="float" office:value="1.90482766817209">
                <text:p>1.904827668172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7">
                <text:p>607</text:p>
              </table:table-cell>
              <table:table-cell office:value-type="float" office:value="20.0942751235585">
                <text:p>20.09427512355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08">
                <text:p>608</text:p>
              </table:table-cell>
              <table:table-cell office:value-type="float" office:value="21.6523026315789">
                <text:p>21.65230263157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9">
                <text:p>609</text:p>
              </table:table-cell>
              <table:table-cell office:value-type="float" office:value="15.3360016420361">
                <text:p>15.33600164203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10">
                <text:p>610</text:p>
              </table:table-cell>
              <table:table-cell office:value-type="float" office:value="2.29193442622951">
                <text:p>2.291934426229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10">
                <text:p>610</text:p>
              </table:table-cell>
              <table:table-cell office:value-type="float" office:value="3.09290163934426">
                <text:p>3.092901639344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7">
                <text:p>617</text:p>
              </table:table-cell>
              <table:table-cell office:value-type="float" office:value="1.98461912479741">
                <text:p>1.984619124797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0">
                <text:p>620</text:p>
              </table:table-cell>
              <table:table-cell office:value-type="float" office:value="2.26211290322581">
                <text:p>2.262112903225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20">
                <text:p>620</text:p>
              </table:table-cell>
              <table:table-cell office:value-type="float" office:value="2.95817204301075">
                <text:p>2.958172043010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30">
                <text:p>630</text:p>
              </table:table-cell>
              <table:table-cell office:value-type="float" office:value="2.25076587301587">
                <text:p>2.250765873015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30">
                <text:p>630</text:p>
              </table:table-cell>
              <table:table-cell office:value-type="float" office:value="3.04460846560847">
                <text:p>3.044608465608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0">
                <text:p>640</text:p>
              </table:table-cell>
              <table:table-cell office:value-type="float" office:value="2.29748046875">
                <text:p>2.29748046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0">
                <text:p>640</text:p>
              </table:table-cell>
              <table:table-cell office:value-type="float" office:value="3.11927083333333">
                <text:p>3.1192708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1">
                <text:p>641</text:p>
              </table:table-cell>
              <table:table-cell office:value-type="float" office:value="21.6360374414977">
                <text:p>21.63603744149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0">
                <text:p>650</text:p>
              </table:table-cell>
              <table:table-cell office:value-type="float" office:value="2.22975384615385">
                <text:p>2.229753846153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50">
                <text:p>650</text:p>
              </table:table-cell>
              <table:table-cell office:value-type="float" office:value="1.67846923076923">
                <text:p>1.678469230769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50">
                <text:p>650</text:p>
              </table:table-cell>
              <table:table-cell office:value-type="float" office:value="2.94710769230769">
                <text:p>2.947107692307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59">
                <text:p>659</text:p>
              </table:table-cell>
              <table:table-cell office:value-type="float" office:value="15.8114188163885">
                <text:p>15.81141881638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0">
                <text:p>660</text:p>
              </table:table-cell>
              <table:table-cell office:value-type="float" office:value="2.20123484848485">
                <text:p>2.201234848484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60">
                <text:p>660</text:p>
              </table:table-cell>
              <table:table-cell office:value-type="float" office:value="3.07188383838384">
                <text:p>3.071883838383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61">
                <text:p>661</text:p>
              </table:table-cell>
              <table:table-cell office:value-type="float" office:value="22.4067322239032">
                <text:p>22.40673222390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70">
                <text:p>670</text:p>
              </table:table-cell>
              <table:table-cell office:value-type="float" office:value="2.16413432835821">
                <text:p>2.164134328358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70">
                <text:p>670</text:p>
              </table:table-cell>
              <table:table-cell office:value-type="float" office:value="3.10646766169154">
                <text:p>3.106467661691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80">
                <text:p>680</text:p>
              </table:table-cell>
              <table:table-cell office:value-type="float" office:value="2.1588125">
                <text:p>2.1588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80">
                <text:p>680</text:p>
              </table:table-cell>
              <table:table-cell office:value-type="float" office:value="3.08161764705882">
                <text:p>3.081617647058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85">
                <text:p>685</text:p>
              </table:table-cell>
              <table:table-cell office:value-type="float" office:value="16.6129197080292">
                <text:p>16.61291970802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88">
                <text:p>688</text:p>
              </table:table-cell>
              <table:table-cell office:value-type="float" office:value="2.05856236786469">
                <text:p>2.058562367864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0">
                <text:p>690</text:p>
              </table:table-cell>
              <table:table-cell office:value-type="float" office:value="2.18004710144928">
                <text:p>2.180047101449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90">
                <text:p>690</text:p>
              </table:table-cell>
              <table:table-cell office:value-type="float" office:value="3.22544927536232">
                <text:p>3.225449275362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1">
                <text:p>691</text:p>
              </table:table-cell>
              <table:table-cell office:value-type="float" office:value="18.8541606367583">
                <text:p>18.85416063675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0">
                <text:p>700</text:p>
              </table:table-cell>
              <table:table-cell office:value-type="float" office:value="2.25111785714286">
                <text:p>2.251117857142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00">
                <text:p>700</text:p>
              </table:table-cell>
              <table:table-cell office:value-type="float" office:value="16.7548571428571">
                <text:p>16.75485714285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0">
                <text:p>700</text:p>
              </table:table-cell>
              <table:table-cell office:value-type="float" office:value="2.97707142857143">
                <text:p>2.977071428571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7">
                <text:p>707</text:p>
              </table:table-cell>
              <table:table-cell office:value-type="float" office:value="18.0638260254597">
                <text:p>18.06382602545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10">
                <text:p>710</text:p>
              </table:table-cell>
              <table:table-cell office:value-type="float" office:value="2.25306338028169">
                <text:p>2.253063380281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10">
                <text:p>710</text:p>
              </table:table-cell>
              <table:table-cell office:value-type="float" office:value="3.08549765258216">
                <text:p>3.085497652582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0">
                <text:p>720</text:p>
              </table:table-cell>
              <table:table-cell office:value-type="float" office:value="2.15884722222222">
                <text:p>2.15884722222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0">
                <text:p>720</text:p>
              </table:table-cell>
              <table:table-cell office:value-type="float" office:value="3.01490740740741">
                <text:p>3.014907407407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7">
                <text:p>727</text:p>
              </table:table-cell>
              <table:table-cell office:value-type="float" office:value="19.0475928473177">
                <text:p>19.04759284731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9">
                <text:p>729</text:p>
              </table:table-cell>
              <table:table-cell office:value-type="float" office:value="1.84042066758116">
                <text:p>1.840420667581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30">
                <text:p>730</text:p>
              </table:table-cell>
              <table:table-cell office:value-type="float" office:value="2.19159246575342">
                <text:p>2.191592465753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30">
                <text:p>730</text:p>
              </table:table-cell>
              <table:table-cell office:value-type="float" office:value="3.08300456621005">
                <text:p>3.083004566210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0">
                <text:p>740</text:p>
              </table:table-cell>
              <table:table-cell office:value-type="float" office:value="2.18718243243243">
                <text:p>2.187182432432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40">
                <text:p>740</text:p>
              </table:table-cell>
              <table:table-cell office:value-type="float" office:value="3.21923423423423">
                <text:p>3.219234234234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48">
                <text:p>748</text:p>
              </table:table-cell>
              <table:table-cell office:value-type="float" office:value="15.6094251336898">
                <text:p>15.60942513368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50">
                <text:p>750</text:p>
              </table:table-cell>
              <table:table-cell office:value-type="float" office:value="2.14474333333333">
                <text:p>2.1447433333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0">
                <text:p>750</text:p>
              </table:table-cell>
              <table:table-cell office:value-type="float" office:value="3.01704444444444">
                <text:p>3.017044444444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2">
                <text:p>752</text:p>
              </table:table-cell>
              <table:table-cell office:value-type="float" office:value="2.01961436170213">
                <text:p>2.019614361702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53">
                <text:p>753</text:p>
              </table:table-cell>
              <table:table-cell office:value-type="float" office:value="20.1494687915007">
                <text:p>20.14946879150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60">
                <text:p>760</text:p>
              </table:table-cell>
              <table:table-cell office:value-type="float" office:value="2.17062828947368">
                <text:p>2.170628289473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60">
                <text:p>760</text:p>
              </table:table-cell>
              <table:table-cell office:value-type="float" office:value="3.24932894736842">
                <text:p>3.249328947368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63">
                <text:p>763</text:p>
              </table:table-cell>
              <table:table-cell office:value-type="float" office:value="19.3734600262123">
                <text:p>19.37346002621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70">
                <text:p>770</text:p>
              </table:table-cell>
              <table:table-cell office:value-type="float" office:value="2.11627272727273">
                <text:p>2.116272727272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70">
                <text:p>770</text:p>
              </table:table-cell>
              <table:table-cell office:value-type="float" office:value="2.9818354978355">
                <text:p>2.98183549783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72">
                <text:p>772</text:p>
              </table:table-cell>
              <table:table-cell office:value-type="float" office:value="18.2664183937824">
                <text:p>18.26641839378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80">
                <text:p>780</text:p>
              </table:table-cell>
              <table:table-cell office:value-type="float" office:value="2.13279166666667">
                <text:p>2.132791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80">
                <text:p>780</text:p>
              </table:table-cell>
              <table:table-cell office:value-type="float" office:value="3.15858547008547">
                <text:p>3.158585470085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90">
                <text:p>790</text:p>
              </table:table-cell>
              <table:table-cell office:value-type="float" office:value="2.84700843881857">
                <text:p>2.847008438818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90">
                <text:p>790</text:p>
              </table:table-cell>
              <table:table-cell office:value-type="float" office:value="2.99420675105485">
                <text:p>2.994206751054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2">
                <text:p>792</text:p>
              </table:table-cell>
              <table:table-cell office:value-type="float" office:value="2.10152662993572">
                <text:p>2.101526629935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00">
                <text:p>800</text:p>
              </table:table-cell>
              <table:table-cell office:value-type="float" office:value="2.142534375">
                <text:p>2.1425343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00">
                <text:p>800</text:p>
              </table:table-cell>
              <table:table-cell office:value-type="float" office:value="3.04737083333333">
                <text:p>3.0473708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01">
                <text:p>801</text:p>
              </table:table-cell>
              <table:table-cell office:value-type="float" office:value="20.9917915106117">
                <text:p>20.9917915106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10">
                <text:p>810</text:p>
              </table:table-cell>
              <table:table-cell office:value-type="float" office:value="2.11829012345679">
                <text:p>2.118290123456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10">
                <text:p>810</text:p>
              </table:table-cell>
              <table:table-cell office:value-type="float" office:value="10.9562962962963">
                <text:p>10.95629629629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10">
                <text:p>810</text:p>
              </table:table-cell>
              <table:table-cell office:value-type="float" office:value="2.93967489711934">
                <text:p>2.939674897119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14">
                <text:p>814</text:p>
              </table:table-cell>
              <table:table-cell office:value-type="float" office:value="20.8292076167076">
                <text:p>20.82920761670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20">
                <text:p>820</text:p>
              </table:table-cell>
              <table:table-cell office:value-type="float" office:value="2.05306707317073">
                <text:p>2.053067073170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20">
                <text:p>820</text:p>
              </table:table-cell>
              <table:table-cell office:value-type="float" office:value="2.87192276422764">
                <text:p>2.871922764227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9">
                <text:p>829</text:p>
              </table:table-cell>
              <table:table-cell office:value-type="float" office:value="2.00833424717623">
                <text:p>2.008334247176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30">
                <text:p>830</text:p>
              </table:table-cell>
              <table:table-cell office:value-type="float" office:value="2.08538554216867">
                <text:p>2.085385542168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0">
                <text:p>830</text:p>
              </table:table-cell>
              <table:table-cell office:value-type="float" office:value="3.02204016064257">
                <text:p>3.022040160642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0">
                <text:p>840</text:p>
              </table:table-cell>
              <table:table-cell office:value-type="float" office:value="2.77563492063492">
                <text:p>2.775634920634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40">
                <text:p>840</text:p>
              </table:table-cell>
              <table:table-cell office:value-type="float" office:value="3.06653571428571">
                <text:p>3.066535714285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1">
                <text:p>841</text:p>
              </table:table-cell>
              <table:table-cell office:value-type="float" office:value="20.403983353151">
                <text:p>20.4039833531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46">
                <text:p>846</text:p>
              </table:table-cell>
              <table:table-cell office:value-type="float" office:value="21.1509160756501">
                <text:p>21.15091607565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50">
                <text:p>850</text:p>
              </table:table-cell>
              <table:table-cell office:value-type="float" office:value="2.22219117647059">
                <text:p>2.222191176470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50">
                <text:p>850</text:p>
              </table:table-cell>
              <table:table-cell office:value-type="float" office:value="3.1084431372549">
                <text:p>3.10844313725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60">
                <text:p>860</text:p>
              </table:table-cell>
              <table:table-cell office:value-type="float" office:value="2.08546511627907">
                <text:p>2.085465116279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0">
                <text:p>860</text:p>
              </table:table-cell>
              <table:table-cell office:value-type="float" office:value="2.85795736434108">
                <text:p>2.857957364341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68">
                <text:p>868</text:p>
              </table:table-cell>
              <table:table-cell office:value-type="float" office:value="17.3650057603687">
                <text:p>17.36500576036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70">
                <text:p>870</text:p>
              </table:table-cell>
              <table:table-cell office:value-type="float" office:value="2.76361685823755">
                <text:p>2.763616858237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70">
                <text:p>870</text:p>
              </table:table-cell>
              <table:table-cell office:value-type="float" office:value="3.15944061302682">
                <text:p>3.159440613026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72">
                <text:p>872</text:p>
              </table:table-cell>
              <table:table-cell office:value-type="float" office:value="20.3323967889908">
                <text:p>20.33239678899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77">
                <text:p>877</text:p>
              </table:table-cell>
              <table:table-cell office:value-type="float" office:value="1.94026352464209">
                <text:p>1.940263524642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80">
                <text:p>880</text:p>
              </table:table-cell>
              <table:table-cell office:value-type="float" office:value="2.94639015151515">
                <text:p>2.946390151515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80">
                <text:p>880</text:p>
              </table:table-cell>
              <table:table-cell office:value-type="float" office:value="2.06393595041322">
                <text:p>2.063935950413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80">
                <text:p>880</text:p>
              </table:table-cell>
              <table:table-cell office:value-type="float" office:value="2.85685227272727">
                <text:p>2.856852272727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88">
                <text:p>888</text:p>
              </table:table-cell>
              <table:table-cell office:value-type="float" office:value="19.6743243243243">
                <text:p>19.67432432432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9">
                <text:p>889</text:p>
              </table:table-cell>
              <table:table-cell office:value-type="float" office:value="20.2939820022497">
                <text:p>20.29398200224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90">
                <text:p>890</text:p>
              </table:table-cell>
              <table:table-cell office:value-type="float" office:value="2.7869063670412">
                <text:p>2.78690636704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0">
                <text:p>890</text:p>
              </table:table-cell>
              <table:table-cell office:value-type="float" office:value="3.13662172284644">
                <text:p>3.136621722846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00">
                <text:p>900</text:p>
              </table:table-cell>
              <table:table-cell office:value-type="float" office:value="2.79692222222222">
                <text:p>2.796922222222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0">
                <text:p>900</text:p>
              </table:table-cell>
              <table:table-cell office:value-type="float" office:value="2.97024444444444">
                <text:p>2.970244444444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4">
                <text:p>904</text:p>
              </table:table-cell>
              <table:table-cell office:value-type="float" office:value="2.21828908554572">
                <text:p>2.218289085545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10">
                <text:p>910</text:p>
              </table:table-cell>
              <table:table-cell office:value-type="float" office:value="2.80772893772894">
                <text:p>2.807728937728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10">
                <text:p>910</text:p>
              </table:table-cell>
              <table:table-cell office:value-type="float" office:value="3.12652747252747">
                <text:p>3.126527472527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20">
                <text:p>920</text:p>
              </table:table-cell>
              <table:table-cell office:value-type="float" office:value="2.80052536231884">
                <text:p>2.800525362318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20">
                <text:p>920</text:p>
              </table:table-cell>
              <table:table-cell office:value-type="float" office:value="2.9335615942029">
                <text:p>2.93356159420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22">
                <text:p>922</text:p>
              </table:table-cell>
              <table:table-cell office:value-type="float" office:value="17.4068872017354">
                <text:p>17.40688720173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30">
                <text:p>930</text:p>
              </table:table-cell>
              <table:table-cell office:value-type="float" office:value="2.8295770609319">
                <text:p>2.82957706093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30">
                <text:p>930</text:p>
              </table:table-cell>
              <table:table-cell office:value-type="float" office:value="3.02698207885305">
                <text:p>3.026982078853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16.6027628755365">
                <text:p>16.60276287553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0">
                <text:p>940</text:p>
              </table:table-cell>
              <table:table-cell office:value-type="float" office:value="2.76227304964539">
                <text:p>2.762273049645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0">
                <text:p>940</text:p>
              </table:table-cell>
              <table:table-cell office:value-type="float" office:value="2.84847872340426">
                <text:p>2.848478723404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42">
                <text:p>942</text:p>
              </table:table-cell>
              <table:table-cell office:value-type="float" office:value="20.5594214437367">
                <text:p>20.55942144373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48">
                <text:p>948</text:p>
              </table:table-cell>
              <table:table-cell office:value-type="float" office:value="1.96626816690108">
                <text:p>1.966268166901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50">
                <text:p>950</text:p>
              </table:table-cell>
              <table:table-cell office:value-type="float" office:value="2.79684210526316">
                <text:p>2.796842105263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50">
                <text:p>950</text:p>
              </table:table-cell>
              <table:table-cell office:value-type="float" office:value="3.11653684210526">
                <text:p>3.116536842105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56">
                <text:p>956</text:p>
              </table:table-cell>
              <table:table-cell office:value-type="float" office:value="17.6481694560669">
                <text:p>17.64816945606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60">
                <text:p>960</text:p>
              </table:table-cell>
              <table:table-cell office:value-type="float" office:value="2.76512847222222">
                <text:p>2.765128472222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60">
                <text:p>960</text:p>
              </table:table-cell>
              <table:table-cell office:value-type="float" office:value="2.96976041666667">
                <text:p>2.96976041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62">
                <text:p>962</text:p>
              </table:table-cell>
              <table:table-cell office:value-type="float" office:value="17.6378898128898">
                <text:p>17.63788981288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70">
                <text:p>970</text:p>
              </table:table-cell>
              <table:table-cell office:value-type="float" office:value="2.80544673539519">
                <text:p>2.805446735395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70">
                <text:p>970</text:p>
              </table:table-cell>
              <table:table-cell office:value-type="float" office:value="1.95137457044674">
                <text:p>1.951374570446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70">
                <text:p>970</text:p>
              </table:table-cell>
              <table:table-cell office:value-type="float" office:value="3.04445704467354">
                <text:p>3.044457044673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80">
                <text:p>980</text:p>
              </table:table-cell>
              <table:table-cell office:value-type="float" office:value="2.74073129251701">
                <text:p>2.740731292517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80">
                <text:p>980</text:p>
              </table:table-cell>
              <table:table-cell office:value-type="float" office:value="2.8960306122449">
                <text:p>2.89603061224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83">
                <text:p>983</text:p>
              </table:table-cell>
              <table:table-cell office:value-type="float" office:value="14.5967955239064">
                <text:p>14.59679552390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90">
                <text:p>990</text:p>
              </table:table-cell>
              <table:table-cell office:value-type="float" office:value="2.77223232323232">
                <text:p>2.772232323232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90">
                <text:p>990</text:p>
              </table:table-cell>
              <table:table-cell office:value-type="float" office:value="3.10683838383838">
                <text:p>3.106838383838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94">
                <text:p>994</text:p>
              </table:table-cell>
              <table:table-cell office:value-type="float" office:value="20.3878018108652">
                <text:p>20.38780181086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00">
                <text:p>1000</text:p>
              </table:table-cell>
              <table:table-cell office:value-type="float" office:value="2.72787666666667">
                <text:p>2.72787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00">
                <text:p>1000</text:p>
              </table:table-cell>
              <table:table-cell office:value-type="float" office:value="3.02472666666667">
                <text:p>3.024726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03">
                <text:p>1003</text:p>
              </table:table-cell>
              <table:table-cell office:value-type="float" office:value="13.371186440678">
                <text:p>13.3711864406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10">
                <text:p>1010</text:p>
              </table:table-cell>
              <table:table-cell office:value-type="float" office:value="2.69373597359736">
                <text:p>2.693735973597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10">
                <text:p>1010</text:p>
              </table:table-cell>
              <table:table-cell office:value-type="float" office:value="3.05544224422442">
                <text:p>3.055442244224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11">
                <text:p>1011</text:p>
              </table:table-cell>
              <table:table-cell office:value-type="float" office:value="16.924727992087">
                <text:p>16.9247279920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20">
                <text:p>1020</text:p>
              </table:table-cell>
              <table:table-cell office:value-type="float" office:value="2.79040849673203">
                <text:p>2.790408496732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30">
                <text:p>1030</text:p>
              </table:table-cell>
              <table:table-cell office:value-type="float" office:value="2.75181229773463">
                <text:p>2.751812297734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32">
                <text:p>1032</text:p>
              </table:table-cell>
              <table:table-cell office:value-type="float" office:value="20.4779796511628">
                <text:p>20.47797965116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40">
                <text:p>1040</text:p>
              </table:table-cell>
              <table:table-cell office:value-type="float" office:value="2.657625">
                <text:p>2.657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45">
                <text:p>1045</text:p>
              </table:table-cell>
              <table:table-cell office:value-type="float" office:value="19.1507416267943">
                <text:p>19.15074162679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50">
                <text:p>1050</text:p>
              </table:table-cell>
              <table:table-cell office:value-type="float" office:value="2.72937142857143">
                <text:p>2.72937142857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50">
                <text:p>1050</text:p>
              </table:table-cell>
              <table:table-cell office:value-type="float" office:value="1.82878095238095">
                <text:p>1.828780952380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50">
                <text:p>1050</text:p>
              </table:table-cell>
              <table:table-cell office:value-type="float" office:value="20.0266428571429">
                <text:p>20.02664285714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54">
                <text:p>1054</text:p>
              </table:table-cell>
              <table:table-cell office:value-type="float" office:value="20.4094876660342">
                <text:p>20.40948766603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59">
                <text:p>1059</text:p>
              </table:table-cell>
              <table:table-cell office:value-type="float" office:value="20.9440037771483">
                <text:p>20.94400377714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60">
                <text:p>1060</text:p>
              </table:table-cell>
              <table:table-cell office:value-type="float" office:value="2.67445597484277">
                <text:p>2.67445597484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68">
                <text:p>1068</text:p>
              </table:table-cell>
              <table:table-cell office:value-type="float" office:value="1.88697061365601">
                <text:p>1.886970613656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70">
                <text:p>1070</text:p>
              </table:table-cell>
              <table:table-cell office:value-type="float" office:value="2.73994392523364">
                <text:p>2.739943925233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80">
                <text:p>1080</text:p>
              </table:table-cell>
              <table:table-cell office:value-type="float" office:value="2.69591358024691">
                <text:p>2.695913580246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90">
                <text:p>1090</text:p>
              </table:table-cell>
              <table:table-cell office:value-type="float" office:value="2.81160550458716">
                <text:p>2.811605504587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00">
                <text:p>1100</text:p>
              </table:table-cell>
              <table:table-cell office:value-type="float" office:value="2.68453939393939">
                <text:p>2.684539393939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00">
                <text:p>1100</text:p>
              </table:table-cell>
              <table:table-cell office:value-type="float" office:value="18.6727272727273">
                <text:p>18.67272727272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06">
                <text:p>1106</text:p>
              </table:table-cell>
              <table:table-cell office:value-type="float" office:value="20.1407549728752">
                <text:p>20.14075497287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10">
                <text:p>1110</text:p>
              </table:table-cell>
              <table:table-cell office:value-type="float" office:value="2.69978678678679">
                <text:p>2.699786786786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16">
                <text:p>1116</text:p>
              </table:table-cell>
              <table:table-cell office:value-type="float" office:value="20.2262544802867">
                <text:p>20.22625448028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20">
                <text:p>1120</text:p>
              </table:table-cell>
              <table:table-cell office:value-type="float" office:value="2.79934523809524">
                <text:p>2.799345238095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22">
                <text:p>1122</text:p>
              </table:table-cell>
              <table:table-cell office:value-type="float" office:value="20.4713903743316">
                <text:p>20.47139037433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30">
                <text:p>1130</text:p>
              </table:table-cell>
              <table:table-cell office:value-type="float" office:value="2.6905191740413">
                <text:p>2.69051917404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40">
                <text:p>1140</text:p>
              </table:table-cell>
              <table:table-cell office:value-type="float" office:value="2.69149707602339">
                <text:p>2.691497076023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50">
                <text:p>1150</text:p>
              </table:table-cell>
              <table:table-cell office:value-type="float" office:value="2.65694782608696">
                <text:p>2.656947826086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52">
                <text:p>1152</text:p>
              </table:table-cell>
              <table:table-cell office:value-type="float" office:value="1.82170138888889">
                <text:p>1.821701388888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59">
                <text:p>1159</text:p>
              </table:table-cell>
              <table:table-cell office:value-type="float" office:value="1.79407740663133">
                <text:p>1.794077406631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59">
                <text:p>1159</text:p>
              </table:table-cell>
              <table:table-cell office:value-type="float" office:value="12.9541630716135">
                <text:p>12.95416307161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60">
                <text:p>1160</text:p>
              </table:table-cell>
              <table:table-cell office:value-type="float" office:value="2.63066954022988">
                <text:p>2.630669540229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60">
                <text:p>1160</text:p>
              </table:table-cell>
              <table:table-cell office:value-type="float" office:value="18.7715948275862">
                <text:p>18.77159482758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61">
                <text:p>1161</text:p>
              </table:table-cell>
              <table:table-cell office:value-type="float" office:value="17.2754737295435">
                <text:p>17.27547372954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70">
                <text:p>1170</text:p>
              </table:table-cell>
              <table:table-cell office:value-type="float" office:value="2.63419943019943">
                <text:p>2.634199430199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80">
                <text:p>1180</text:p>
              </table:table-cell>
              <table:table-cell office:value-type="float" office:value="2.6435395480226">
                <text:p>2.64353954802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90">
                <text:p>1190</text:p>
              </table:table-cell>
              <table:table-cell office:value-type="float" office:value="2.66960504201681">
                <text:p>2.669605042016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98">
                <text:p>1198</text:p>
              </table:table-cell>
              <table:table-cell office:value-type="float" office:value="20.709703672788">
                <text:p>20.7097036727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02">
                <text:p>1202</text:p>
              </table:table-cell>
              <table:table-cell office:value-type="float" office:value="17.2361896838602">
                <text:p>17.23618968386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16">
                <text:p>1216</text:p>
              </table:table-cell>
              <table:table-cell office:value-type="float" office:value="19.5096217105263">
                <text:p>19.50962171052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26">
                <text:p>1226</text:p>
              </table:table-cell>
              <table:table-cell office:value-type="float" office:value="16.699836867863">
                <text:p>16.6998368678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37">
                <text:p>1237</text:p>
              </table:table-cell>
              <table:table-cell office:value-type="float" office:value="9.88880355699273">
                <text:p>9.888803556992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49">
                <text:p>1249</text:p>
              </table:table-cell>
              <table:table-cell office:value-type="float" office:value="15.0259407526021">
                <text:p>15.02594075260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54">
                <text:p>1254</text:p>
              </table:table-cell>
              <table:table-cell office:value-type="float" office:value="1.86075415812258">
                <text:p>1.860754158122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67">
                <text:p>1267</text:p>
              </table:table-cell>
              <table:table-cell office:value-type="float" office:value="2.0043409629045">
                <text:p>2.00434096290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78">
                <text:p>1278</text:p>
              </table:table-cell>
              <table:table-cell office:value-type="float" office:value="20.5553599374022">
                <text:p>20.55535993740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2">
                <text:p>1282</text:p>
              </table:table-cell>
              <table:table-cell office:value-type="float" office:value="19.9155616224649">
                <text:p>19.91556162246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88">
                <text:p>1288</text:p>
              </table:table-cell>
              <table:table-cell office:value-type="float" office:value="1.8406902879729">
                <text:p>1.84069028797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95">
                <text:p>1295</text:p>
              </table:table-cell>
              <table:table-cell office:value-type="float" office:value="17.5936486486487">
                <text:p>17.59364864864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96">
                <text:p>1296</text:p>
              </table:table-cell>
              <table:table-cell office:value-type="float" office:value="10.0309799382716">
                <text:p>10.03097993827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00">
                <text:p>1300</text:p>
              </table:table-cell>
              <table:table-cell office:value-type="float" office:value="16.0425961538462">
                <text:p>16.04259615384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61">
                <text:p>1361</text:p>
              </table:table-cell>
              <table:table-cell office:value-type="float" office:value="1.86042738182709">
                <text:p>1.860427381827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73">
                <text:p>1373</text:p>
              </table:table-cell>
              <table:table-cell office:value-type="float" office:value="1.80656955571741">
                <text:p>1.806569555717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67">
                <text:p>1467</text:p>
              </table:table-cell>
              <table:table-cell office:value-type="float" office:value="1.8641717791411">
                <text:p>1.86417177914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80">
                <text:p>1480</text:p>
              </table:table-cell>
              <table:table-cell office:value-type="float" office:value="1.92326576576577">
                <text:p>1.923265765765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03">
                <text:p>1503</text:p>
              </table:table-cell>
              <table:table-cell office:value-type="float" office:value="1.7133954313595">
                <text:p>1.71339543135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94">
                <text:p>1594</text:p>
              </table:table-cell>
              <table:table-cell office:value-type="float" office:value="1.77625078419072">
                <text:p>1.776250784190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76">
                <text:p>1676</text:p>
              </table:table-cell>
              <table:table-cell office:value-type="float" office:value="1.749971921943">
                <text:p>1.7499719219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85">
                <text:p>1685</text:p>
              </table:table-cell>
              <table:table-cell office:value-type="float" office:value="1.5257658068934">
                <text:p>1.52576580689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98">
                <text:p>1698</text:p>
              </table:table-cell>
              <table:table-cell office:value-type="float" office:value="1.43876053275347">
                <text:p>1.438760532753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73">
                <text:p>1773</text:p>
              </table:table-cell>
              <table:table-cell office:value-type="float" office:value="1.84510363790186">
                <text:p>1.845103637901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63">
                <text:p>1863</text:p>
              </table:table-cell>
              <table:table-cell office:value-type="float" office:value="1.87932769726248">
                <text:p>1.879327697262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73">
                <text:p>1873</text:p>
              </table:table-cell>
              <table:table-cell office:value-type="float" office:value="1.44933643505453">
                <text:p>1.449336435054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63">
                <text:p>1963</text:p>
              </table:table-cell>
              <table:table-cell office:value-type="float" office:value="1.41673095116804">
                <text:p>1.416730951168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63">
                <text:p>1963</text:p>
              </table:table-cell>
              <table:table-cell office:value-type="float" office:value="1.43319263517939">
                <text:p>1.433192635179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24">
                <text:p>2024</text:p>
              </table:table-cell>
              <table:table-cell office:value-type="float" office:value="1.43054065499718">
                <text:p>1.430540654997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83">
                <text:p>2083</text:p>
              </table:table-cell>
              <table:table-cell office:value-type="float" office:value="1.77009388168774">
                <text:p>1.770093881687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90">
                <text:p>2190</text:p>
              </table:table-cell>
              <table:table-cell office:value-type="float" office:value="1.72123047344388">
                <text:p>1.721230473443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94">
                <text:p>2194</text:p>
              </table:table-cell>
              <table:table-cell office:value-type="float" office:value="1.67790865038622">
                <text:p>1.677908650386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08">
                <text:p>2208</text:p>
              </table:table-cell>
              <table:table-cell office:value-type="float" office:value="1.37234601449275">
                <text:p>1.372346014492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43">
                <text:p>2343</text:p>
              </table:table-cell>
              <table:table-cell office:value-type="float" office:value="1.32020379854887">
                <text:p>1.320203798548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71">
                <text:p>2371</text:p>
              </table:table-cell>
              <table:table-cell office:value-type="float" office:value="1.73978778663233">
                <text:p>1.739787786632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67">
                <text:p>2467</text:p>
              </table:table-cell>
              <table:table-cell office:value-type="float" office:value="1.39201205918119">
                <text:p>1.392012059181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96">
                <text:p>2496</text:p>
              </table:table-cell>
              <table:table-cell office:value-type="float" office:value="1.32887369791667">
                <text:p>1.32887369791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08">
                <text:p>2508</text:p>
              </table:table-cell>
              <table:table-cell office:value-type="float" office:value="1.79072022160665">
                <text:p>1.790720221606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702">
                <text:p>2702</text:p>
              </table:table-cell>
              <table:table-cell office:value-type="float" office:value="1.67802091043671">
                <text:p>1.678020910436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35">
                <text:p>2735</text:p>
              </table:table-cell>
              <table:table-cell office:value-type="float" office:value="1.49791416383738">
                <text:p>1.497914163837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32">
                <text:p>2832</text:p>
              </table:table-cell>
              <table:table-cell office:value-type="float" office:value="1.47147284996861">
                <text:p>1.471472849968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34">
                <text:p>2834</text:p>
              </table:table-cell>
              <table:table-cell office:value-type="float" office:value="1.54724770642202">
                <text:p>1.547247706422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97">
                <text:p>2897</text:p>
              </table:table-cell>
              <table:table-cell office:value-type="float" office:value="1.36352339410676">
                <text:p>1.363523394106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28">
                <text:p>2928</text:p>
              </table:table-cell>
              <table:table-cell office:value-type="float" office:value="1.90061475409836">
                <text:p>1.900614754098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95">
                <text:p>2995</text:p>
              </table:table-cell>
              <table:table-cell office:value-type="float" office:value="1.59625061376804">
                <text:p>1.596250613768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31">
                <text:p>3031</text:p>
              </table:table-cell>
              <table:table-cell office:value-type="float" office:value="1.62328950055773">
                <text:p>1.623289500557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83">
                <text:p>3083</text:p>
              </table:table-cell>
              <table:table-cell office:value-type="float" office:value="1.61084621760911">
                <text:p>1.610846217609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05">
                <text:p>3205</text:p>
              </table:table-cell>
              <table:table-cell office:value-type="float" office:value="1.52832379961865">
                <text:p>1.528323799618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90">
                <text:p>3290</text:p>
              </table:table-cell>
              <table:table-cell office:value-type="float" office:value="1.61616228359984">
                <text:p>1.616162283599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90">
                <text:p>3390</text:p>
              </table:table-cell>
              <table:table-cell office:value-type="float" office:value="1.74601769911504">
                <text:p>1.746017699115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434">
                <text:p>3434</text:p>
              </table:table-cell>
              <table:table-cell office:value-type="float" office:value="1.23199276584005">
                <text:p>1.231992765840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442">
                <text:p>3442</text:p>
              </table:table-cell>
              <table:table-cell office:value-type="float" office:value="1.53665249701826">
                <text:p>1.536652497018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97">
                <text:p>3497</text:p>
              </table:table-cell>
              <table:table-cell office:value-type="float" office:value="1.72526451243923">
                <text:p>1.725264512439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72">
                <text:p>3572</text:p>
              </table:table-cell>
              <table:table-cell office:value-type="float" office:value="1.4437348971533">
                <text:p>1.44373489715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7">
                <text:p>3677</text:p>
              </table:table-cell>
              <table:table-cell office:value-type="float" office:value="1.66350512192911">
                <text:p>1.663505121929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14">
                <text:p>3814</text:p>
              </table:table-cell>
              <table:table-cell office:value-type="float" office:value="1.30593995804929">
                <text:p>1.305939958049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89">
                <text:p>3889</text:p>
              </table:table-cell>
              <table:table-cell office:value-type="float" office:value="1.69134739007457">
                <text:p>1.691347390074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81">
                <text:p>4081</text:p>
              </table:table-cell>
              <table:table-cell office:value-type="float" office:value="1.35075825641863">
                <text:p>1.350758256418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124">
                <text:p>4124</text:p>
              </table:table-cell>
              <table:table-cell office:value-type="float" office:value="1.34610814742968">
                <text:p>1.346108147429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137">
                <text:p>4137</text:p>
              </table:table-cell>
              <table:table-cell office:value-type="float" office:value="1.32178827537783">
                <text:p>1.321788275377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161">
                <text:p>4161</text:p>
              </table:table-cell>
              <table:table-cell office:value-type="float" office:value="1.61345652309363">
                <text:p>1.613456523093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338">
                <text:p>4338</text:p>
              </table:table-cell>
              <table:table-cell office:value-type="float" office:value="1.37169861028782">
                <text:p>1.371698610287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347">
                <text:p>4347</text:p>
              </table:table-cell>
              <table:table-cell office:value-type="float" office:value="1.42727636769505">
                <text:p>1.427276367695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99">
                <text:p>4499</text:p>
              </table:table-cell>
              <table:table-cell office:value-type="float" office:value="1.2815149398279">
                <text:p>1.28151493982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81">
                <text:p>4581</text:p>
              </table:table-cell>
              <table:table-cell office:value-type="float" office:value="1.43136671230974">
                <text:p>1.431366712309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670">
                <text:p>4670</text:p>
              </table:table-cell>
              <table:table-cell office:value-type="float" office:value="1.59556838283214">
                <text:p>1.595568382832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685">
                <text:p>4685</text:p>
              </table:table-cell>
              <table:table-cell office:value-type="float" office:value="1.35012959292575">
                <text:p>1.350129592925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803">
                <text:p>4803</text:p>
              </table:table-cell>
              <table:table-cell office:value-type="float" office:value="1.32420078360116">
                <text:p>1.324200783601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897">
                <text:p>4897</text:p>
              </table:table-cell>
              <table:table-cell office:value-type="float" office:value="1.29078140121281">
                <text:p>1.290781401212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00">
                <text:p>4900</text:p>
              </table:table-cell>
              <table:table-cell office:value-type="float" office:value="1.43429978888107">
                <text:p>1.434299788881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009">
                <text:p>5009</text:p>
              </table:table-cell>
              <table:table-cell office:value-type="float" office:value="1.45590351161014">
                <text:p>1.455903511610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032">
                <text:p>5032</text:p>
              </table:table-cell>
              <table:table-cell office:value-type="float" office:value="1.46276007465266">
                <text:p>1.462760074652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209">
                <text:p>5209</text:p>
              </table:table-cell>
              <table:table-cell office:value-type="float" office:value="1.57499288366951">
                <text:p>1.574992883669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412">
                <text:p>5412</text:p>
              </table:table-cell>
              <table:table-cell office:value-type="float" office:value="1.23639320029564">
                <text:p>1.236393200295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503">
                <text:p>5503</text:p>
              </table:table-cell>
              <table:table-cell office:value-type="float" office:value="1.21421769943667">
                <text:p>1.21421769943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547">
                <text:p>5547</text:p>
              </table:table-cell>
              <table:table-cell office:value-type="float" office:value="1.22110299861787">
                <text:p>1.221102998617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559">
                <text:p>5559</text:p>
              </table:table-cell>
              <table:table-cell office:value-type="float" office:value="1.53207636265515">
                <text:p>1.532076362655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649">
                <text:p>5649</text:p>
              </table:table-cell>
              <table:table-cell office:value-type="float" office:value="1.58259240859073">
                <text:p>1.582592408590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805">
                <text:p>5805</text:p>
              </table:table-cell>
              <table:table-cell office:value-type="float" office:value="1.48637714984302">
                <text:p>1.486377149843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865">
                <text:p>5865</text:p>
              </table:table-cell>
              <table:table-cell office:value-type="float" office:value="1.19500950882025">
                <text:p>1.195009508820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68">
                <text:p>5968</text:p>
              </table:table-cell>
              <table:table-cell office:value-type="float" office:value="1.20697050938338">
                <text:p>1.206970509383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086">
                <text:p>6086</text:p>
              </table:table-cell>
              <table:table-cell office:value-type="float" office:value="1.48283691333313">
                <text:p>1.482836913333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221">
                <text:p>6221</text:p>
              </table:table-cell>
              <table:table-cell office:value-type="float" office:value="1.47188956759363">
                <text:p>1.471889567593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63">
                <text:p>6263</text:p>
              </table:table-cell>
              <table:table-cell office:value-type="float" office:value="1.18054890272677">
                <text:p>1.180548902726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307">
                <text:p>6307</text:p>
              </table:table-cell>
              <table:table-cell office:value-type="float" office:value="1.25389981827274">
                <text:p>1.253899818272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363">
                <text:p>6363</text:p>
              </table:table-cell>
              <table:table-cell office:value-type="float" office:value="1.46017843542596">
                <text:p>1.460178435425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511">
                <text:p>6511</text:p>
              </table:table-cell>
              <table:table-cell office:value-type="float" office:value="1.42493767943008">
                <text:p>1.424937679430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549">
                <text:p>6549</text:p>
              </table:table-cell>
              <table:table-cell office:value-type="float" office:value="1.42910008712601">
                <text:p>1.429100087126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634">
                <text:p>6634</text:p>
              </table:table-cell>
              <table:table-cell office:value-type="float" office:value="1.36263653440319">
                <text:p>1.362636534403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786">
                <text:p>6786</text:p>
              </table:table-cell>
              <table:table-cell office:value-type="float" office:value="1.55311776346259">
                <text:p>1.553117763462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983">
                <text:p>6983</text:p>
              </table:table-cell>
              <table:table-cell office:value-type="float" office:value="1.57396932232247">
                <text:p>1.573969322322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061">
                <text:p>7061</text:p>
              </table:table-cell>
              <table:table-cell office:value-type="float" office:value="1.23176098084043">
                <text:p>1.231760980840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094">
                <text:p>7094</text:p>
              </table:table-cell>
              <table:table-cell office:value-type="float" office:value="1.51063272785855">
                <text:p>1.510632727858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121">
                <text:p>7121</text:p>
              </table:table-cell>
              <table:table-cell office:value-type="float" office:value="1.20772564045981">
                <text:p>1.207725640459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305">
                <text:p>7305</text:p>
              </table:table-cell>
              <table:table-cell office:value-type="float" office:value="1.24899775105114">
                <text:p>1.248997751051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444">
                <text:p>7444</text:p>
              </table:table-cell>
              <table:table-cell office:value-type="float" office:value="1.48572302824049">
                <text:p>1.485723028240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533">
                <text:p>7533</text:p>
              </table:table-cell>
              <table:table-cell office:value-type="float" office:value="1.24693189048646">
                <text:p>1.246931890486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643">
                <text:p>7643</text:p>
              </table:table-cell>
              <table:table-cell office:value-type="float" office:value="1.20451438548683">
                <text:p>1.204514385486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648">
                <text:p>7648</text:p>
              </table:table-cell>
              <table:table-cell office:value-type="float" office:value="1.55512481623883">
                <text:p>1.555124816238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968">
                <text:p>7968</text:p>
              </table:table-cell>
              <table:table-cell office:value-type="float" office:value="1.51239417127971">
                <text:p>1.512394171279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012">
                <text:p>8012</text:p>
              </table:table-cell>
              <table:table-cell office:value-type="float" office:value="1.20944000665668">
                <text:p>1.209440006656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150">
                <text:p>8150</text:p>
              </table:table-cell>
              <table:table-cell office:value-type="float" office:value="1.38977914110429">
                <text:p>1.389779141104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241">
                <text:p>8241</text:p>
              </table:table-cell>
              <table:table-cell office:value-type="float" office:value="1.54671763135542">
                <text:p>1.546717631355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03">
                <text:p>8303</text:p>
              </table:table-cell>
              <table:table-cell office:value-type="float" office:value="1.20390997424172">
                <text:p>1.203909974241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64">
                <text:p>8364</text:p>
              </table:table-cell>
              <table:table-cell office:value-type="float" office:value="1.50898273301618">
                <text:p>1.508982733016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460">
                <text:p>8460</text:p>
              </table:table-cell>
              <table:table-cell office:value-type="float" office:value="1.32102112407535">
                <text:p>1.321021124075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626">
                <text:p>8626</text:p>
              </table:table-cell>
              <table:table-cell office:value-type="float" office:value="1.28438778486646">
                <text:p>1.284387784866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680">
                <text:p>8680</text:p>
              </table:table-cell>
              <table:table-cell office:value-type="float" office:value="1.5866935483871">
                <text:p>1.58669354838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940">
                <text:p>8940</text:p>
              </table:table-cell>
              <table:table-cell office:value-type="float" office:value="1.28791946308725">
                <text:p>1.287919463087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094">
                <text:p>9094</text:p>
              </table:table-cell>
              <table:table-cell office:value-type="float" office:value="1.62096987024412">
                <text:p>1.620969870244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78">
                <text:p>9178</text:p>
              </table:table-cell>
              <table:table-cell office:value-type="float" office:value="1.5596840801705">
                <text:p>1.55968408017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326">
                <text:p>9326</text:p>
              </table:table-cell>
              <table:table-cell office:value-type="float" office:value="1.30138859103581">
                <text:p>1.301388591035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465">
                <text:p>9465</text:p>
              </table:table-cell>
              <table:table-cell office:value-type="float" office:value="1.51487183357231">
                <text:p>1.514871833572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479">
                <text:p>9479</text:p>
              </table:table-cell>
              <table:table-cell office:value-type="float" office:value="1.32263664176313">
                <text:p>1.322636641763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579">
                <text:p>9579</text:p>
              </table:table-cell>
              <table:table-cell office:value-type="float" office:value="1.28816508334203">
                <text:p>1.288165083342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768">
                <text:p>9768</text:p>
              </table:table-cell>
              <table:table-cell office:value-type="float" office:value="1.39644603280967">
                <text:p>1.396446032809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857">
                <text:p>9857</text:p>
              </table:table-cell>
              <table:table-cell office:value-type="float" office:value="1.55716749518109">
                <text:p>1.557167495181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19">
                <text:p>10019</text:p>
              </table:table-cell>
              <table:table-cell office:value-type="float" office:value="1.61839713846018">
                <text:p>1.618397138460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205">
                <text:p>10205</text:p>
              </table:table-cell>
              <table:table-cell office:value-type="float" office:value="1.49852671399109">
                <text:p>1.498526713991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520">
                <text:p>10520</text:p>
              </table:table-cell>
              <table:table-cell office:value-type="float" office:value="1.62307454239986">
                <text:p>1.623074542399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858">
                <text:p>10858</text:p>
              </table:table-cell>
              <table:table-cell office:value-type="float" office:value="1.63163942798774">
                <text:p>1.631639427987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84">
                <text:p>11284</text:p>
              </table:table-cell>
              <table:table-cell office:value-type="float" office:value="1.56534069016537">
                <text:p>1.565340690165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378">
                <text:p>11378</text:p>
              </table:table-cell>
              <table:table-cell office:value-type="float" office:value="1.52422294741186">
                <text:p>1.524222947411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727">
                <text:p>11727</text:p>
              </table:table-cell>
              <table:table-cell office:value-type="float" office:value="1.47736901023098">
                <text:p>1.477369010230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912">
                <text:p>11912</text:p>
              </table:table-cell>
              <table:table-cell office:value-type="float" office:value="1.55376127059429">
                <text:p>1.553761270594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245">
                <text:p>12245</text:p>
              </table:table-cell>
              <table:table-cell office:value-type="float" office:value="1.5961276711583">
                <text:p>1.59612767115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490">
                <text:p>12490</text:p>
              </table:table-cell>
              <table:table-cell office:value-type="float" office:value="1.57597056368499">
                <text:p>1.575970563684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676">
                <text:p>12676</text:p>
              </table:table-cell>
              <table:table-cell office:value-type="float" office:value="1.58369326548859">
                <text:p>1.583693265488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107">
                <text:p>13107</text:p>
              </table:table-cell>
              <table:table-cell office:value-type="float" office:value="1.63227937089233">
                <text:p>1.632279370892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708">
                <text:p>13708</text:p>
              </table:table-cell>
              <table:table-cell office:value-type="float" office:value="1.53431229509604">
                <text:p>1.534312295096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867">
                <text:p>13867</text:p>
              </table:table-cell>
              <table:table-cell office:value-type="float" office:value="1.62425394185943">
                <text:p>1.624253941859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056">
                <text:p>14056</text:p>
              </table:table-cell>
              <table:table-cell office:value-type="float" office:value="1.62947649179194">
                <text:p>1.629476491791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446">
                <text:p>14446</text:p>
              </table:table-cell>
              <table:table-cell office:value-type="float" office:value="1.59603173956832">
                <text:p>1.596031739568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773">
                <text:p>14773</text:p>
              </table:table-cell>
              <table:table-cell office:value-type="float" office:value="1.52152575644757">
                <text:p>1.521525756447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996">
                <text:p>14996</text:p>
              </table:table-cell>
              <table:table-cell office:value-type="float" office:value="1.60918552639678">
                <text:p>1.609185526396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452">
                <text:p>15452</text:p>
              </table:table-cell>
              <table:table-cell office:value-type="float" office:value="1.60123105243478">
                <text:p>1.601231052434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767">
                <text:p>15767</text:p>
              </table:table-cell>
              <table:table-cell office:value-type="float" office:value="1.56000161441907">
                <text:p>1.560001614419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466">
                <text:p>16466</text:p>
              </table:table-cell>
              <table:table-cell office:value-type="float" office:value="1.54662132070124">
                <text:p>1.546621320701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631">
                <text:p>16631</text:p>
              </table:table-cell>
              <table:table-cell office:value-type="float" office:value="1.55555030622675">
                <text:p>1.555550306226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906">
                <text:p>16906</text:p>
              </table:table-cell>
              <table:table-cell office:value-type="float" office:value="1.51036380730603">
                <text:p>1.510363807306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225">
                <text:p>17225</text:p>
              </table:table-cell>
              <table:table-cell office:value-type="float" office:value="1.610918442696">
                <text:p>1.6109184426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846">
                <text:p>17846</text:p>
              </table:table-cell>
              <table:table-cell office:value-type="float" office:value="1.5420242921238">
                <text:p>1.54202429212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892">
                <text:p>17892</text:p>
              </table:table-cell>
              <table:table-cell office:value-type="float" office:value="1.59941449463062">
                <text:p>1.599414494630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271">
                <text:p>18271</text:p>
              </table:table-cell>
              <table:table-cell office:value-type="float" office:value="1.56320704571197">
                <text:p>1.563207045711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677">
                <text:p>18677</text:p>
              </table:table-cell>
              <table:table-cell office:value-type="float" office:value="1.61930335779618">
                <text:p>1.619303357796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022">
                <text:p>19022</text:p>
              </table:table-cell>
              <table:table-cell office:value-type="float" office:value="1.61860827813409">
                <text:p>1.61860827813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8cm" svg:y="4.201cm" style:legend-expansion="high" chart:style-name="ch2"/>
        <chart:plot-area chart:style-name="ch3" table:cell-range-address="Sheet1.D1:Sheet1.D460" chart:data-source-has-labels="row" svg:x="0.77cm" svg:y="0.855cm" svg:width="11.269cm" svg:height="7.545cm">
          <chartooo:coordinate-region svg:x="1.391cm" svg:y="1.054cm" svg:width="10.648cm" svg:height="6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460" chart:label-cell-address="Sheet1.D1:Sheet1.D1" chart:class="chart:bar">
            <chart:data-point chart:repeated="4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/deg*100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97366666666667">
                <text:p>6.97366666666667</text:p>
                <draw:g>
                  <svg:desc>Sheet1.D2:Sheet1.D4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0591156462585">
                <text:p>3.90591156462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222641509434">
                <text:p>40.222641509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2063636363636">
                <text:p>22.2063636363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82">
                <text:p>6.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9030973451327">
                <text:p>2.99030973451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7197222222222">
                <text:p>4.0719722222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4748046875">
                <text:p>21.474804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9711240310078">
                <text:p>3.09711240310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941282051282">
                <text:p>4.0941282051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3224264705882">
                <text:p>19.32242647058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0778571428572">
                <text:p>4.10778571428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340034965035">
                <text:p>3.2340034965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9382432432432">
                <text:p>2.89382432432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3842222222222">
                <text:p>4.0384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2443708609271">
                <text:p>21.24437086092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6358333333333">
                <text:p>4.16358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14021568627451">
                <text:p>4.14021568627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0949127906977">
                <text:p>15.09491279069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4857407407407">
                <text:p>3.84857407407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2458994708995">
                <text:p>17.2458994708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26720221606648">
                <text:p>5.26720221606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14098245614035">
                <text:p>4.14098245614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4770984455959">
                <text:p>3.147709844559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727706185567">
                <text:p>19.727706185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9065">
                <text:p>3.990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4778708133971">
                <text:p>19.4778708133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7857142857143">
                <text:p>3.87857142857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2778301886792">
                <text:p>3.22778301886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5499074074074">
                <text:p>2.65499074074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5782407407407">
                <text:p>17.57824074074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7998484848485">
                <text:p>3.979984848484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668502202643">
                <text:p>16.56685022026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6288043478261">
                <text:p>3.662880434782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1669565217391">
                <text:p>3.816695652173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0617721518987">
                <text:p>2.506177215189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50586805555556">
                <text:p>3.505868055555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98501388888889">
                <text:p>2.98501388888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3114754098361">
                <text:p>3.431147540983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73017959183673">
                <text:p>2.730179591836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4814181818182">
                <text:p>2.34814181818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2937">
                <text:p>7.729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9864">
                <text:p>3.098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119">
                <text:p>2.01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8020512820513">
                <text:p>2.780205128205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.4318181818182">
                <text:p>20.4318181818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5681647940075">
                <text:p>16.5681647940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9531944444444">
                <text:p>2.19531944444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43460493827161">
                <text:p>3.434604938271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5285971223022">
                <text:p>19.5285971223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5642857142857">
                <text:p>2.256428571428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1932142857143">
                <text:p>4.11932142857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1468103448276">
                <text:p>2.21468103448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64325287356322">
                <text:p>4.643252873563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3703888888889">
                <text:p>2.437038888888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8305555555556">
                <text:p>3.18305555555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2152073732719">
                <text:p>1.821520737327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7908602150538">
                <text:p>2.979086021505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1266077170418">
                <text:p>21.12660771704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16056050955414">
                <text:p>3.16056050955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2518253968254">
                <text:p>17.25182539682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2580721003135">
                <text:p>19.25807210031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76972395833333">
                <text:p>2.769723958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5941666666667">
                <text:p>2.85941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5135017421603">
                <text:p>2.551350174216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8287234042553">
                <text:p>18.82872340425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5929292929293">
                <text:p>1.959292929292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1007070707071">
                <text:p>2.910070707070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2060294117647">
                <text:p>1.920602941176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3559803921569">
                <text:p>2.935598039215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9037390029326">
                <text:p>17.90373900293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0715714285714">
                <text:p>1.907157142857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3662857142857">
                <text:p>3.336628571428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2074537037037">
                <text:p>2.62074537037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2094444444444">
                <text:p>3.52094444444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8601503759398">
                <text:p>2.586015037593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891825613079">
                <text:p>16.8918256130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4274054054054">
                <text:p>2.742740540540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06132432432432">
                <text:p>3.061324324324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49709702062643">
                <text:p>2.497097020626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37806315789474">
                <text:p>2.37806315789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94092105263158">
                <text:p>2.940921052631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3331592689295">
                <text:p>21.33315926892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6470256410256">
                <text:p>2.364702564102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1050427350427">
                <text:p>2.710504273504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00279487179487">
                <text:p>3.002794871794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9599489795918">
                <text:p>17.95994897959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43345">
                <text:p>2.433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61141666666667">
                <text:p>3.61141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4367245657568">
                <text:p>2.343672456575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1461014851485">
                <text:p>19.14610148514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3564390243902">
                <text:p>2.035643902439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5975609756098">
                <text:p>2.959756097560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1446514423077">
                <text:p>17.14465144230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6335238095238">
                <text:p>1.963352380952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98231746031746">
                <text:p>2.982317460317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4537209302326">
                <text:p>2.445372093023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4958139534884">
                <text:p>2.949581395348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5479885057471">
                <text:p>21.54798850574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7072727272727">
                <text:p>1.970727272727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1792424242424">
                <text:p>3.417924242424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2257918552036">
                <text:p>20.22579185520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23007847533632">
                <text:p>2.230078475336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7235555555556">
                <text:p>1.972355555555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1038518518519">
                <text:p>3.510385185185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8951853025024">
                <text:p>1.789518530250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.1340659340659">
                <text:p>19.13406593406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07187391304348">
                <text:p>2.071873913043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05198550724638">
                <text:p>3.051985507246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06814935064935">
                <text:p>2.068149350649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7743534482759">
                <text:p>18.77435344827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8082446808511">
                <text:p>2.680824468085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11071631205674">
                <text:p>3.110716312056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3094479830149">
                <text:p>18.30944798301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0008854166667">
                <text:p>2.400088541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2677604166667">
                <text:p>19.26776041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13393055555556">
                <text:p>3.133930555555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2369387755102">
                <text:p>2.323693877551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7270068027211">
                <text:p>3.072700680272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29673">
                <text:p>2.296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689">
                <text:p>3.06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3135068762279">
                <text:p>19.31350687622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34063235294118">
                <text:p>2.340632352941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7476470588235">
                <text:p>3.074764705882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5759615384615">
                <text:p>2.257596153846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08739102564103">
                <text:p>3.087391025641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.7486084452975">
                <text:p>19.74860844529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0853889943074">
                <text:p>2.108538899430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0727746212121">
                <text:p>20.07277462121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37572641509434">
                <text:p>2.375726415094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2169182389937">
                <text:p>3.021691823899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2826454033771">
                <text:p>20.28264540337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27281944444444">
                <text:p>2.272819444444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09744444444444">
                <text:p>3.097444444444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0855454545455">
                <text:p>2.208554545454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06128484848485">
                <text:p>3.061284848484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7105803571429">
                <text:p>2.171058035714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4604081632653">
                <text:p>1.846040816326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05350595238095">
                <text:p>3.053505952380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28001315789474">
                <text:p>2.280013157894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00930994152047">
                <text:p>3.009309941520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.3859861591695">
                <text:p>20.38598615916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0856034482759">
                <text:p>2.308560344827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00513793103448">
                <text:p>3.005137931034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.0014175257732">
                <text:p>22.00141752577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2522881355932">
                <text:p>2.225228813559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1457203389831">
                <text:p>18.14572033898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00667231638418">
                <text:p>3.006672316384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4640833333333">
                <text:p>2.346408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0908">
                <text:p>3.09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0482766817209">
                <text:p>1.904827668172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.0942751235585">
                <text:p>20.09427512355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.6523026315789">
                <text:p>21.65230263157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3360016420361">
                <text:p>15.33600164203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29193442622951">
                <text:p>2.291934426229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09290163934426">
                <text:p>3.092901639344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98461912479741">
                <text:p>1.984619124797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26211290322581">
                <text:p>2.262112903225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95817204301075">
                <text:p>2.958172043010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25076587301587">
                <text:p>2.250765873015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04460846560847">
                <text:p>3.044608465608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29748046875">
                <text:p>2.29748046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11927083333333">
                <text:p>3.1192708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6360374414977">
                <text:p>21.63603744149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2975384615385">
                <text:p>2.229753846153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846923076923">
                <text:p>1.678469230769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94710769230769">
                <text:p>2.947107692307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8114188163885">
                <text:p>15.81141881638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20123484848485">
                <text:p>2.201234848484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07188383838384">
                <text:p>3.071883838383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.4067322239032">
                <text:p>22.40673222390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16413432835821">
                <text:p>2.164134328358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10646766169154">
                <text:p>3.106467661691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1588125">
                <text:p>2.1588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08161764705882">
                <text:p>3.081617647058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6129197080292">
                <text:p>16.61291970802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05856236786469">
                <text:p>2.058562367864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18004710144928">
                <text:p>2.180047101449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22544927536232">
                <text:p>3.225449275362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8541606367583">
                <text:p>18.85416063675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25111785714286">
                <text:p>2.251117857142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7548571428571">
                <text:p>16.75485714285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97707142857143">
                <text:p>2.977071428571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0638260254597">
                <text:p>18.06382602545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25306338028169">
                <text:p>2.253063380281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8549765258216">
                <text:p>3.085497652582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15884722222222">
                <text:p>2.15884722222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01490740740741">
                <text:p>3.014907407407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0475928473177">
                <text:p>19.04759284731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84042066758116">
                <text:p>1.840420667581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19159246575342">
                <text:p>2.191592465753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08300456621005">
                <text:p>3.083004566210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18718243243243">
                <text:p>2.187182432432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21923423423423">
                <text:p>3.219234234234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.6094251336898">
                <text:p>15.60942513368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14474333333333">
                <text:p>2.1447433333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1704444444444">
                <text:p>3.017044444444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1961436170213">
                <text:p>2.019614361702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1494687915007">
                <text:p>20.14946879150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17062828947368">
                <text:p>2.170628289473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24932894736842">
                <text:p>3.249328947368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3734600262123">
                <text:p>19.37346002621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1627272727273">
                <text:p>2.116272727272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9818354978355">
                <text:p>2.98183549783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.2664183937824">
                <text:p>18.26641839378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3279166666667">
                <text:p>2.132791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15858547008547">
                <text:p>3.158585470085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84700843881857">
                <text:p>2.847008438818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99420675105485">
                <text:p>2.994206751054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0152662993572">
                <text:p>2.101526629935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42534375">
                <text:p>2.1425343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04737083333333">
                <text:p>3.0473708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.9917915106117">
                <text:p>20.9917915106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1829012345679">
                <text:p>2.118290123456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9562962962963">
                <text:p>10.95629629629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3967489711934">
                <text:p>2.939674897119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8292076167076">
                <text:p>20.82920761670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05306707317073">
                <text:p>2.053067073170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87192276422764">
                <text:p>2.871922764227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00833424717623">
                <text:p>2.008334247176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08538554216867">
                <text:p>2.085385542168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02204016064257">
                <text:p>3.022040160642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77563492063492">
                <text:p>2.775634920634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06653571428571">
                <text:p>3.066535714285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403983353151">
                <text:p>20.4039833531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1509160756501">
                <text:p>21.15091607565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2219117647059">
                <text:p>2.222191176470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1084431372549">
                <text:p>3.10844313725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08546511627907">
                <text:p>2.085465116279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85795736434108">
                <text:p>2.857957364341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3650057603687">
                <text:p>17.36500576036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76361685823755">
                <text:p>2.763616858237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15944061302682">
                <text:p>3.159440613026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.3323967889908">
                <text:p>20.33239678899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94026352464209">
                <text:p>1.940263524642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4639015151515">
                <text:p>2.946390151515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06393595041322">
                <text:p>2.063935950413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85685227272727">
                <text:p>2.856852272727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.6743243243243">
                <text:p>19.67432432432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.2939820022497">
                <text:p>20.29398200224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7869063670412">
                <text:p>2.78690636704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13662172284644">
                <text:p>3.136621722846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79692222222222">
                <text:p>2.796922222222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97024444444444">
                <text:p>2.970244444444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21828908554572">
                <text:p>2.218289085545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80772893772894">
                <text:p>2.807728937728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12652747252747">
                <text:p>3.126527472527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80052536231884">
                <text:p>2.800525362318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9335615942029">
                <text:p>2.93356159420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.4068872017354">
                <text:p>17.40688720173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8295770609319">
                <text:p>2.82957706093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02698207885305">
                <text:p>3.026982078853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6027628755365">
                <text:p>16.60276287553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76227304964539">
                <text:p>2.762273049645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84847872340426">
                <text:p>2.848478723404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.5594214437367">
                <text:p>20.55942144373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96626816690108">
                <text:p>1.966268166901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79684210526316">
                <text:p>2.796842105263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11653684210526">
                <text:p>3.116536842105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.6481694560669">
                <text:p>17.64816945606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76512847222222">
                <text:p>2.765128472222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96976041666667">
                <text:p>2.96976041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.6378898128898">
                <text:p>17.63788981288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80544673539519">
                <text:p>2.805446735395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95137457044674">
                <text:p>1.951374570446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04445704467354">
                <text:p>3.044457044673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4073129251701">
                <text:p>2.740731292517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8960306122449">
                <text:p>2.89603061224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.5967955239064">
                <text:p>14.59679552390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7223232323232">
                <text:p>2.772232323232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10683838383838">
                <text:p>3.106838383838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.3878018108652">
                <text:p>20.38780181086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2787666666667">
                <text:p>2.72787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2472666666667">
                <text:p>3.024726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371186440678">
                <text:p>13.3711864406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69373597359736">
                <text:p>2.693735973597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05544224422442">
                <text:p>3.055442244224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924727992087">
                <text:p>16.9247279920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040849673203">
                <text:p>2.790408496732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75181229773463">
                <text:p>2.751812297734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.4779796511628">
                <text:p>20.47797965116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657625">
                <text:p>2.657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.1507416267943">
                <text:p>19.15074162679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72937142857143">
                <text:p>2.72937142857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82878095238095">
                <text:p>1.828780952380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.0266428571429">
                <text:p>20.02664285714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.4094876660342">
                <text:p>20.40948766603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.9440037771483">
                <text:p>20.94400377714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67445597484277">
                <text:p>2.67445597484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88697061365601">
                <text:p>1.886970613656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73994392523364">
                <text:p>2.739943925233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69591358024691">
                <text:p>2.695913580246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81160550458716">
                <text:p>2.811605504587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68453939393939">
                <text:p>2.684539393939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.6727272727273">
                <text:p>18.67272727272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.1407549728752">
                <text:p>20.14075497287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69978678678679">
                <text:p>2.699786786786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.2262544802867">
                <text:p>20.22625448028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79934523809524">
                <text:p>2.799345238095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.4713903743316">
                <text:p>20.47139037433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6905191740413">
                <text:p>2.69051917404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69149707602339">
                <text:p>2.691497076023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65694782608696">
                <text:p>2.656947826086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82170138888889">
                <text:p>1.821701388888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79407740663133">
                <text:p>1.794077406631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9541630716135">
                <text:p>12.95416307161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63066954022988">
                <text:p>2.630669540229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.7715948275862">
                <text:p>18.77159482758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.2754737295435">
                <text:p>17.27547372954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63419943019943">
                <text:p>2.634199430199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6435395480226">
                <text:p>2.64353954802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66960504201681">
                <text:p>2.669605042016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.709703672788">
                <text:p>20.7097036727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.2361896838602">
                <text:p>17.23618968386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.5096217105263">
                <text:p>19.50962171052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.699836867863">
                <text:p>16.6998368678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.88880355699273">
                <text:p>9.888803556992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0259407526021">
                <text:p>15.02594075260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86075415812258">
                <text:p>1.860754158122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0043409629045">
                <text:p>2.00434096290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5553599374022">
                <text:p>20.55535993740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.9155616224649">
                <text:p>19.91556162246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8406902879729">
                <text:p>1.84069028797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.5936486486487">
                <text:p>17.59364864864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0309799382716">
                <text:p>10.03097993827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.0425961538462">
                <text:p>16.04259615384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86042738182709">
                <text:p>1.860427381827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80656955571741">
                <text:p>1.806569555717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8641717791411">
                <text:p>1.86417177914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92326576576577">
                <text:p>1.923265765765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7133954313595">
                <text:p>1.71339543135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77625078419072">
                <text:p>1.776250784190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749971921943">
                <text:p>1.7499719219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257658068934">
                <text:p>1.52576580689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43876053275347">
                <text:p>1.438760532753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84510363790186">
                <text:p>1.845103637901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87932769726248">
                <text:p>1.879327697262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44933643505453">
                <text:p>1.449336435054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41673095116804">
                <text:p>1.416730951168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43319263517939">
                <text:p>1.433192635179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43054065499718">
                <text:p>1.430540654997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77009388168774">
                <text:p>1.770093881687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72123047344388">
                <text:p>1.721230473443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67790865038622">
                <text:p>1.677908650386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7234601449275">
                <text:p>1.372346014492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32020379854887">
                <text:p>1.320203798548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73978778663233">
                <text:p>1.739787786632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39201205918119">
                <text:p>1.392012059181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32887369791667">
                <text:p>1.32887369791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79072022160665">
                <text:p>1.790720221606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67802091043671">
                <text:p>1.678020910436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9791416383738">
                <text:p>1.497914163837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47147284996861">
                <text:p>1.471472849968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4724770642202">
                <text:p>1.547247706422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36352339410676">
                <text:p>1.363523394106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90061475409836">
                <text:p>1.900614754098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9625061376804">
                <text:p>1.596250613768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62328950055773">
                <text:p>1.623289500557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61084621760911">
                <text:p>1.610846217609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2832379961865">
                <text:p>1.528323799618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61616228359984">
                <text:p>1.616162283599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74601769911504">
                <text:p>1.746017699115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23199276584005">
                <text:p>1.231992765840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3665249701826">
                <text:p>1.536652497018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2526451243923">
                <text:p>1.725264512439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4437348971533">
                <text:p>1.44373489715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66350512192911">
                <text:p>1.663505121929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30593995804929">
                <text:p>1.305939958049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69134739007457">
                <text:p>1.691347390074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35075825641863">
                <text:p>1.350758256418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34610814742968">
                <text:p>1.346108147429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32178827537783">
                <text:p>1.321788275377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61345652309363">
                <text:p>1.613456523093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37169861028782">
                <text:p>1.371698610287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42727636769505">
                <text:p>1.427276367695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2815149398279">
                <text:p>1.28151493982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43136671230974">
                <text:p>1.431366712309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9556838283214">
                <text:p>1.595568382832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35012959292575">
                <text:p>1.350129592925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32420078360116">
                <text:p>1.324200783601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29078140121281">
                <text:p>1.290781401212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43429978888107">
                <text:p>1.434299788881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45590351161014">
                <text:p>1.455903511610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46276007465266">
                <text:p>1.462760074652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7499288366951">
                <text:p>1.574992883669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23639320029564">
                <text:p>1.236393200295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21421769943667">
                <text:p>1.21421769943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22110299861787">
                <text:p>1.221102998617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3207636265515">
                <text:p>1.532076362655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8259240859073">
                <text:p>1.582592408590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48637714984302">
                <text:p>1.486377149843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19500950882025">
                <text:p>1.195009508820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20697050938338">
                <text:p>1.206970509383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48283691333313">
                <text:p>1.482836913333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47188956759363">
                <text:p>1.471889567593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18054890272677">
                <text:p>1.180548902726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25389981827274">
                <text:p>1.253899818272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46017843542596">
                <text:p>1.460178435425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42493767943008">
                <text:p>1.424937679430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42910008712601">
                <text:p>1.429100087126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36263653440319">
                <text:p>1.362636534403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5311776346259">
                <text:p>1.553117763462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7396932232247">
                <text:p>1.573969322322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23176098084043">
                <text:p>1.231760980840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1063272785855">
                <text:p>1.510632727858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20772564045981">
                <text:p>1.207725640459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24899775105114">
                <text:p>1.248997751051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48572302824049">
                <text:p>1.485723028240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24693189048646">
                <text:p>1.246931890486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20451438548683">
                <text:p>1.204514385486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5512481623883">
                <text:p>1.555124816238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1239417127971">
                <text:p>1.512394171279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20944000665668">
                <text:p>1.209440006656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8977914110429">
                <text:p>1.389779141104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4671763135542">
                <text:p>1.546717631355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20390997424172">
                <text:p>1.203909974241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0898273301618">
                <text:p>1.508982733016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32102112407535">
                <text:p>1.321021124075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28438778486646">
                <text:p>1.284387784866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866935483871">
                <text:p>1.58669354838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28791946308725">
                <text:p>1.287919463087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62096987024412">
                <text:p>1.620969870244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596840801705">
                <text:p>1.55968408017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30138859103581">
                <text:p>1.301388591035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51487183357231">
                <text:p>1.514871833572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2263664176313">
                <text:p>1.322636641763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28816508334203">
                <text:p>1.288165083342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9644603280967">
                <text:p>1.396446032809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5716749518109">
                <text:p>1.557167495181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61839713846018">
                <text:p>1.618397138460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49852671399109">
                <text:p>1.498526713991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62307454239986">
                <text:p>1.623074542399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63163942798774">
                <text:p>1.631639427987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6534069016537">
                <text:p>1.565340690165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2422294741186">
                <text:p>1.524222947411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47736901023098">
                <text:p>1.477369010230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5376127059429">
                <text:p>1.553761270594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5961276711583">
                <text:p>1.59612767115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57597056368499">
                <text:p>1.575970563684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8369326548859">
                <text:p>1.583693265488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63227937089233">
                <text:p>1.632279370892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3431229509604">
                <text:p>1.534312295096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62425394185943">
                <text:p>1.624253941859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62947649179194">
                <text:p>1.629476491791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9603173956832">
                <text:p>1.596031739568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2152575644757">
                <text:p>1.521525756447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60918552639678">
                <text:p>1.609185526396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60123105243478">
                <text:p>1.601231052434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6000161441907">
                <text:p>1.560001614419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4662132070124">
                <text:p>1.546621320701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5555030622675">
                <text:p>1.555550306226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1036380730603">
                <text:p>1.510363807306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610918442696">
                <text:p>1.6109184426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420242921238">
                <text:p>1.54202429212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9941449463062">
                <text:p>1.599414494630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6320704571197">
                <text:p>1.563207045711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61930335779618">
                <text:p>1.619303357796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61860827813409">
                <text:p>1.61860827813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